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OpenSans" svg:font-family="OpenSans,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b74d4"/>
    </style:style>
    <style:style style:name="P2" style:family="paragraph" style:parent-style-name="Standard">
      <style:text-properties officeooo:rsid="000b74d4" officeooo:paragraph-rsid="000b74d4"/>
    </style:style>
    <style:style style:name="P3" style:family="paragraph" style:parent-style-name="Standard">
      <style:paragraph-properties fo:text-align="center" style:justify-single-word="false"/>
      <style:text-properties officeooo:rsid="000b74d4"/>
    </style:style>
    <style:style style:name="P4" style:family="paragraph" style:parent-style-name="Standard">
      <style:text-properties fo:font-weight="bold" officeooo:rsid="000b74d4" officeooo:paragraph-rsid="000b74d4" style:font-weight-asian="bold" style:font-weight-complex="bold"/>
    </style:style>
    <style:style style:name="P5" style:family="paragraph" style:parent-style-name="Standard">
      <style:text-properties fo:font-weight="bold" officeooo:rsid="000ed9f7" officeooo:paragraph-rsid="000e3aab" style:font-weight-asian="bold" style:font-weight-complex="bold"/>
    </style:style>
    <style:style style:name="P6" style:family="paragraph" style:parent-style-name="Standard">
      <style:text-properties fo:font-weight="bold" officeooo:rsid="000ed9f7" officeooo:paragraph-rsid="000ed9f7" style:font-weight-asian="bold" style:font-weight-complex="bold"/>
    </style:style>
    <style:style style:name="P7" style:family="paragraph" style:parent-style-name="Standard">
      <style:text-properties fo:font-weight="bold" officeooo:rsid="0010766e" officeooo:paragraph-rsid="0010766e" style:font-weight-asian="bold" style:font-weight-complex="bold"/>
    </style:style>
    <style:style style:name="P8" style:family="paragraph" style:parent-style-name="Standard">
      <style:text-properties fo:font-weight="normal" officeooo:rsid="000b74d4" officeooo:paragraph-rsid="000b74d4" style:font-weight-asian="normal" style:font-weight-complex="normal"/>
    </style:style>
    <style:style style:name="P9" style:family="paragraph" style:parent-style-name="Standard">
      <style:text-properties fo:font-weight="normal" officeooo:rsid="000b74d4" officeooo:paragraph-rsid="000cd858" style:font-weight-asian="normal" style:font-weight-complex="normal"/>
    </style:style>
    <style:style style:name="P10" style:family="paragraph" style:parent-style-name="Standard">
      <style:text-properties fo:font-weight="normal" officeooo:rsid="000b74d4" officeooo:paragraph-rsid="000e3aab" style:font-weight-asian="normal" style:font-weight-complex="normal"/>
    </style:style>
    <style:style style:name="P11" style:family="paragraph" style:parent-style-name="Standard">
      <style:text-properties fo:font-weight="normal" officeooo:rsid="000b74d4" officeooo:paragraph-rsid="000ed9f7" style:font-weight-asian="normal" style:font-weight-complex="normal"/>
    </style:style>
    <style:style style:name="P12" style:family="paragraph" style:parent-style-name="Standard">
      <style:text-properties fo:font-weight="normal" officeooo:rsid="000b74d4" officeooo:paragraph-rsid="00abce4f" style:font-weight-asian="normal" style:font-weight-complex="normal"/>
    </style:style>
    <style:style style:name="P13" style:family="paragraph" style:parent-style-name="Standard">
      <style:text-properties fo:font-weight="normal" officeooo:rsid="000e3aab" officeooo:paragraph-rsid="000cd858" style:font-weight-asian="normal" style:font-weight-complex="normal"/>
    </style:style>
    <style:style style:name="P14" style:family="paragraph" style:parent-style-name="Standard">
      <style:text-properties fo:font-weight="normal" officeooo:rsid="000e3aab" officeooo:paragraph-rsid="000e3aab" style:font-weight-asian="normal" style:font-weight-complex="normal"/>
    </style:style>
    <style:style style:name="P15" style:family="paragraph" style:parent-style-name="Standard">
      <style:text-properties fo:font-weight="normal" officeooo:rsid="000e3aab" officeooo:paragraph-rsid="0010766e" style:font-weight-asian="normal" style:font-weight-complex="normal"/>
    </style:style>
    <style:style style:name="P16" style:family="paragraph" style:parent-style-name="Standard">
      <style:text-properties fo:font-weight="normal" officeooo:rsid="0010766e" officeooo:paragraph-rsid="0010766e" style:font-weight-asian="normal" style:font-weight-complex="normal"/>
    </style:style>
    <style:style style:name="P17" style:family="paragraph" style:parent-style-name="Standard">
      <style:text-properties fo:font-weight="normal" officeooo:paragraph-rsid="0010766e"/>
    </style:style>
    <style:style style:name="P18" style:family="paragraph" style:parent-style-name="Standard">
      <style:text-properties fo:font-weight="normal" officeooo:rsid="0010766e" officeooo:paragraph-rsid="0011a262"/>
    </style:style>
    <style:style style:name="P19" style:family="paragraph" style:parent-style-name="Standard">
      <style:paragraph-properties style:line-height-at-least="0.423cm"/>
      <style:text-properties fo:font-weight="normal" officeooo:rsid="0010766e" officeooo:paragraph-rsid="0010766e" style:font-weight-asian="bold" style:font-weight-complex="bold"/>
    </style:style>
    <style:style style:name="P20" style:family="paragraph" style:parent-style-name="Standard">
      <style:paragraph-properties style:line-height-at-least="0.423cm"/>
      <style:text-properties fo:font-weight="normal" officeooo:rsid="0010766e" officeooo:paragraph-rsid="001ce559" style:font-weight-asian="bold" style:font-weight-complex="bold"/>
    </style:style>
    <style:style style:name="P21" style:family="paragraph" style:parent-style-name="Standard">
      <style:paragraph-properties style:line-height-at-least="0.423cm"/>
      <style:text-properties fo:font-weight="normal" officeooo:rsid="0010766e" officeooo:paragraph-rsid="002062ee" style:font-weight-asian="bold" style:font-weight-complex="bold"/>
    </style:style>
    <style:style style:name="P22" style:family="paragraph" style:parent-style-name="Standard">
      <style:paragraph-properties style:line-height-at-least="0.423cm"/>
      <style:text-properties fo:font-weight="normal" officeooo:rsid="0010766e" officeooo:paragraph-rsid="0022886d" style:font-weight-asian="bold" style:font-weight-complex="bold"/>
    </style:style>
    <style:style style:name="P23" style:family="paragraph" style:parent-style-name="Standard">
      <style:paragraph-properties style:line-height-at-least="0.423cm"/>
      <style:text-properties fo:font-weight="normal" officeooo:rsid="0010766e" officeooo:paragraph-rsid="0027518e" style:font-weight-asian="bold" style:font-weight-complex="bold"/>
    </style:style>
    <style:style style:name="P24" style:family="paragraph" style:parent-style-name="Standard">
      <style:paragraph-properties style:line-height-at-least="0.423cm"/>
      <style:text-properties fo:font-weight="normal" officeooo:rsid="0010766e" officeooo:paragraph-rsid="002dde14" style:font-weight-asian="bold" style:font-weight-complex="bold"/>
    </style:style>
    <style:style style:name="P25" style:family="paragraph" style:parent-style-name="Standard">
      <style:paragraph-properties style:line-height-at-least="0.423cm"/>
      <style:text-properties fo:font-weight="normal" officeooo:rsid="0010766e" officeooo:paragraph-rsid="002e7952" style:font-weight-asian="bold" style:font-weight-complex="bold"/>
    </style:style>
    <style:style style:name="P26" style:family="paragraph" style:parent-style-name="Standard">
      <style:paragraph-properties style:line-height-at-least="0.423cm"/>
      <style:text-properties fo:font-weight="normal" officeooo:rsid="0010766e" officeooo:paragraph-rsid="0030b615" style:font-weight-asian="bold" style:font-weight-complex="bold"/>
    </style:style>
    <style:style style:name="P27" style:family="paragraph" style:parent-style-name="Standard">
      <style:paragraph-properties style:line-height-at-least="0.423cm"/>
      <style:text-properties fo:font-weight="normal" officeooo:rsid="0023a7a1" officeooo:paragraph-rsid="0027518e" style:font-weight-asian="bold" style:font-weight-complex="bold"/>
    </style:style>
    <style:style style:name="P28" style:family="paragraph" style:parent-style-name="Standard">
      <style:paragraph-properties style:line-height-at-least="0.423cm"/>
      <style:text-properties fo:font-weight="normal" officeooo:rsid="0023a7a1" officeooo:paragraph-rsid="0030b615" style:font-weight-asian="bold" style:font-weight-complex="bold"/>
    </style:style>
    <style:style style:name="P29" style:family="paragraph" style:parent-style-name="Standard">
      <style:paragraph-properties style:line-height-at-least="0.423cm"/>
      <style:text-properties fo:font-weight="normal" officeooo:rsid="0023a7a1" officeooo:paragraph-rsid="0038f4cc" style:font-weight-asian="bold" style:font-weight-complex="bold"/>
    </style:style>
    <style:style style:name="P30" style:family="paragraph" style:parent-style-name="Standard">
      <style:text-properties fo:font-weight="normal" officeooo:paragraph-rsid="001ce559"/>
    </style:style>
    <style:style style:name="P31" style:family="paragraph" style:parent-style-name="Standard">
      <style:text-properties fo:font-weight="normal" officeooo:paragraph-rsid="002062ee"/>
    </style:style>
    <style:style style:name="P32" style:family="paragraph" style:parent-style-name="Standard">
      <style:text-properties fo:font-weight="normal" officeooo:paragraph-rsid="0022886d"/>
    </style:style>
    <style:style style:name="P33" style:family="paragraph" style:parent-style-name="Standard">
      <style:text-properties fo:font-weight="normal" officeooo:paragraph-rsid="0027518e"/>
    </style:style>
    <style:style style:name="P34" style:family="paragraph" style:parent-style-name="Standard">
      <style:text-properties fo:font-weight="normal" officeooo:paragraph-rsid="002dde14"/>
    </style:style>
    <style:style style:name="P35" style:family="paragraph" style:parent-style-name="Standard">
      <style:text-properties fo:font-weight="normal" officeooo:paragraph-rsid="002e7952"/>
    </style:style>
    <style:style style:name="P36" style:family="paragraph" style:parent-style-name="Standard">
      <style:text-properties fo:font-weight="normal" officeooo:paragraph-rsid="0030b615"/>
    </style:style>
    <style:style style:name="P37" style:family="paragraph" style:parent-style-name="Standard">
      <style:text-properties fo:font-weight="normal" officeooo:paragraph-rsid="003cc758"/>
    </style:style>
    <style:style style:name="P38" style:family="paragraph" style:parent-style-name="Standard">
      <style:text-properties fo:font-weight="normal" officeooo:paragraph-rsid="003cf514"/>
    </style:style>
    <style:style style:name="P39" style:family="paragraph" style:parent-style-name="Standard">
      <style:text-properties fo:font-weight="normal" officeooo:paragraph-rsid="003f5b27"/>
    </style:style>
    <style:style style:name="P40" style:family="paragraph" style:parent-style-name="Standard">
      <style:text-properties fo:font-weight="normal" officeooo:paragraph-rsid="0046bfbe"/>
    </style:style>
    <style:style style:name="P41" style:family="paragraph" style:parent-style-name="Standard">
      <style:text-properties fo:font-weight="normal" officeooo:paragraph-rsid="004df15b"/>
    </style:style>
    <style:style style:name="P42" style:family="paragraph" style:parent-style-name="Standard">
      <style:text-properties fo:font-weight="normal" officeooo:paragraph-rsid="0053cac4"/>
    </style:style>
    <style:style style:name="P43" style:family="paragraph" style:parent-style-name="Standard">
      <style:text-properties fo:font-weight="normal" officeooo:paragraph-rsid="0057c8c3"/>
    </style:style>
    <style:style style:name="P44" style:family="paragraph" style:parent-style-name="Standard">
      <style:paragraph-properties style:line-height-at-least="0.423cm"/>
      <style:text-properties fo:color="#000000" style:font-name="Droid Sans Mono" fo:font-size="9pt" fo:font-weight="normal" fo:background-color="#fffffe"/>
    </style:style>
    <style:style style:name="P45" style:family="paragraph" style:parent-style-name="Standard">
      <style:paragraph-properties style:line-height-at-least="0.423cm"/>
      <style:text-properties fo:color="#000000" style:font-name="Droid Sans Mono" fo:font-size="9pt" fo:font-weight="normal" officeooo:paragraph-rsid="000e3aab" fo:background-color="#fffffe"/>
    </style:style>
    <style:style style:name="P46" style:family="paragraph" style:parent-style-name="Standard">
      <style:text-properties fo:color="#000000" style:font-name="Droid Sans Mono" fo:font-size="9pt" fo:font-weight="normal" officeooo:rsid="000b74d4" officeooo:paragraph-rsid="000b74d4" fo:background-color="#fffffe" style:font-weight-asian="normal" style:font-weight-complex="normal"/>
    </style:style>
    <style:style style:name="P47" style:family="paragraph" style:parent-style-name="Standard">
      <style:paragraph-properties style:line-height-at-least="0.423cm"/>
      <style:text-properties fo:color="#000000" style:font-name="Droid Sans Mono" fo:font-size="9pt" fo:font-weight="normal" officeooo:rsid="000b74d4" officeooo:paragraph-rsid="000e3aab" fo:background-color="#fffffe" style:font-weight-asian="normal" style:font-weight-complex="normal"/>
    </style:style>
    <style:style style:name="P48" style:family="paragraph" style:parent-style-name="Standard">
      <style:text-properties fo:color="#000000" style:font-name="Droid Sans Mono" fo:font-size="9pt" fo:font-weight="normal" officeooo:rsid="000e3aab" officeooo:paragraph-rsid="000cd858" fo:background-color="#fffffe" style:font-weight-asian="normal" style:font-weight-complex="normal"/>
    </style:style>
    <style:style style:name="P49" style:family="paragraph" style:parent-style-name="Standard">
      <style:text-properties fo:color="#000000" style:font-name="Droid Sans Mono" fo:font-size="9pt" fo:font-weight="normal" officeooo:rsid="000e3aab" officeooo:paragraph-rsid="000e3aab" fo:background-color="#fffffe" style:font-weight-asian="normal" style:font-weight-complex="normal"/>
    </style:style>
    <style:style style:name="P50" style:family="paragraph" style:parent-style-name="Standard">
      <style:paragraph-properties style:line-height-at-least="0.423cm"/>
      <style:text-properties fo:color="#000000" style:font-name="Droid Sans Mono" fo:font-size="9pt" fo:font-weight="normal" officeooo:rsid="0010766e" officeooo:paragraph-rsid="00161d9b" fo:background-color="#fffffe" style:font-weight-asian="bold" style:font-weight-complex="bold"/>
    </style:style>
    <style:style style:name="P51" style:family="paragraph" style:parent-style-name="Standard">
      <style:paragraph-properties style:line-height-at-least="0.423cm"/>
      <style:text-properties fo:color="#000000" style:font-name="Droid Sans Mono" fo:font-size="9pt" fo:font-weight="normal" officeooo:rsid="0010766e" officeooo:paragraph-rsid="0019d8e6" fo:background-color="#fffffe" style:font-weight-asian="bold" style:font-weight-complex="bold"/>
    </style:style>
    <style:style style:name="P52" style:family="paragraph" style:parent-style-name="Standard">
      <style:paragraph-properties style:line-height-at-least="0.423cm"/>
      <style:text-properties fo:color="#000000" style:font-name="Droid Sans Mono" fo:font-size="9pt" fo:font-weight="normal" officeooo:rsid="0010766e" officeooo:paragraph-rsid="0022886d" fo:background-color="#fffffe" style:font-weight-asian="bold" style:font-weight-complex="bold"/>
    </style:style>
    <style:style style:name="P53" style:family="paragraph" style:parent-style-name="Standard">
      <style:paragraph-properties style:line-height-at-least="0.423cm"/>
      <style:text-properties fo:color="#000000" style:font-name="Droid Sans Mono" fo:font-size="9pt" fo:font-weight="normal" officeooo:rsid="0010766e" officeooo:paragraph-rsid="0027518e" fo:background-color="#fffffe" style:font-weight-asian="bold" style:font-weight-complex="bold"/>
    </style:style>
    <style:style style:name="P54" style:family="paragraph" style:parent-style-name="Standard">
      <style:paragraph-properties style:line-height-at-least="0.423cm"/>
      <style:text-properties fo:color="#000000" style:font-name="Droid Sans Mono" fo:font-size="9pt" fo:font-weight="normal" officeooo:rsid="0010766e" officeooo:paragraph-rsid="002e7952" fo:background-color="#fffffe" style:font-weight-asian="bold" style:font-weight-complex="bold"/>
    </style:style>
    <style:style style:name="P55" style:family="paragraph" style:parent-style-name="Standard">
      <style:paragraph-properties style:line-height-at-least="0.423cm"/>
      <style:text-properties fo:color="#000000" style:font-name="Droid Sans Mono" fo:font-size="9pt" fo:font-weight="normal" officeooo:rsid="0010766e" officeooo:paragraph-rsid="0030b615" fo:background-color="#fffffe" style:font-weight-asian="bold" style:font-weight-complex="bold"/>
    </style:style>
    <style:style style:name="P56" style:family="paragraph" style:parent-style-name="Standard">
      <style:paragraph-properties style:line-height-at-least="0.423cm"/>
      <style:text-properties fo:color="#000000" style:font-name="Droid Sans Mono" fo:font-size="9pt" fo:font-weight="normal" officeooo:rsid="0018132a" officeooo:paragraph-rsid="0018132a" fo:background-color="#fffffe" style:font-weight-asian="bold" style:font-weight-complex="bold"/>
    </style:style>
    <style:style style:name="P57" style:family="paragraph" style:parent-style-name="Standard">
      <style:paragraph-properties style:line-height-at-least="0.423cm"/>
      <style:text-properties fo:color="#000000" style:font-name="Droid Sans Mono" fo:font-size="9pt" fo:font-weight="normal" officeooo:rsid="0018132a" officeooo:paragraph-rsid="0019d8e6" fo:background-color="#fffffe" style:font-weight-asian="bold" style:font-weight-complex="bold"/>
    </style:style>
    <style:style style:name="P58" style:family="paragraph" style:parent-style-name="Standard">
      <style:paragraph-properties style:line-height-at-least="0.423cm"/>
      <style:text-properties fo:color="#000000" style:font-name="Droid Sans Mono" fo:font-size="9pt" fo:font-weight="normal" officeooo:rsid="002de80e" officeooo:paragraph-rsid="002de80e" fo:background-color="#fffffe" style:font-weight-asian="bold" style:font-weight-complex="bold"/>
    </style:style>
    <style:style style:name="P59" style:family="paragraph" style:parent-style-name="Standard">
      <style:paragraph-properties style:line-height-at-least="0.423cm"/>
      <style:text-properties fo:color="#000000" style:font-name="Droid Sans Mono" fo:font-size="9pt" fo:font-weight="bold" officeooo:rsid="000e3aab" officeooo:paragraph-rsid="000e3aab" fo:background-color="#fffffe" style:font-weight-asian="bold" style:font-weight-complex="bold"/>
    </style:style>
    <style:style style:name="P60" style:family="paragraph" style:parent-style-name="Standard">
      <style:paragraph-properties style:line-height-at-least="0.423cm"/>
      <style:text-properties fo:color="#000000" style:font-name="Droid Sans Mono" fo:font-size="9pt" fo:font-weight="bold" officeooo:rsid="000e3aab" officeooo:paragraph-rsid="0011a262" fo:background-color="#fffffe" style:font-weight-asian="bold" style:font-weight-complex="bold"/>
    </style:style>
    <style:style style:name="P61" style:family="paragraph" style:parent-style-name="Standard">
      <style:paragraph-properties style:line-height-at-least="0.423cm"/>
      <style:text-properties fo:color="#000000" style:font-name="Droid Sans Mono" fo:font-size="9pt" fo:font-weight="bold" officeooo:rsid="000e3aab" officeooo:paragraph-rsid="0012911b" fo:background-color="#fffffe" style:font-weight-asian="bold" style:font-weight-complex="bold"/>
    </style:style>
    <style:style style:name="P62" style:family="paragraph" style:parent-style-name="Standard">
      <style:paragraph-properties style:line-height-at-least="0.423cm"/>
      <style:text-properties fo:color="#000000" style:font-name="Droid Sans Mono" fo:font-size="9pt" fo:font-weight="bold" officeooo:rsid="000e3aab" officeooo:paragraph-rsid="00161d9b" fo:background-color="#fffffe" style:font-weight-asian="bold" style:font-weight-complex="bold"/>
    </style:style>
    <style:style style:name="P63" style:family="paragraph" style:parent-style-name="Standard">
      <style:paragraph-properties style:line-height-at-least="0.423cm"/>
      <style:text-properties fo:color="#000000" style:font-name="Droid Sans Mono" fo:font-size="9pt" fo:font-weight="bold" officeooo:rsid="000e3aab" officeooo:paragraph-rsid="0019d8e6" fo:background-color="#fffffe" style:font-weight-asian="bold" style:font-weight-complex="bold"/>
    </style:style>
    <style:style style:name="P64" style:family="paragraph" style:parent-style-name="Standard">
      <style:paragraph-properties style:line-height-at-least="0.423cm"/>
      <style:text-properties fo:color="#000000" style:font-name="Droid Sans Mono" fo:font-size="9pt" fo:font-weight="bold" officeooo:rsid="0010766e" officeooo:paragraph-rsid="0010766e" fo:background-color="#fffffe" style:font-weight-asian="bold" style:font-weight-complex="bold"/>
    </style:style>
    <style:style style:name="P65" style:family="paragraph" style:parent-style-name="Standard">
      <style:paragraph-properties style:line-height-at-least="0.423cm"/>
      <style:text-properties fo:color="#000000" style:font-name="Droid Sans Mono" fo:font-size="9pt" fo:font-weight="bold" officeooo:rsid="001e6fb8" officeooo:paragraph-rsid="0022886d" fo:background-color="#fffffe" style:font-weight-asian="bold" style:font-weight-complex="bold"/>
    </style:style>
    <style:style style:name="P66" style:family="paragraph" style:parent-style-name="Standard">
      <style:paragraph-properties style:line-height-at-least="0.423cm"/>
      <style:text-properties fo:color="#000000" style:font-name="Droid Sans Mono" fo:font-size="9pt" fo:font-weight="bold" officeooo:rsid="001e6fb8" officeooo:paragraph-rsid="0030b615" fo:background-color="#fffffe" style:font-weight-asian="bold" style:font-weight-complex="bold"/>
    </style:style>
    <style:style style:name="P67" style:family="paragraph" style:parent-style-name="Standard">
      <style:paragraph-properties style:line-height-at-least="0.423cm"/>
      <style:text-properties fo:color="#000000" style:font-name="Droid Sans Mono" fo:font-size="9pt" fo:font-weight="bold" officeooo:rsid="0027518e" officeooo:paragraph-rsid="0027518e" fo:background-color="#fffffe" style:font-weight-asian="bold" style:font-weight-complex="bold"/>
    </style:style>
    <style:style style:name="P68" style:family="paragraph" style:parent-style-name="Standard">
      <style:paragraph-properties style:line-height-at-least="0.423cm"/>
      <style:text-properties fo:color="#000000" style:font-name="Droid Sans Mono" fo:font-size="9pt" fo:font-weight="bold" officeooo:rsid="0027518e" officeooo:paragraph-rsid="0030b615" fo:background-color="#fffffe" style:font-weight-asian="bold" style:font-weight-complex="bold"/>
    </style:style>
    <style:style style:name="P69" style:family="paragraph" style:parent-style-name="Standard">
      <style:paragraph-properties style:line-height-at-least="0.423cm"/>
      <style:text-properties fo:color="#000000" style:font-name="Droid Sans Mono" fo:font-size="9pt" fo:font-weight="bold" officeooo:rsid="002dde14" officeooo:paragraph-rsid="002dde14" fo:background-color="#fffffe" style:font-weight-asian="bold" style:font-weight-complex="bold"/>
    </style:style>
    <style:style style:name="P70" style:family="paragraph" style:parent-style-name="Standard">
      <style:paragraph-properties style:line-height-at-least="0.423cm"/>
      <style:text-properties fo:color="#000000" style:font-name="Droid Sans Mono" fo:font-size="9pt" fo:font-weight="bold" officeooo:rsid="002dde14" officeooo:paragraph-rsid="0030b615" fo:background-color="#fffffe" style:font-weight-asian="bold" style:font-weight-complex="bold"/>
    </style:style>
    <style:style style:name="P71" style:family="paragraph" style:parent-style-name="Standard">
      <style:paragraph-properties style:line-height-at-least="0.423cm"/>
      <style:text-properties fo:color="#000000" fo:background-color="#fffffe"/>
    </style:style>
    <style:style style:name="P72" style:family="paragraph" style:parent-style-name="Standard">
      <style:paragraph-properties style:line-height-at-least="0.423cm"/>
      <style:text-properties fo:color="#000000" officeooo:paragraph-rsid="000e3aab" fo:background-color="#fffffe"/>
    </style:style>
    <style:style style:name="P73" style:family="paragraph" style:parent-style-name="Standard">
      <style:text-properties fo:font-variant="normal" fo:text-transform="none" fo:color="#505050" style:font-name="OpenSans" fo:font-size="9pt" fo:letter-spacing="normal" fo:font-style="normal" fo:font-weight="normal" officeooo:paragraph-rsid="0010766e"/>
    </style:style>
    <style:style style:name="P74" style:family="paragraph" style:parent-style-name="Standard">
      <style:text-properties fo:font-variant="normal" fo:text-transform="none" fo:color="#505050" style:font-name="OpenSans" fo:font-size="9pt" fo:letter-spacing="normal" fo:font-style="normal" fo:font-weight="normal" officeooo:rsid="0010766e" officeooo:paragraph-rsid="0010766e"/>
    </style:style>
    <style:style style:name="P75" style:family="paragraph" style:parent-style-name="Standard">
      <style:text-properties fo:font-variant="normal" fo:text-transform="none" fo:color="#505050" style:font-name="OpenSans" fo:font-size="9pt" fo:letter-spacing="normal" fo:font-style="normal" fo:font-weight="normal" officeooo:rsid="0010766e" officeooo:paragraph-rsid="0011a262"/>
    </style:style>
    <style:style style:name="P76" style:family="paragraph" style:parent-style-name="Standard">
      <style:text-properties fo:font-variant="normal" fo:text-transform="none" fo:color="#505050" style:font-name="OpenSans" fo:font-size="9pt" fo:letter-spacing="normal" fo:font-style="normal" fo:font-weight="normal" officeooo:rsid="0010766e" officeooo:paragraph-rsid="0012911b"/>
    </style:style>
    <style:style style:name="P7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10766e" fo:background-color="#fffffe" style:font-weight-asian="bold" style:font-weight-complex="bold"/>
    </style:style>
    <style:style style:name="P7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11a262" fo:background-color="#fffffe" style:font-weight-asian="bold" style:font-weight-complex="bold"/>
    </style:style>
    <style:style style:name="P7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12911b" fo:background-color="#fffffe" style:font-weight-asian="bold" style:font-weight-complex="bold"/>
    </style:style>
    <style:style style:name="P8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1ce559" fo:background-color="#fffffe" style:font-weight-asian="bold" style:font-weight-complex="bold"/>
    </style:style>
    <style:style style:name="P8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062ee" fo:background-color="#fffffe" style:font-weight-asian="bold" style:font-weight-complex="bold"/>
    </style:style>
    <style:style style:name="P8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2886d" fo:background-color="#fffffe" style:font-weight-asian="bold" style:font-weight-complex="bold"/>
    </style:style>
    <style:style style:name="P8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7518e" fo:background-color="#fffffe" style:font-weight-asian="bold" style:font-weight-complex="bold"/>
    </style:style>
    <style:style style:name="P8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dde14" fo:background-color="#fffffe" style:font-weight-asian="bold" style:font-weight-complex="bold"/>
    </style:style>
    <style:style style:name="P8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e7952" fo:background-color="#fffffe" style:font-weight-asian="bold" style:font-weight-complex="bold"/>
    </style:style>
    <style:style style:name="P8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30b615" fo:background-color="#fffffe" style:font-weight-asian="bold" style:font-weight-complex="bold"/>
    </style:style>
    <style:style style:name="P8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3cc758" fo:background-color="#fffffe" style:font-weight-asian="bold" style:font-weight-complex="bold"/>
    </style:style>
    <style:style style:name="P8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3cf514" fo:background-color="#fffffe" style:font-weight-asian="bold" style:font-weight-complex="bold"/>
    </style:style>
    <style:style style:name="P8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3f5b27" fo:background-color="#fffffe" style:font-weight-asian="bold" style:font-weight-complex="bold"/>
    </style:style>
    <style:style style:name="P9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45467f" fo:background-color="#fffffe" style:font-weight-asian="bold" style:font-weight-complex="bold"/>
    </style:style>
    <style:style style:name="P9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46bfbe" fo:background-color="#fffffe" style:font-weight-asian="bold" style:font-weight-complex="bold"/>
    </style:style>
    <style:style style:name="P9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4fbdb3" fo:background-color="#fffffe" style:font-weight-asian="bold" style:font-weight-complex="bold"/>
    </style:style>
    <style:style style:name="P9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51a180" fo:background-color="#fffffe" style:font-weight-asian="bold" style:font-weight-complex="bold"/>
    </style:style>
    <style:style style:name="P9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53cac4" fo:background-color="#fffffe" style:font-weight-asian="bold" style:font-weight-complex="bold"/>
    </style:style>
    <style:style style:name="P9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4df15b" fo:background-color="#fffffe" style:font-weight-asian="bold" style:font-weight-complex="bold"/>
    </style:style>
    <style:style style:name="P9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57c8c3" fo:background-color="#fffffe" style:font-weight-asian="bold" style:font-weight-complex="bold"/>
    </style:style>
    <style:style style:name="P9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5a2d37" fo:background-color="#fffffe" style:font-weight-asian="bold" style:font-weight-complex="bold"/>
    </style:style>
    <style:style style:name="P9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62fab2" fo:background-color="#fffffe" style:font-weight-asian="bold" style:font-weight-complex="bold"/>
    </style:style>
    <style:style style:name="P9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666e8e" fo:background-color="#fffffe" style:font-weight-asian="bold" style:font-weight-complex="bold"/>
    </style:style>
    <style:style style:name="P10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72e4da" fo:background-color="#fffffe" style:font-weight-asian="bold" style:font-weight-complex="bold"/>
    </style:style>
    <style:style style:name="P10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2911b" officeooo:paragraph-rsid="0012911b" fo:background-color="#fffffe" style:font-weight-asian="bold" style:font-weight-complex="bold"/>
    </style:style>
    <style:style style:name="P10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2911b" officeooo:paragraph-rsid="0019d8e6" fo:background-color="#fffffe" style:font-weight-asian="bold" style:font-weight-complex="bold"/>
    </style:style>
    <style:style style:name="P10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47b7b" officeooo:paragraph-rsid="00147b7b" fo:background-color="#fffffe" style:font-weight-asian="bold" style:font-weight-complex="bold"/>
    </style:style>
    <style:style style:name="P10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61d9b" officeooo:paragraph-rsid="00161d9b" fo:background-color="#fffffe" style:font-weight-asian="bold" style:font-weight-complex="bold"/>
    </style:style>
    <style:style style:name="P10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61d9b" officeooo:paragraph-rsid="0019d8e6" fo:background-color="#fffffe" style:font-weight-asian="bold" style:font-weight-complex="bold"/>
    </style:style>
    <style:style style:name="P10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8132a" officeooo:paragraph-rsid="0018132a" fo:background-color="#fffffe" style:font-weight-asian="bold" style:font-weight-complex="bold"/>
    </style:style>
    <style:style style:name="P10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8132a" officeooo:paragraph-rsid="0019d8e6" fo:background-color="#fffffe" style:font-weight-asian="bold" style:font-weight-complex="bold"/>
    </style:style>
    <style:style style:name="P10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9d8e6" officeooo:paragraph-rsid="0019d8e6" fo:background-color="#fffffe" style:font-weight-asian="bold" style:font-weight-complex="bold"/>
    </style:style>
    <style:style style:name="P10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b4f33" officeooo:paragraph-rsid="001b4f33" fo:background-color="#fffffe" style:font-weight-asian="bold" style:font-weight-complex="bold"/>
    </style:style>
    <style:style style:name="P11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b8214" officeooo:paragraph-rsid="001b8214" fo:background-color="#fffffe" style:font-weight-asian="bold" style:font-weight-complex="bold"/>
    </style:style>
    <style:style style:name="P11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062ee" fo:background-color="#fffffe" style:font-weight-asian="bold" style:font-weight-complex="bold"/>
    </style:style>
    <style:style style:name="P11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20f6d" fo:background-color="#fffffe" style:font-weight-asian="bold" style:font-weight-complex="bold"/>
    </style:style>
    <style:style style:name="P11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2886d" fo:background-color="#fffffe" style:font-weight-asian="bold" style:font-weight-complex="bold"/>
    </style:style>
    <style:style style:name="P11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60131" fo:background-color="#fffffe" style:font-weight-asian="bold" style:font-weight-complex="bold"/>
    </style:style>
    <style:style style:name="P11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7518e" fo:background-color="#fffffe" style:font-weight-asian="bold" style:font-weight-complex="bold"/>
    </style:style>
    <style:style style:name="P11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30b615" fo:background-color="#fffffe" style:font-weight-asian="bold" style:font-weight-complex="bold"/>
    </style:style>
    <style:style style:name="P11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324ba8" fo:background-color="#fffffe" style:font-weight-asian="bold" style:font-weight-complex="bold"/>
    </style:style>
    <style:style style:name="P11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3a7a1" officeooo:paragraph-rsid="0023a7a1" fo:background-color="#fffffe" style:font-weight-asian="bold" style:font-weight-complex="bold"/>
    </style:style>
    <style:style style:name="P11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3a7a1" officeooo:paragraph-rsid="0027518e" fo:background-color="#fffffe" style:font-weight-asian="bold" style:font-weight-complex="bold"/>
    </style:style>
    <style:style style:name="P12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3a7a1" officeooo:paragraph-rsid="0030b615" fo:background-color="#fffffe" style:font-weight-asian="bold" style:font-weight-complex="bold"/>
    </style:style>
    <style:style style:name="P12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3a7a1" officeooo:paragraph-rsid="0038f4cc" fo:background-color="#fffffe" style:font-weight-asian="bold" style:font-weight-complex="bold"/>
    </style:style>
    <style:style style:name="P12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e7952" officeooo:paragraph-rsid="002e7952" fo:background-color="#fffffe" style:font-weight-asian="bold" style:font-weight-complex="bold"/>
    </style:style>
    <style:style style:name="P12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3cf514" officeooo:paragraph-rsid="003cf514" fo:background-color="#fffffe" style:font-weight-asian="bold" style:font-weight-complex="bold"/>
    </style:style>
    <style:style style:name="P12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3d97f9" officeooo:paragraph-rsid="003d97f9" fo:background-color="#fffffe" style:font-weight-asian="bold" style:font-weight-complex="bold"/>
    </style:style>
    <style:style style:name="P12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3d97f9" officeooo:paragraph-rsid="0045467f" fo:background-color="#fffffe" style:font-weight-asian="bold" style:font-weight-complex="bold"/>
    </style:style>
    <style:style style:name="P12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5467f" officeooo:paragraph-rsid="0045467f" fo:background-color="#fffffe" style:font-weight-asian="bold" style:font-weight-complex="bold"/>
    </style:style>
    <style:style style:name="P12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6bfbe" officeooo:paragraph-rsid="0046bfbe" fo:background-color="#fffffe" style:font-weight-asian="bold" style:font-weight-complex="bold"/>
    </style:style>
    <style:style style:name="P12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df15b" officeooo:paragraph-rsid="004df15b" fo:background-color="#fffffe" style:font-weight-asian="bold" style:font-weight-complex="bold"/>
    </style:style>
    <style:style style:name="P12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df15b" officeooo:paragraph-rsid="0053cac4" fo:background-color="#fffffe" style:font-weight-asian="bold" style:font-weight-complex="bold"/>
    </style:style>
    <style:style style:name="P13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3cac4" officeooo:paragraph-rsid="0053cac4" fo:background-color="#fffffe" style:font-weight-asian="bold" style:font-weight-complex="bold"/>
    </style:style>
    <style:style style:name="P13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78fc86" officeooo:paragraph-rsid="0078fc86" fo:background-color="#fffffe" style:font-weight-asian="bold" style:font-weight-complex="bold"/>
    </style:style>
    <style:style style:name="P13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7b9dc1" officeooo:paragraph-rsid="007b9dc1" fo:background-color="#fffffe" style:font-weight-asian="bold" style:font-weight-complex="bold"/>
    </style:style>
    <style:style style:name="P13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a83820" officeooo:paragraph-rsid="00a83820" fo:background-color="#fffffe" style:font-weight-asian="bold" style:font-weight-complex="bold"/>
    </style:style>
    <style:style style:name="P13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3cac4" officeooo:paragraph-rsid="0057c8c3" fo:background-color="#fffffe" style:font-weight-asian="normal" style:font-weight-complex="normal"/>
    </style:style>
    <style:style style:name="P13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8d09a" officeooo:paragraph-rsid="0058d09a" fo:background-color="#fffffe" style:font-weight-asian="normal" style:font-weight-complex="normal"/>
    </style:style>
    <style:style style:name="P13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e46fa" officeooo:paragraph-rsid="005e46fa" fo:background-color="#fffffe" style:font-weight-asian="normal" style:font-weight-complex="normal"/>
    </style:style>
    <style:style style:name="P13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e46fa" officeooo:paragraph-rsid="0062fab2" fo:background-color="#fffffe" style:font-weight-asian="normal" style:font-weight-complex="normal"/>
    </style:style>
    <style:style style:name="P13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e46fa" officeooo:paragraph-rsid="00666e8e" fo:background-color="#fffffe" style:font-weight-asian="normal" style:font-weight-complex="normal"/>
    </style:style>
    <style:style style:name="P13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64d60b" officeooo:paragraph-rsid="0064d60b" fo:background-color="#fffffe" style:font-weight-asian="normal" style:font-weight-complex="normal"/>
    </style:style>
    <style:style style:name="P14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6822c2" officeooo:paragraph-rsid="006822c2" fo:background-color="#fffffe" style:font-weight-asian="normal" style:font-weight-complex="normal"/>
    </style:style>
    <style:style style:name="P14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74cec7" officeooo:paragraph-rsid="0074cec7" fo:background-color="#fffffe" style:font-weight-asian="normal" style:font-weight-complex="normal"/>
    </style:style>
    <style:style style:name="P14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e561d" officeooo:paragraph-rsid="008e561d" fo:background-color="#fffffe" style:font-weight-asian="normal" style:font-weight-complex="normal"/>
    </style:style>
    <style:style style:name="P14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cffac" officeooo:paragraph-rsid="008e561d" fo:background-color="#fffffe" style:font-weight-asian="normal" style:font-weight-complex="normal"/>
    </style:style>
    <style:style style:name="P14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cffac" officeooo:paragraph-rsid="008eecc3" fo:background-color="#fffffe" style:font-weight-asian="normal" style:font-weight-complex="normal"/>
    </style:style>
    <style:style style:name="P14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eecc3" officeooo:paragraph-rsid="008eecc3" fo:background-color="#fffffe" style:font-weight-asian="normal" style:font-weight-complex="normal"/>
    </style:style>
    <style:style style:name="P14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eecc3" officeooo:paragraph-rsid="008f6cd5" fo:background-color="#fffffe" style:font-weight-asian="normal" style:font-weight-complex="normal"/>
    </style:style>
    <style:style style:name="P14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907982" officeooo:paragraph-rsid="00907982" fo:background-color="#fffffe" style:font-weight-asian="normal" style:font-weight-complex="normal"/>
    </style:style>
    <style:style style:name="P14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5a657" officeooo:paragraph-rsid="00c5a657" fo:background-color="#fffffe" style:font-weight-asian="normal" style:font-weight-complex="normal"/>
    </style:style>
    <style:style style:name="P149" style:family="paragraph" style:parent-style-name="Standard">
      <style:text-properties fo:font-variant="normal" fo:text-transform="none" fo:color="#505050" style:font-name="OpenSans" fo:font-size="9pt" fo:letter-spacing="normal" fo:font-style="normal" fo:font-weight="normal" officeooo:paragraph-rsid="0011a262"/>
    </style:style>
    <style:style style:name="P150" style:family="paragraph" style:parent-style-name="Standard">
      <style:text-properties fo:font-variant="normal" fo:text-transform="none" fo:color="#505050" style:font-name="OpenSans" fo:font-size="9pt" fo:letter-spacing="normal" fo:font-style="normal" fo:font-weight="normal" officeooo:rsid="0011a262" officeooo:paragraph-rsid="0011a262"/>
    </style:style>
    <style:style style:name="P151" style:family="paragraph" style:parent-style-name="Standard">
      <style:text-properties fo:font-variant="normal" fo:text-transform="none" fo:color="#505050" style:font-name="OpenSans" fo:font-size="9pt" fo:letter-spacing="normal" fo:font-style="normal" fo:font-weight="normal" officeooo:paragraph-rsid="0012911b"/>
    </style:style>
    <style:style style:name="P152" style:family="paragraph" style:parent-style-name="Standard">
      <style:text-properties fo:font-variant="normal" fo:text-transform="none" fo:color="#505050" style:font-name="OpenSans" fo:font-size="9pt" fo:letter-spacing="normal" fo:font-style="normal" fo:font-weight="normal" officeooo:paragraph-rsid="00161d9b"/>
    </style:style>
    <style:style style:name="P153" style:family="paragraph" style:parent-style-name="Standard">
      <style:text-properties fo:font-variant="normal" fo:text-transform="none" fo:color="#505050" style:font-name="OpenSans" fo:font-size="9pt" fo:letter-spacing="normal" fo:font-style="normal" fo:font-weight="normal" officeooo:paragraph-rsid="0019d8e6"/>
    </style:style>
    <style:style style:name="P154" style:family="paragraph" style:parent-style-name="Standard">
      <style:text-properties fo:font-variant="normal" fo:text-transform="none" fo:color="#505050" style:font-name="OpenSans" fo:font-size="9pt" fo:letter-spacing="normal" fo:font-style="normal" fo:font-weight="normal" officeooo:paragraph-rsid="001ce559"/>
    </style:style>
    <style:style style:name="P155" style:family="paragraph" style:parent-style-name="Standard">
      <style:text-properties fo:font-variant="normal" fo:text-transform="none" fo:color="#505050" style:font-name="OpenSans" fo:font-size="9pt" fo:letter-spacing="normal" fo:font-style="normal" fo:font-weight="normal" officeooo:paragraph-rsid="002062ee"/>
    </style:style>
    <style:style style:name="P156" style:family="paragraph" style:parent-style-name="Standard">
      <style:text-properties fo:font-variant="normal" fo:text-transform="none" fo:color="#505050" style:font-name="OpenSans" fo:font-size="9pt" fo:letter-spacing="normal" fo:font-style="normal" fo:font-weight="normal" officeooo:paragraph-rsid="0022886d"/>
    </style:style>
    <style:style style:name="P157" style:family="paragraph" style:parent-style-name="Standard">
      <style:text-properties fo:font-variant="normal" fo:text-transform="none" fo:color="#505050" style:font-name="OpenSans" fo:font-size="9pt" fo:letter-spacing="normal" fo:font-style="normal" fo:font-weight="normal" officeooo:paragraph-rsid="0027518e"/>
    </style:style>
    <style:style style:name="P158" style:family="paragraph" style:parent-style-name="Standard">
      <style:text-properties fo:font-variant="normal" fo:text-transform="none" fo:color="#505050" style:font-name="OpenSans" fo:font-size="9pt" fo:letter-spacing="normal" fo:font-style="normal" fo:font-weight="normal" officeooo:paragraph-rsid="002dde14"/>
    </style:style>
    <style:style style:name="P159" style:family="paragraph" style:parent-style-name="Standard">
      <style:text-properties fo:font-variant="normal" fo:text-transform="none" fo:color="#505050" style:font-name="OpenSans" fo:font-size="9pt" fo:letter-spacing="normal" fo:font-style="normal" fo:font-weight="normal" officeooo:paragraph-rsid="002e7952"/>
    </style:style>
    <style:style style:name="P160" style:family="paragraph" style:parent-style-name="Standard">
      <style:text-properties fo:font-variant="normal" fo:text-transform="none" fo:color="#505050" style:font-name="OpenSans" fo:font-size="9pt" fo:letter-spacing="normal" fo:font-style="normal" fo:font-weight="normal" officeooo:paragraph-rsid="0030b615"/>
    </style:style>
    <style:style style:name="P161" style:family="paragraph" style:parent-style-name="Standard">
      <style:text-properties fo:font-variant="normal" fo:text-transform="none" fo:color="#505050" style:font-name="OpenSans" fo:font-size="9pt" fo:letter-spacing="normal" fo:font-style="normal" fo:font-weight="normal" officeooo:paragraph-rsid="003cc758"/>
    </style:style>
    <style:style style:name="P162" style:family="paragraph" style:parent-style-name="Standard">
      <style:text-properties fo:font-variant="normal" fo:text-transform="none" fo:color="#505050" style:font-name="OpenSans" fo:font-size="9pt" fo:letter-spacing="normal" fo:font-style="normal" fo:font-weight="normal" officeooo:paragraph-rsid="003cf514"/>
    </style:style>
    <style:style style:name="P163" style:family="paragraph" style:parent-style-name="Standard">
      <style:text-properties fo:font-variant="normal" fo:text-transform="none" fo:color="#505050" style:font-name="OpenSans" fo:font-size="9pt" fo:letter-spacing="normal" fo:font-style="normal" fo:font-weight="normal" officeooo:paragraph-rsid="003f5b27"/>
    </style:style>
    <style:style style:name="P164" style:family="paragraph" style:parent-style-name="Standard">
      <style:text-properties fo:font-variant="normal" fo:text-transform="none" fo:color="#505050" style:font-name="OpenSans" fo:font-size="9pt" fo:letter-spacing="normal" fo:font-style="normal" fo:font-weight="normal" officeooo:paragraph-rsid="0046bfbe"/>
    </style:style>
    <style:style style:name="P165" style:family="paragraph" style:parent-style-name="Standard">
      <style:text-properties fo:font-variant="normal" fo:text-transform="none" fo:color="#505050" style:font-name="OpenSans" fo:font-size="9pt" fo:letter-spacing="normal" fo:font-style="normal" fo:font-weight="normal" officeooo:paragraph-rsid="004df15b"/>
    </style:style>
    <style:style style:name="P166" style:family="paragraph" style:parent-style-name="Standard">
      <style:text-properties fo:font-variant="normal" fo:text-transform="none" fo:color="#505050" style:font-name="OpenSans" fo:font-size="9pt" fo:letter-spacing="normal" fo:font-style="normal" fo:font-weight="normal" officeooo:paragraph-rsid="0053cac4"/>
    </style:style>
    <style:style style:name="P167" style:family="paragraph" style:parent-style-name="Standard">
      <style:text-properties fo:font-variant="normal" fo:text-transform="none" fo:color="#505050" style:font-name="OpenSans" fo:font-size="9pt" fo:letter-spacing="normal" fo:font-style="normal" fo:font-weight="normal" officeooo:paragraph-rsid="0057c8c3"/>
    </style:style>
    <style:style style:name="P16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5e46fa"/>
    </style:style>
    <style:style style:name="P16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62fab2"/>
    </style:style>
    <style:style style:name="P17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666e8e"/>
    </style:style>
    <style:style style:name="P17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72e4da"/>
    </style:style>
    <style:style style:name="P17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898943"/>
    </style:style>
    <style:style style:name="P17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8e561d"/>
    </style:style>
    <style:style style:name="P17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8eecc3"/>
    </style:style>
    <style:style style:name="P17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8f6cd5"/>
    </style:style>
    <style:style style:name="P17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92dd4d"/>
    </style:style>
    <style:style style:name="P17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e46fa" officeooo:paragraph-rsid="0072e4da" style:font-weight-asian="normal" style:font-weight-complex="normal"/>
    </style:style>
    <style:style style:name="P17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a32e6f" officeooo:paragraph-rsid="00a32e6f" style:font-weight-asian="normal" style:font-weight-complex="normal"/>
    </style:style>
    <style:style style:name="P17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b821c0" officeooo:paragraph-rsid="00b821c0" style:font-weight-asian="normal" style:font-weight-complex="normal"/>
    </style:style>
    <style:style style:name="P18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b8d5c7" officeooo:paragraph-rsid="00b8d5c7" style:font-weight-asian="normal" style:font-weight-complex="normal"/>
    </style:style>
    <style:style style:name="P18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ba99d3" officeooo:paragraph-rsid="00ba99d3" style:font-weight-asian="normal" style:font-weight-complex="normal"/>
    </style:style>
    <style:style style:name="P18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bc93ef" officeooo:paragraph-rsid="00bc93ef" style:font-weight-asian="normal" style:font-weight-complex="normal"/>
    </style:style>
    <style:style style:name="P18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be752b" officeooo:paragraph-rsid="00be752b" style:font-weight-asian="normal" style:font-weight-complex="normal"/>
    </style:style>
    <style:style style:name="P18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0e16c" officeooo:paragraph-rsid="00c0e16c" style:font-weight-asian="normal" style:font-weight-complex="normal"/>
    </style:style>
    <style:style style:name="P18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92dd4d" officeooo:paragraph-rsid="0092dd4d"/>
    </style:style>
    <style:style style:name="P18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1a262" officeooo:paragraph-rsid="0011a262" fo:background-color="#fffffe" style:font-weight-asian="bold" style:font-weight-complex="bold"/>
    </style:style>
    <style:style style:name="P18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2911b" officeooo:paragraph-rsid="0012911b" fo:background-color="#fffffe" style:font-weight-asian="bold" style:font-weight-complex="bold"/>
    </style:style>
    <style:style style:name="P18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47b7b" officeooo:paragraph-rsid="00147b7b" fo:background-color="#fffffe" style:font-weight-asian="bold" style:font-weight-complex="bold"/>
    </style:style>
    <style:style style:name="P18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9d8e6" officeooo:paragraph-rsid="0019d8e6" fo:background-color="#fffffe" style:font-weight-asian="bold" style:font-weight-complex="bold"/>
    </style:style>
    <style:style style:name="P19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ce559" officeooo:paragraph-rsid="001ce559" fo:background-color="#fffffe" style:font-weight-asian="bold" style:font-weight-complex="bold"/>
    </style:style>
    <style:style style:name="P19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e6fb8" officeooo:paragraph-rsid="001e6fb8" fo:background-color="#fffffe" style:font-weight-asian="bold" style:font-weight-complex="bold"/>
    </style:style>
    <style:style style:name="P19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e6fb8" officeooo:paragraph-rsid="0022886d" fo:background-color="#fffffe" style:font-weight-asian="bold" style:font-weight-complex="bold"/>
    </style:style>
    <style:style style:name="P19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e6fb8" officeooo:paragraph-rsid="0030b615" fo:background-color="#fffffe" style:font-weight-asian="bold" style:font-weight-complex="bold"/>
    </style:style>
    <style:style style:name="P19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7518e" officeooo:paragraph-rsid="0027518e" fo:background-color="#fffffe" style:font-weight-asian="bold" style:font-weight-complex="bold"/>
    </style:style>
    <style:style style:name="P19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7518e" officeooo:paragraph-rsid="0030b615" fo:background-color="#fffffe" style:font-weight-asian="bold" style:font-weight-complex="bold"/>
    </style:style>
    <style:style style:name="P19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dde14" officeooo:paragraph-rsid="002dde14" fo:background-color="#fffffe" style:font-weight-asian="bold" style:font-weight-complex="bold"/>
    </style:style>
    <style:style style:name="P19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dde14" officeooo:paragraph-rsid="0030b615" fo:background-color="#fffffe" style:font-weight-asian="bold" style:font-weight-complex="bold"/>
    </style:style>
    <style:style style:name="P19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de80e" officeooo:paragraph-rsid="002de80e" fo:background-color="#fffffe" style:font-weight-asian="bold" style:font-weight-complex="bold"/>
    </style:style>
    <style:style style:name="P19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3cc758" fo:background-color="#fffffe" style:font-weight-asian="bold" style:font-weight-complex="bold"/>
    </style:style>
    <style:style style:name="P20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3cf514" fo:background-color="#fffffe" style:font-weight-asian="bold" style:font-weight-complex="bold"/>
    </style:style>
    <style:style style:name="P20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3d97f9" fo:background-color="#fffffe" style:font-weight-asian="bold" style:font-weight-complex="bold"/>
    </style:style>
    <style:style style:name="P20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46bfbe" fo:background-color="#fffffe" style:font-weight-asian="bold" style:font-weight-complex="bold"/>
    </style:style>
    <style:style style:name="P20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0766e" officeooo:paragraph-rsid="003cc758" fo:background-color="#fffffe" style:font-weight-asian="bold" style:font-weight-complex="bold"/>
    </style:style>
    <style:style style:name="P20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f514" officeooo:paragraph-rsid="003cf514" fo:background-color="#fffffe" style:font-weight-asian="bold" style:font-weight-complex="bold"/>
    </style:style>
    <style:style style:name="P20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d97f9" officeooo:paragraph-rsid="003d97f9" fo:background-color="#fffffe" style:font-weight-asian="bold" style:font-weight-complex="bold"/>
    </style:style>
    <style:style style:name="P20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d97f9" officeooo:paragraph-rsid="0045467f" fo:background-color="#fffffe" style:font-weight-asian="bold" style:font-weight-complex="bold"/>
    </style:style>
    <style:style style:name="P20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6bfbe" officeooo:paragraph-rsid="0046bfbe" fo:background-color="#fffffe" style:font-weight-asian="bold" style:font-weight-complex="bold"/>
    </style:style>
    <style:style style:name="P20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b0f13" officeooo:paragraph-rsid="004b0f13" fo:background-color="#fffffe" style:font-weight-asian="bold" style:font-weight-complex="bold"/>
    </style:style>
    <style:style style:name="P20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df15b" officeooo:paragraph-rsid="004df15b" fo:background-color="#fffffe" style:font-weight-asian="bold" style:font-weight-complex="bold"/>
    </style:style>
    <style:style style:name="P21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53cac4" fo:background-color="#fffffe" style:font-weight-asian="bold" style:font-weight-complex="bold"/>
    </style:style>
    <style:style style:name="P21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57c8c3" fo:background-color="#fffffe" style:font-weight-asian="bold" style:font-weight-complex="bold"/>
    </style:style>
    <style:style style:name="P21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5a2d37" fo:background-color="#fffffe" style:font-weight-asian="bold" style:font-weight-complex="bold"/>
    </style:style>
    <style:style style:name="P21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62fab2" fo:background-color="#fffffe" style:font-weight-asian="bold" style:font-weight-complex="bold"/>
    </style:style>
    <style:style style:name="P21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666e8e" fo:background-color="#fffffe" style:font-weight-asian="bold" style:font-weight-complex="bold"/>
    </style:style>
    <style:style style:name="P21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72e4da" fo:background-color="#fffffe" style:font-weight-asian="bold" style:font-weight-complex="bold"/>
    </style:style>
    <style:style style:name="P21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898943" fo:background-color="#fffffe" style:font-weight-asian="bold" style:font-weight-complex="bold"/>
    </style:style>
    <style:style style:name="P21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8e561d" fo:background-color="#fffffe" style:font-weight-asian="bold" style:font-weight-complex="bold"/>
    </style:style>
    <style:style style:name="P21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8eecc3" fo:background-color="#fffffe" style:font-weight-asian="bold" style:font-weight-complex="bold"/>
    </style:style>
    <style:style style:name="P21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8f6cd5" fo:background-color="#fffffe" style:font-weight-asian="bold" style:font-weight-complex="bold"/>
    </style:style>
    <style:style style:name="P22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5e46fa" fo:background-color="#fffffe" style:font-weight-asian="bold" style:font-weight-complex="bold"/>
    </style:style>
    <style:style style:name="P22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62fab2" fo:background-color="#fffffe" style:font-weight-asian="bold" style:font-weight-complex="bold"/>
    </style:style>
    <style:style style:name="P22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666e8e" fo:background-color="#fffffe" style:font-weight-asian="bold" style:font-weight-complex="bold"/>
    </style:style>
    <style:style style:name="P22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72e4da" fo:background-color="#fffffe" style:font-weight-asian="bold" style:font-weight-complex="bold"/>
    </style:style>
    <style:style style:name="P22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84adcf" fo:background-color="#fffffe" style:font-weight-asian="bold" style:font-weight-complex="bold"/>
    </style:style>
    <style:style style:name="P22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898943" fo:background-color="#fffffe" style:font-weight-asian="bold" style:font-weight-complex="bold"/>
    </style:style>
    <style:style style:name="P22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8e561d" fo:background-color="#fffffe" style:font-weight-asian="bold" style:font-weight-complex="bold"/>
    </style:style>
    <style:style style:name="P22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8eecc3" fo:background-color="#fffffe" style:font-weight-asian="bold" style:font-weight-complex="bold"/>
    </style:style>
    <style:style style:name="P22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74cec7" officeooo:paragraph-rsid="0074cec7" fo:background-color="#fffffe" style:font-weight-asian="bold" style:font-weight-complex="bold"/>
    </style:style>
    <style:style style:name="P22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74cec7" officeooo:paragraph-rsid="008e561d" fo:background-color="#fffffe" style:font-weight-asian="bold" style:font-weight-complex="bold"/>
    </style:style>
    <style:style style:name="P23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78fc86" officeooo:paragraph-rsid="0078fc86" fo:background-color="#fffffe" style:font-weight-asian="bold" style:font-weight-complex="bold"/>
    </style:style>
    <style:style style:name="P23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7b9dc1" officeooo:paragraph-rsid="007b9dc1" fo:background-color="#fffffe" style:font-weight-asian="bold" style:font-weight-complex="bold"/>
    </style:style>
    <style:style style:name="P23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509f0" officeooo:paragraph-rsid="008509f0" fo:background-color="#fffffe" style:font-weight-asian="bold" style:font-weight-complex="bold"/>
    </style:style>
    <style:style style:name="P23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509f0" officeooo:paragraph-rsid="008e561d" fo:background-color="#fffffe" style:font-weight-asian="bold" style:font-weight-complex="bold"/>
    </style:style>
    <style:style style:name="P23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509f0" officeooo:paragraph-rsid="008eecc3" fo:background-color="#fffffe" style:font-weight-asian="bold" style:font-weight-complex="bold"/>
    </style:style>
    <style:style style:name="P23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cffac" officeooo:paragraph-rsid="008cffac" fo:background-color="#fffffe" style:font-weight-asian="bold" style:font-weight-complex="bold"/>
    </style:style>
    <style:style style:name="P23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cffac" officeooo:paragraph-rsid="008e561d" fo:background-color="#fffffe" style:font-weight-asian="bold" style:font-weight-complex="bold"/>
    </style:style>
    <style:style style:name="P23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cffac" officeooo:paragraph-rsid="008eecc3" fo:background-color="#fffffe" style:font-weight-asian="bold" style:font-weight-complex="bold"/>
    </style:style>
    <style:style style:name="P23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eecc3" officeooo:paragraph-rsid="008eecc3" fo:background-color="#fffffe" style:font-weight-asian="bold" style:font-weight-complex="bold"/>
    </style:style>
    <style:style style:name="P23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eecc3" officeooo:paragraph-rsid="008f6cd5" fo:background-color="#fffffe" style:font-weight-asian="bold" style:font-weight-complex="bold"/>
    </style:style>
    <style:style style:name="P24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1f5be" officeooo:paragraph-rsid="0091f5be" fo:background-color="#fffffe" style:font-weight-asian="bold" style:font-weight-complex="bold"/>
    </style:style>
    <style:style style:name="P24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1f5be" officeooo:paragraph-rsid="009df68c" fo:background-color="#fffffe" style:font-weight-asian="bold" style:font-weight-complex="bold"/>
    </style:style>
    <style:style style:name="P24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2dd4d" officeooo:paragraph-rsid="0092dd4d" fo:background-color="#fffffe" style:font-weight-asian="bold" style:font-weight-complex="bold"/>
    </style:style>
    <style:style style:name="P24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2dd4d" officeooo:paragraph-rsid="009df68c" fo:background-color="#fffffe" style:font-weight-asian="bold" style:font-weight-complex="bold"/>
    </style:style>
    <style:style style:name="P24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83820" officeooo:paragraph-rsid="00a83820" fo:background-color="#fffffe" style:font-weight-asian="bold" style:font-weight-complex="bold"/>
    </style:style>
    <style:style style:name="P24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5a657" officeooo:paragraph-rsid="00c5a657" fo:background-color="#fffffe" style:font-weight-asian="bold" style:font-weight-complex="bold"/>
    </style:style>
    <style:style style:name="P24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8e561d"/>
    </style:style>
    <style:style style:name="P24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8eecc3"/>
    </style:style>
    <style:style style:name="P24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8f6cd5"/>
    </style:style>
    <style:style style:name="P24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92dd4d"/>
    </style:style>
    <style:style style:name="P25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b0ecdd"/>
    </style:style>
    <style:style style:name="P25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b59a55"/>
    </style:style>
    <style:style style:name="P25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b8d5c7"/>
    </style:style>
    <style:style style:name="P25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bc93ef"/>
    </style:style>
    <style:style style:name="P25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be752b"/>
    </style:style>
    <style:style style:name="P25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df68c" officeooo:paragraph-rsid="009df68c" style:font-weight-asian="bold" style:font-weight-complex="bold"/>
    </style:style>
    <style:style style:name="P25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02bae" officeooo:paragraph-rsid="00a02bae" style:font-weight-asian="bold" style:font-weight-complex="bold"/>
    </style:style>
    <style:style style:name="P25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02bae" officeooo:paragraph-rsid="00a13ab7" style:font-weight-asian="bold" style:font-weight-complex="bold"/>
    </style:style>
    <style:style style:name="P25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32e6f" officeooo:paragraph-rsid="00a32e6f" style:font-weight-asian="bold" style:font-weight-complex="bold"/>
    </style:style>
    <style:style style:name="P25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32e6f" officeooo:paragraph-rsid="00b8d5c7" style:font-weight-asian="bold" style:font-weight-complex="bold"/>
    </style:style>
    <style:style style:name="P26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3fd6c" officeooo:paragraph-rsid="00a3fd6c" style:font-weight-asian="bold" style:font-weight-complex="bold"/>
    </style:style>
    <style:style style:name="P26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3fd6c" officeooo:paragraph-rsid="00a46f25" style:font-weight-asian="bold" style:font-weight-complex="bold"/>
    </style:style>
    <style:style style:name="P26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b36a31" style:font-weight-asian="bold" style:font-weight-complex="bold"/>
    </style:style>
    <style:style style:name="P26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b59a55" style:font-weight-asian="bold" style:font-weight-complex="bold"/>
    </style:style>
    <style:style style:name="P26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b8d5c7" style:font-weight-asian="bold" style:font-weight-complex="bold"/>
    </style:style>
    <style:style style:name="P26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bc93ef" style:font-weight-asian="bold" style:font-weight-complex="bold"/>
    </style:style>
    <style:style style:name="P26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be752b" style:font-weight-asian="bold" style:font-weight-complex="bold"/>
    </style:style>
    <style:style style:name="P26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b821c0" style:font-weight-asian="bold" style:font-weight-complex="bold"/>
    </style:style>
    <style:style style:name="P26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b8d5c7" style:font-weight-asian="bold" style:font-weight-complex="bold"/>
    </style:style>
    <style:style style:name="P26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bc93ef" style:font-weight-asian="bold" style:font-weight-complex="bold"/>
    </style:style>
    <style:style style:name="P27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be752b" style:font-weight-asian="bold" style:font-weight-complex="bold"/>
    </style:style>
    <style:style style:name="P27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d5c7" officeooo:paragraph-rsid="00b8d5c7" style:font-weight-asian="bold" style:font-weight-complex="bold"/>
    </style:style>
    <style:style style:name="P27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d5c7" officeooo:paragraph-rsid="00bc93ef" style:font-weight-asian="bold" style:font-weight-complex="bold"/>
    </style:style>
    <style:style style:name="P27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d5c7" officeooo:paragraph-rsid="00be752b" style:font-weight-asian="bold" style:font-weight-complex="bold"/>
    </style:style>
    <style:style style:name="P27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c93ef" officeooo:paragraph-rsid="00bc93ef" style:font-weight-asian="bold" style:font-weight-complex="bold"/>
    </style:style>
    <style:style style:name="P27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0e16c" officeooo:paragraph-rsid="00c0e16c" style:font-weight-asian="bold" style:font-weight-complex="bold"/>
    </style:style>
    <style:style style:name="P276" style:family="paragraph" style:parent-style-name="Standard">
      <style:paragraph-properties style:line-height-at-least="0.423cm"/>
      <style:text-properties fo:font-variant="normal" fo:text-transform="none" fo:color="#505050" style:text-position="0% 100%" style:font-name="OpenSans" fo:font-size="9pt" fo:letter-spacing="normal" fo:font-style="normal" fo:font-weight="bold" officeooo:rsid="0078fc86" officeooo:paragraph-rsid="0078fc86" fo:background-color="#fffffe" style:font-weight-asian="bold" style:font-weight-complex="bold"/>
    </style:style>
    <style:style style:name="P277" style:family="paragraph" style:parent-style-name="Standard" style:list-style-name="L1">
      <style:text-properties officeooo:rsid="000b74d4" officeooo:paragraph-rsid="000b74d4"/>
    </style:style>
    <style:style style:name="P27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0e16c" officeooo:paragraph-rsid="00c0e16c" style:font-weight-asian="normal" style:font-weight-complex="normal"/>
    </style:style>
    <style:style style:name="P27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ba8b0" officeooo:paragraph-rsid="00cba8b0" style:font-weight-asian="normal" style:font-weight-complex="normal"/>
    </style:style>
    <style:style style:name="P28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ba8b0" officeooo:paragraph-rsid="00d236dc" style:font-weight-asian="normal" style:font-weight-complex="normal"/>
    </style:style>
    <style:style style:name="P28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c34bc" officeooo:paragraph-rsid="00cc34bc" style:font-weight-asian="normal" style:font-weight-complex="normal"/>
    </style:style>
    <style:style style:name="P28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c34bc" officeooo:paragraph-rsid="00d236dc" style:font-weight-asian="normal" style:font-weight-complex="normal"/>
    </style:style>
    <style:style style:name="P28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d3cd6" officeooo:paragraph-rsid="00cd3cd6" style:font-weight-asian="normal" style:font-weight-complex="normal"/>
    </style:style>
    <style:style style:name="P28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d3cd6" officeooo:paragraph-rsid="00d236dc" style:font-weight-asian="normal" style:font-weight-complex="normal"/>
    </style:style>
    <style:style style:name="P28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d3cd6" officeooo:paragraph-rsid="00dca9b4" style:font-weight-asian="normal" style:font-weight-complex="normal"/>
    </style:style>
    <style:style style:name="P28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ddf376" officeooo:paragraph-rsid="00ddf376" style:font-weight-asian="normal" style:font-weight-complex="normal"/>
    </style:style>
    <style:style style:name="P28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ec3a2b" officeooo:paragraph-rsid="00ec3a2b" style:font-weight-asian="normal" style:font-weight-complex="normal"/>
    </style:style>
    <style:style style:name="P28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ed2c7f" officeooo:paragraph-rsid="00ed2c7f" style:font-weight-asian="normal" style:font-weight-complex="normal"/>
    </style:style>
    <style:style style:name="P28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0be77" officeooo:paragraph-rsid="00f0be77" style:font-weight-asian="normal" style:font-weight-complex="normal"/>
    </style:style>
    <style:style style:name="P29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0be77" officeooo:paragraph-rsid="00f53f34" style:font-weight-asian="normal" style:font-weight-complex="normal"/>
    </style:style>
    <style:style style:name="P29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0be77" officeooo:paragraph-rsid="00f8f7b3" style:font-weight-asian="normal" style:font-weight-complex="normal"/>
    </style:style>
    <style:style style:name="P29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12710" officeooo:paragraph-rsid="00f12710" style:font-weight-asian="normal" style:font-weight-complex="normal"/>
    </style:style>
    <style:style style:name="P29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12710" officeooo:paragraph-rsid="00f53f34" style:font-weight-asian="normal" style:font-weight-complex="normal"/>
    </style:style>
    <style:style style:name="P29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12710" officeooo:paragraph-rsid="00f8f7b3" style:font-weight-asian="normal" style:font-weight-complex="normal"/>
    </style:style>
    <style:style style:name="P29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38ac8" officeooo:paragraph-rsid="00f38ac8" style:font-weight-asian="normal" style:font-weight-complex="normal"/>
    </style:style>
    <style:style style:name="P29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38ac8" officeooo:paragraph-rsid="00f53f34" style:font-weight-asian="normal" style:font-weight-complex="normal"/>
    </style:style>
    <style:style style:name="P29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b3197" officeooo:paragraph-rsid="00fb3197" style:font-weight-asian="normal" style:font-weight-complex="normal"/>
    </style:style>
    <style:style style:name="P29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e5796" officeooo:paragraph-rsid="00fe5796" style:font-weight-asian="normal" style:font-weight-complex="normal"/>
    </style:style>
    <style:style style:name="P29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e18b47" fo:background-color="#fffffe" style:font-weight-asian="bold" style:font-weight-complex="bold"/>
    </style:style>
    <style:style style:name="P30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6bfbe" officeooo:paragraph-rsid="00e18b47" fo:background-color="#fffffe" style:font-weight-asian="bold" style:font-weight-complex="bold"/>
    </style:style>
    <style:style style:name="P301" style:family="paragraph" style:parent-style-name="Standard">
      <style:text-properties fo:font-variant="normal" fo:text-transform="none" fo:color="#505050" style:font-name="OpenSans" fo:font-size="9pt" fo:letter-spacing="normal" fo:font-style="normal" fo:font-weight="normal" officeooo:paragraph-rsid="00e18b47"/>
    </style:style>
    <style:style style:name="P30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fe5796"/>
    </style:style>
    <style:style style:name="P30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8819c" officeooo:paragraph-rsid="00c8819c" style:font-weight-asian="bold" style:font-weight-complex="bold"/>
    </style:style>
    <style:style style:name="P30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8819c" officeooo:paragraph-rsid="00cba8b0" style:font-weight-asian="bold" style:font-weight-complex="bold"/>
    </style:style>
    <style:style style:name="P30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8819c" officeooo:paragraph-rsid="00d236dc" style:font-weight-asian="bold" style:font-weight-complex="bold"/>
    </style:style>
    <style:style style:name="P30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8819c" officeooo:paragraph-rsid="00e7042b" style:font-weight-asian="bold" style:font-weight-complex="bold"/>
    </style:style>
    <style:style style:name="P30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8819c" officeooo:paragraph-rsid="00e767d3" style:font-weight-asian="bold" style:font-weight-complex="bold"/>
    </style:style>
    <style:style style:name="P30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c8819c" style:font-weight-asian="bold" style:font-weight-complex="bold"/>
    </style:style>
    <style:style style:name="P30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cba8b0" style:font-weight-asian="bold" style:font-weight-complex="bold"/>
    </style:style>
    <style:style style:name="P31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d236dc" style:font-weight-asian="bold" style:font-weight-complex="bold"/>
    </style:style>
    <style:style style:name="P31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dfead7" style:font-weight-asian="bold" style:font-weight-complex="bold"/>
    </style:style>
    <style:style style:name="P31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e767d3" style:font-weight-asian="bold" style:font-weight-complex="bold"/>
    </style:style>
    <style:style style:name="P31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c8819c" style:font-weight-asian="bold" style:font-weight-complex="bold"/>
    </style:style>
    <style:style style:name="P31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cba8b0" style:font-weight-asian="bold" style:font-weight-complex="bold"/>
    </style:style>
    <style:style style:name="P31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9abae" officeooo:paragraph-rsid="00c9abae" style:font-weight-asian="bold" style:font-weight-complex="bold"/>
    </style:style>
    <style:style style:name="P31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ba8b0" officeooo:paragraph-rsid="00cba8b0" style:font-weight-asian="bold" style:font-weight-complex="bold"/>
    </style:style>
    <style:style style:name="P31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ba8b0" officeooo:paragraph-rsid="00d236dc" style:font-weight-asian="bold" style:font-weight-complex="bold"/>
    </style:style>
    <style:style style:name="P31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ba8b0" officeooo:paragraph-rsid="00dfead7" style:font-weight-asian="bold" style:font-weight-complex="bold"/>
    </style:style>
    <style:style style:name="P31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ba8b0" officeooo:paragraph-rsid="00e767d3" style:font-weight-asian="bold" style:font-weight-complex="bold"/>
    </style:style>
    <style:style style:name="P32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c34bc" officeooo:paragraph-rsid="00cc34bc" style:font-weight-asian="bold" style:font-weight-complex="bold"/>
    </style:style>
    <style:style style:name="P32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c34bc" officeooo:paragraph-rsid="00d236dc" style:font-weight-asian="bold" style:font-weight-complex="bold"/>
    </style:style>
    <style:style style:name="P32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c34bc" officeooo:paragraph-rsid="00dca9b4" style:font-weight-asian="bold" style:font-weight-complex="bold"/>
    </style:style>
    <style:style style:name="P32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c34bc" officeooo:paragraph-rsid="00e767d3" style:font-weight-asian="bold" style:font-weight-complex="bold"/>
    </style:style>
    <style:style style:name="P32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d3cd6" officeooo:paragraph-rsid="00cd3cd6" style:font-weight-asian="bold" style:font-weight-complex="bold"/>
    </style:style>
    <style:style style:name="P32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d06ca5" officeooo:paragraph-rsid="00d06ca5" style:font-weight-asian="bold" style:font-weight-complex="bold"/>
    </style:style>
    <style:style style:name="P32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d06ca5" officeooo:paragraph-rsid="00d7a73d" style:font-weight-asian="bold" style:font-weight-complex="bold"/>
    </style:style>
    <style:style style:name="P32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d06ca5" officeooo:paragraph-rsid="00dfead7" style:font-weight-asian="bold" style:font-weight-complex="bold"/>
    </style:style>
    <style:style style:name="P32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d06ca5" officeooo:paragraph-rsid="00e767d3" style:font-weight-asian="bold" style:font-weight-complex="bold"/>
    </style:style>
    <style:style style:name="P32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da9197" officeooo:paragraph-rsid="00da9197" style:font-weight-asian="bold" style:font-weight-complex="bold"/>
    </style:style>
    <style:style style:name="P33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da9197" officeooo:paragraph-rsid="00e767d3" style:font-weight-asian="bold" style:font-weight-complex="bold"/>
    </style:style>
    <style:style style:name="P33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e18b47" style:font-weight-asian="bold" style:font-weight-complex="bold"/>
    </style:style>
    <style:style style:name="P33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efdc5e" officeooo:paragraph-rsid="00efdc5e" style:font-weight-asian="bold" style:font-weight-complex="bold"/>
    </style:style>
    <style:style style:name="P33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be77" officeooo:paragraph-rsid="00f0be77" style:font-weight-asian="bold" style:font-weight-complex="bold"/>
    </style:style>
    <style:style style:name="P33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be77" officeooo:paragraph-rsid="00f53f34" style:font-weight-asian="bold" style:font-weight-complex="bold"/>
    </style:style>
    <style:style style:name="P33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be77" officeooo:paragraph-rsid="00f8f7b3" style:font-weight-asian="bold" style:font-weight-complex="bold"/>
    </style:style>
    <style:style style:name="P33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be77" officeooo:paragraph-rsid="00fe5796" style:font-weight-asian="bold" style:font-weight-complex="bold"/>
    </style:style>
    <style:style style:name="P33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e545" officeooo:paragraph-rsid="00f0e545" style:font-weight-asian="bold" style:font-weight-complex="bold"/>
    </style:style>
    <style:style style:name="P33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e545" officeooo:paragraph-rsid="00f53f34" style:font-weight-asian="bold" style:font-weight-complex="bold"/>
    </style:style>
    <style:style style:name="P33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e545" officeooo:paragraph-rsid="00f8f7b3" style:font-weight-asian="bold" style:font-weight-complex="bold"/>
    </style:style>
    <style:style style:name="P34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12710" officeooo:paragraph-rsid="00f12710" style:font-weight-asian="bold" style:font-weight-complex="bold"/>
    </style:style>
    <style:style style:name="P34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12710" officeooo:paragraph-rsid="00f53f34" style:font-weight-asian="bold" style:font-weight-complex="bold"/>
    </style:style>
    <style:style style:name="P34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38ac8" officeooo:paragraph-rsid="00f38ac8" style:font-weight-asian="bold" style:font-weight-complex="bold"/>
    </style:style>
    <style:style style:name="P34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38ac8" officeooo:paragraph-rsid="00f53f34" style:font-weight-asian="bold" style:font-weight-complex="bold"/>
    </style:style>
    <style:style style:name="P34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53f34" officeooo:paragraph-rsid="00f53f34" style:font-weight-asian="bold" style:font-weight-complex="bold"/>
    </style:style>
    <style:style style:name="P34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53f34" officeooo:paragraph-rsid="00f8f7b3" style:font-weight-asian="bold" style:font-weight-complex="bold"/>
    </style:style>
    <style:style style:name="P34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7bf8f" officeooo:paragraph-rsid="00f7bf8f" style:font-weight-asian="bold" style:font-weight-complex="bold"/>
    </style:style>
    <style:style style:name="P34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e5796" officeooo:paragraph-rsid="00fe5796" style:font-weight-asian="bold" style:font-weight-complex="bold"/>
    </style:style>
    <style:style style:name="P34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b0f13" officeooo:paragraph-rsid="00e18b47" fo:background-color="#fffffe" style:font-weight-asian="bold" style:font-weight-complex="bold"/>
    </style:style>
    <style:style style:name="P34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b0f13" officeooo:paragraph-rsid="00e2e9d7" fo:background-color="#fffffe" style:font-weight-asian="bold" style:font-weight-complex="bold"/>
    </style:style>
    <style:style style:name="P35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6bfbe" officeooo:paragraph-rsid="00e18b47" fo:background-color="#fffffe" style:font-weight-asian="bold" style:font-weight-complex="bold"/>
    </style:style>
    <style:style style:name="P351" style:family="paragraph" style:parent-style-name="Standard">
      <style:text-properties fo:font-weight="normal" officeooo:paragraph-rsid="00e2e9d7"/>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ed9f7" style:font-weight-asian="bold" style:font-weight-complex="bold"/>
    </style:style>
    <style:style style:name="T4" style:family="text">
      <style:text-properties fo:font-weight="bold" officeooo:rsid="0010766e" style:font-weight-asian="bold" style:font-weight-complex="bold"/>
    </style:style>
    <style:style style:name="T5" style:family="text">
      <style:text-properties fo:font-weight="bold" officeooo:rsid="00538c16" style:font-weight-asian="bold" style:font-weight-complex="bold"/>
    </style:style>
    <style:style style:name="T6" style:family="text">
      <style:text-properties fo:font-weight="bold" officeooo:rsid="00abce4f" style:font-weight-asian="bold" style:font-weight-complex="bold"/>
    </style:style>
    <style:style style:name="T7" style:family="text">
      <style:text-properties fo:font-weight="bold" officeooo:rsid="00c8819c" style:font-weight-asian="bold" style:font-weight-complex="bold"/>
    </style:style>
    <style:style style:name="T8" style:family="text">
      <style:text-properties fo:font-weight="bold" officeooo:rsid="00f8f7b3" style:font-weight-asian="bold" style:font-weight-complex="bold"/>
    </style:style>
    <style:style style:name="T9" style:family="text">
      <style:text-properties fo:font-weight="bold" officeooo:rsid="00f0be77" style:font-weight-asian="bold" style:font-weight-complex="bold"/>
    </style:style>
    <style:style style:name="T10" style:family="text">
      <style:text-properties fo:font-weight="bold" officeooo:rsid="0053cac4"/>
    </style:style>
    <style:style style:name="T11" style:family="text">
      <style:text-properties fo:font-weight="bold" officeooo:rsid="005a2d37"/>
    </style:style>
    <style:style style:name="T12" style:family="text">
      <style:text-properties fo:font-weight="bold" officeooo:rsid="005b38c6"/>
    </style:style>
    <style:style style:name="T13" style:family="text">
      <style:text-properties fo:font-weight="bold" fo:background-color="#fffffe" loext:char-shading-value="0" style:font-weight-asian="bold" style:font-weight-complex="bold"/>
    </style:style>
    <style:style style:name="T14" style:family="text">
      <style:text-properties fo:font-weight="bold" officeooo:rsid="0053cac4" fo:background-color="#fffffe" loext:char-shading-value="0" style:font-weight-asian="bold" style:font-weight-complex="bold"/>
    </style:style>
    <style:style style:name="T15" style:family="text">
      <style:text-properties fo:font-weight="bold" officeooo:rsid="005e46fa" fo:background-color="#fffffe" loext:char-shading-value="0" style:font-weight-asian="bold" style:font-weight-complex="bold"/>
    </style:style>
    <style:style style:name="T16" style:family="text">
      <style:text-properties fo:font-weight="bold" officeooo:rsid="0072e4da" fo:background-color="#fffffe" loext:char-shading-value="0" style:font-weight-asian="bold" style:font-weight-complex="bold"/>
    </style:style>
    <style:style style:name="T17" style:family="text">
      <style:text-properties fo:font-weight="bold" officeooo:rsid="00898943" fo:background-color="#fffffe" loext:char-shading-value="0" style:font-weight-asian="bold" style:font-weight-complex="bold"/>
    </style:style>
    <style:style style:name="T18" style:family="text">
      <style:text-properties fo:font-weight="bold" officeooo:rsid="0062fab2"/>
    </style:style>
    <style:style style:name="T19" style:family="text">
      <style:text-properties fo:font-weight="bold" officeooo:rsid="00666e8e"/>
    </style:style>
    <style:style style:name="T20" style:family="text">
      <style:text-properties fo:font-weight="bold" officeooo:rsid="0072e4da"/>
    </style:style>
    <style:style style:name="T21" style:family="text">
      <style:text-properties style:font-name="Droid Sans Mono" fo:font-size="9pt" fo:font-weight="normal"/>
    </style:style>
    <style:style style:name="T22" style:family="text">
      <style:text-properties fo:color="#a31515" style:font-name="Droid Sans Mono" fo:font-size="9pt" fo:font-weight="normal"/>
    </style:style>
    <style:style style:name="T23" style:family="text">
      <style:text-properties fo:color="#0451a5" style:font-name="Droid Sans Mono" fo:font-size="9pt" fo:font-weight="normal"/>
    </style:style>
    <style:style style:name="T24" style:family="text">
      <style:text-properties fo:color="#0451a5" style:font-name="Droid Sans Mono" fo:font-size="9pt" fo:font-weight="normal" officeooo:rsid="000e3aab"/>
    </style:style>
    <style:style style:name="T25" style:family="text">
      <style:text-properties fo:color="#09885a" style:font-name="Droid Sans Mono" fo:font-size="9pt" fo:font-weight="normal"/>
    </style:style>
    <style:style style:name="T26" style:family="text">
      <style:text-properties officeooo:rsid="000e3aab"/>
    </style:style>
    <style:style style:name="T27" style:family="text">
      <style:text-properties officeooo:rsid="000ed9f7"/>
    </style:style>
    <style:style style:name="T28" style:family="text">
      <style:text-properties fo:font-weight="normal"/>
    </style:style>
    <style:style style:name="T29" style:family="text">
      <style:text-properties fo:font-weight="normal" officeooo:rsid="0010766e" style:font-weight-asian="normal" style:font-weight-complex="normal"/>
    </style:style>
    <style:style style:name="T30" style:family="text">
      <style:text-properties fo:font-weight="normal" officeooo:rsid="00c8819c" style:font-weight-asian="normal" style:font-weight-complex="normal"/>
    </style:style>
    <style:style style:name="T31" style:family="text">
      <style:text-properties fo:font-weight="normal" officeooo:rsid="005e46fa" fo:background-color="#fffffe" loext:char-shading-value="0" style:font-weight-asian="bold" style:font-weight-complex="bold"/>
    </style:style>
    <style:style style:name="T32" style:family="text">
      <style:text-properties fo:font-weight="normal" officeooo:rsid="00be752b"/>
    </style:style>
    <style:style style:name="T33" style:family="text">
      <style:text-properties fo:font-variant="normal" fo:text-transform="none" fo:color="#505050" style:font-name="OpenSans" fo:font-size="9pt" fo:letter-spacing="normal" fo:font-style="normal"/>
    </style:style>
    <style:style style:name="T34" style:family="text">
      <style:text-properties fo:font-variant="normal" fo:text-transform="none" fo:color="#505050" style:font-name="OpenSans" fo:font-size="9pt" fo:letter-spacing="normal" fo:font-style="normal" fo:background-color="#fffffe" loext:char-shading-value="0"/>
    </style:style>
    <style:style style:name="T35" style:family="text">
      <style:text-properties fo:font-variant="normal" fo:text-transform="none" fo:color="#505050" style:font-name="OpenSans" fo:font-size="9pt" fo:letter-spacing="normal" fo:font-style="normal" officeooo:rsid="002062ee" fo:background-color="#fffffe" loext:char-shading-value="0"/>
    </style:style>
    <style:style style:name="T36" style:family="text">
      <style:text-properties fo:font-variant="normal" fo:text-transform="none" fo:color="#505050" style:font-name="OpenSans" fo:font-size="9pt" fo:letter-spacing="normal" fo:font-style="normal" officeooo:rsid="0023a7a1" fo:background-color="#fffffe" loext:char-shading-value="0"/>
    </style:style>
    <style:style style:name="T37" style:family="text">
      <style:text-properties fo:font-variant="normal" fo:text-transform="none" fo:color="#505050" style:font-name="OpenSans" fo:font-size="9pt" fo:letter-spacing="normal" fo:font-style="normal" officeooo:rsid="0027518e" fo:background-color="#fffffe" loext:char-shading-value="0"/>
    </style:style>
    <style:style style:name="T38" style:family="text">
      <style:text-properties fo:font-variant="normal" fo:text-transform="none" fo:color="#505050" style:font-name="OpenSans" fo:font-size="9pt" fo:letter-spacing="normal" fo:font-style="normal" officeooo:rsid="0030b615" fo:background-color="#fffffe" loext:char-shading-value="0"/>
    </style:style>
    <style:style style:name="T39" style:family="text">
      <style:text-properties fo:font-variant="normal" fo:text-transform="none" fo:color="#505050" style:font-name="OpenSans" fo:font-size="9pt" fo:letter-spacing="normal" fo:font-style="normal" officeooo:rsid="0038f4cc" fo:background-color="#fffffe" loext:char-shading-value="0"/>
    </style:style>
    <style:style style:name="T40" style:family="text">
      <style:text-properties fo:font-variant="normal" fo:text-transform="none" fo:color="#505050" style:font-name="OpenSans" fo:font-size="9pt" fo:letter-spacing="normal" fo:font-style="normal" officeooo:rsid="0010766e"/>
    </style:style>
    <style:style style:name="T41" style:family="text">
      <style:text-properties fo:font-variant="normal" fo:text-transform="none" fo:color="#505050" style:font-name="OpenSans" fo:font-size="9pt" fo:letter-spacing="normal" fo:font-style="normal" officeooo:rsid="0011a262"/>
    </style:style>
    <style:style style:name="T42" style:family="text">
      <style:text-properties fo:font-variant="normal" fo:text-transform="none" fo:color="#505050" style:font-name="OpenSans" fo:font-size="9pt" fo:letter-spacing="normal" fo:font-style="normal" officeooo:rsid="001ce559"/>
    </style:style>
    <style:style style:name="T43" style:family="text">
      <style:text-properties fo:font-variant="normal" fo:text-transform="none" fo:color="#505050" style:font-name="OpenSans" fo:font-size="9pt" fo:letter-spacing="normal" fo:font-style="normal" officeooo:rsid="002062ee"/>
    </style:style>
    <style:style style:name="T44" style:family="text">
      <style:text-properties fo:font-variant="normal" fo:text-transform="none" fo:color="#505050" style:font-name="OpenSans" fo:font-size="9pt" fo:letter-spacing="normal" fo:font-style="normal" officeooo:rsid="002dde14"/>
    </style:style>
    <style:style style:name="T45" style:family="text">
      <style:text-properties fo:font-variant="normal" fo:text-transform="none" fo:color="#505050" style:font-name="OpenSans" fo:font-size="9pt" fo:letter-spacing="normal" fo:font-style="normal" officeooo:rsid="002e7952"/>
    </style:style>
    <style:style style:name="T46" style:family="text">
      <style:text-properties fo:font-variant="normal" fo:text-transform="none" fo:color="#505050" style:font-name="OpenSans" fo:font-size="9pt" fo:letter-spacing="normal" fo:font-style="normal" officeooo:rsid="0030b615"/>
    </style:style>
    <style:style style:name="T47" style:family="text">
      <style:text-properties fo:font-variant="normal" fo:text-transform="none" fo:color="#505050" style:font-name="OpenSans" fo:font-size="9pt" fo:letter-spacing="normal" fo:font-style="normal" officeooo:rsid="0035dbc3"/>
    </style:style>
    <style:style style:name="T48" style:family="text">
      <style:text-properties fo:font-variant="normal" fo:text-transform="none" fo:color="#505050" style:font-name="OpenSans" fo:font-size="9pt" fo:letter-spacing="normal" fo:font-style="normal" officeooo:rsid="0039aa72"/>
    </style:style>
    <style:style style:name="T49" style:family="text">
      <style:text-properties fo:font-variant="normal" fo:text-transform="none" fo:color="#505050" style:font-name="OpenSans" fo:font-size="9pt" fo:letter-spacing="normal" fo:font-style="normal" officeooo:rsid="0039aa72" style:font-weight-asian="normal" style:font-weight-complex="normal"/>
    </style:style>
    <style:style style:name="T50" style:family="text">
      <style:text-properties fo:font-variant="normal" fo:text-transform="none" fo:color="#505050" style:font-name="OpenSans" fo:font-size="9pt" fo:letter-spacing="normal" fo:font-style="normal" officeooo:rsid="0053cac4" style:font-weight-asian="normal" style:font-weight-complex="normal"/>
    </style:style>
    <style:style style:name="T51" style:family="text">
      <style:text-properties fo:font-variant="normal" fo:text-transform="none" fo:color="#505050" style:font-name="OpenSans" fo:font-size="9pt" fo:letter-spacing="normal" fo:font-style="normal" officeooo:rsid="0057c8c3" style:font-weight-asian="normal" style:font-weight-complex="normal"/>
    </style:style>
    <style:style style:name="T52" style:family="text">
      <style:text-properties fo:font-variant="normal" fo:text-transform="none" fo:color="#505050" style:font-name="OpenSans" fo:font-size="9pt" fo:letter-spacing="normal" fo:font-style="normal" officeooo:rsid="00e2e9d7" style:font-weight-asian="normal" style:font-weight-complex="normal"/>
    </style:style>
    <style:style style:name="T53" style:family="text">
      <style:text-properties fo:font-variant="normal" fo:text-transform="none" fo:color="#505050" style:font-name="OpenSans" fo:font-size="9pt" fo:letter-spacing="normal" fo:font-style="normal" officeooo:rsid="0052c3cf"/>
    </style:style>
    <style:style style:name="T54" style:family="text">
      <style:text-properties fo:font-variant="normal" fo:text-transform="none" fo:color="#505050" style:font-name="OpenSans" fo:letter-spacing="normal" fo:font-style="normal"/>
    </style:style>
    <style:style style:name="T55" style:family="text">
      <style:text-properties fo:font-variant="normal" fo:text-transform="none" fo:color="#505050" style:font-name="OpenSans" fo:letter-spacing="normal" fo:font-style="normal" fo:font-weight="normal"/>
    </style:style>
    <style:style style:name="T56" style:family="text">
      <style:text-properties fo:font-variant="normal" fo:text-transform="none" fo:color="#505050" style:font-name="OpenSans" fo:letter-spacing="normal" fo:font-style="normal" fo:font-weight="normal" officeooo:rsid="0011a262"/>
    </style:style>
    <style:style style:name="T57" style:family="text">
      <style:text-properties fo:font-variant="normal" fo:text-transform="none" fo:color="#505050" style:font-name="OpenSans" fo:letter-spacing="normal" fo:font-style="normal" fo:font-weight="normal" officeooo:rsid="0012911b"/>
    </style:style>
    <style:style style:name="T58" style:family="text">
      <style:text-properties fo:font-variant="normal" fo:text-transform="none" fo:color="#505050" style:font-name="OpenSans" fo:letter-spacing="normal" fo:font-style="normal" officeooo:rsid="00161d9b"/>
    </style:style>
    <style:style style:name="T59" style:family="text">
      <style:text-properties fo:font-variant="normal" fo:text-transform="none" fo:color="#505050" style:font-name="OpenSans" fo:letter-spacing="normal" fo:font-style="normal" officeooo:rsid="0019d8e6"/>
    </style:style>
    <style:style style:name="T60" style:family="text">
      <style:text-properties fo:font-variant="normal" fo:text-transform="none" fo:color="#505050" style:font-name="OpenSans" fo:letter-spacing="normal" fo:font-style="normal" officeooo:rsid="002062ee"/>
    </style:style>
    <style:style style:name="T61" style:family="text">
      <style:text-properties fo:font-variant="normal" fo:text-transform="none" fo:color="#505050" style:font-name="OpenSans" fo:letter-spacing="normal" fo:font-style="normal" officeooo:rsid="0022886d"/>
    </style:style>
    <style:style style:name="T62" style:family="text">
      <style:text-properties fo:font-variant="normal" fo:text-transform="none" fo:color="#505050" style:font-name="OpenSans" fo:letter-spacing="normal" fo:font-style="normal" officeooo:rsid="002a0725"/>
    </style:style>
    <style:style style:name="T63" style:family="text">
      <style:text-properties fo:font-variant="normal" fo:text-transform="none" fo:color="#505050" style:font-name="OpenSans" fo:letter-spacing="normal" fo:font-style="normal" fo:font-weight="bold"/>
    </style:style>
    <style:style style:name="T64" style:family="text">
      <style:text-properties fo:font-variant="normal" fo:text-transform="none" fo:color="#505050" style:font-name="OpenSans" fo:letter-spacing="normal" fo:font-style="normal" fo:font-weight="bold" officeooo:rsid="002062ee"/>
    </style:style>
    <style:style style:name="T65" style:family="text">
      <style:text-properties fo:font-variant="normal" fo:text-transform="none" fo:color="#505050" style:font-name="OpenSans" fo:letter-spacing="normal" fo:font-style="normal" officeooo:rsid="0030b615"/>
    </style:style>
    <style:style style:name="T66" style:family="text">
      <style:text-properties fo:font-variant="normal" fo:text-transform="none" fo:color="#505050" style:font-name="OpenSans" fo:letter-spacing="normal" fo:font-style="normal" officeooo:rsid="0035dbc3"/>
    </style:style>
    <style:style style:name="T67" style:family="text">
      <style:text-properties fo:font-variant="normal" fo:text-transform="none" fo:color="#505050" style:font-name="OpenSans" fo:letter-spacing="normal" fo:font-style="normal" officeooo:rsid="0039aa72"/>
    </style:style>
    <style:style style:name="T68" style:family="text">
      <style:text-properties officeooo:rsid="0010766e" style:font-weight-asian="normal" style:font-weight-complex="normal"/>
    </style:style>
    <style:style style:name="T69" style:family="text">
      <style:text-properties officeooo:rsid="003cc758"/>
    </style:style>
    <style:style style:name="T70" style:family="text">
      <style:text-properties officeooo:rsid="003cf514"/>
    </style:style>
    <style:style style:name="T71" style:family="text">
      <style:text-properties officeooo:rsid="003d97f9"/>
    </style:style>
    <style:style style:name="T72" style:family="text">
      <style:text-properties officeooo:rsid="003f5b27"/>
    </style:style>
    <style:style style:name="T73" style:family="text">
      <style:text-properties officeooo:rsid="00406ef9"/>
    </style:style>
    <style:style style:name="T74" style:family="text">
      <style:text-properties officeooo:rsid="0045467f"/>
    </style:style>
    <style:style style:name="T75" style:family="text">
      <style:text-properties officeooo:rsid="0046bfbe"/>
    </style:style>
    <style:style style:name="T76" style:family="text">
      <style:text-properties officeooo:rsid="004c452b"/>
    </style:style>
    <style:style style:name="T77" style:family="text">
      <style:text-properties officeooo:rsid="004df15b"/>
    </style:style>
    <style:style style:name="T78" style:family="text">
      <style:text-properties officeooo:rsid="004fbdb3"/>
    </style:style>
    <style:style style:name="T79" style:family="text">
      <style:text-properties fo:background-color="#fffffe" loext:char-shading-value="0"/>
    </style:style>
    <style:style style:name="T80" style:family="text">
      <style:text-properties officeooo:rsid="005e46fa" fo:background-color="#fffffe" loext:char-shading-value="0" style:font-weight-asian="bold" style:font-weight-complex="bold"/>
    </style:style>
    <style:style style:name="T81" style:family="text">
      <style:text-properties officeooo:rsid="0092dd4d" fo:background-color="#fffffe" loext:char-shading-value="0" style:font-weight-asian="bold" style:font-weight-complex="bold"/>
    </style:style>
    <style:style style:name="T82" style:family="text">
      <style:text-properties officeooo:rsid="0092dd4d" fo:background-color="#fffffe" loext:char-shading-value="0"/>
    </style:style>
    <style:style style:name="T83" style:family="text">
      <style:text-properties officeooo:rsid="0046bfbe" fo:background-color="#fffffe" loext:char-shading-value="0"/>
    </style:style>
    <style:style style:name="T84" style:family="text">
      <style:text-properties officeooo:rsid="00e18b47" fo:background-color="#fffffe" loext:char-shading-value="0"/>
    </style:style>
    <style:style style:name="T85" style:family="text">
      <style:text-properties officeooo:rsid="0084adcf"/>
    </style:style>
    <style:style style:name="T86" style:family="text">
      <style:text-properties officeooo:rsid="0086f9dd"/>
    </style:style>
    <style:style style:name="T87" style:family="text">
      <style:text-properties officeooo:rsid="00898943"/>
    </style:style>
    <style:style style:name="T88" style:family="text">
      <style:text-properties officeooo:rsid="008e561d"/>
    </style:style>
    <style:style style:name="T89" style:family="text">
      <style:text-properties style:font-weight-asian="bold" style:font-weight-complex="bold"/>
    </style:style>
    <style:style style:name="T90" style:family="text">
      <style:text-properties officeooo:rsid="00b0ecdd" style:font-weight-asian="bold" style:font-weight-complex="bold"/>
    </style:style>
    <style:style style:name="T91" style:family="text">
      <style:text-properties officeooo:rsid="00b59a55" style:font-weight-asian="bold" style:font-weight-complex="bold"/>
    </style:style>
    <style:style style:name="T92" style:family="text">
      <style:text-properties officeooo:rsid="00b36a31" style:font-weight-asian="bold" style:font-weight-complex="bold"/>
    </style:style>
    <style:style style:name="T93" style:family="text">
      <style:text-properties officeooo:rsid="008eecc3"/>
    </style:style>
    <style:style style:name="T94" style:family="text">
      <style:text-properties officeooo:rsid="008f6cd5"/>
    </style:style>
    <style:style style:name="T95" style:family="text">
      <style:text-properties officeooo:rsid="009df68c"/>
    </style:style>
    <style:style style:name="T96" style:family="text">
      <style:text-properties officeooo:rsid="00a02bae"/>
    </style:style>
    <style:style style:name="T97" style:family="text">
      <style:text-properties officeooo:rsid="00a13ab7"/>
    </style:style>
    <style:style style:name="T98" style:family="text">
      <style:text-properties officeooo:rsid="00a46f25"/>
    </style:style>
    <style:style style:name="T99" style:family="text">
      <style:text-properties officeooo:rsid="00a68117" fo:background-color="#ffff00" loext:char-shading-value="0"/>
    </style:style>
    <style:style style:name="T100" style:family="text">
      <style:text-properties officeooo:rsid="00abce4f"/>
    </style:style>
    <style:style style:name="T101" style:family="text">
      <style:text-properties officeooo:rsid="00acc41f"/>
    </style:style>
    <style:style style:name="T102" style:family="text">
      <style:text-properties officeooo:rsid="00b8d5c7"/>
    </style:style>
    <style:style style:name="T103" style:family="text">
      <style:text-properties officeooo:rsid="00bc93ef"/>
    </style:style>
    <style:style style:name="T104" style:family="text">
      <style:text-properties officeooo:rsid="00be752b"/>
    </style:style>
    <style:style style:name="T105" style:family="text">
      <style:text-properties officeooo:rsid="00c8819c"/>
    </style:style>
    <style:style style:name="T106" style:family="text">
      <style:text-properties officeooo:rsid="00cba8b0"/>
    </style:style>
    <style:style style:name="T107" style:family="text">
      <style:text-properties officeooo:rsid="00d236dc"/>
    </style:style>
    <style:style style:name="T108" style:family="text">
      <style:text-properties officeooo:rsid="00d7a73d"/>
    </style:style>
    <style:style style:name="T109" style:family="text">
      <style:text-properties officeooo:rsid="00e2e9d7"/>
    </style:style>
    <style:style style:name="T110" style:family="text">
      <style:text-properties officeooo:rsid="00e7042b"/>
    </style:style>
    <style:style style:name="T111" style:family="text">
      <style:text-properties officeooo:rsid="00e767d3"/>
    </style:style>
    <style:style style:name="T112" style:family="text">
      <style:text-properties officeooo:rsid="00eabc11"/>
    </style:style>
    <style:style style:name="T113" style:family="text">
      <style:text-properties officeooo:rsid="00ec3a2b"/>
    </style:style>
    <style:style style:name="T114" style:family="text">
      <style:text-properties officeooo:rsid="00fe579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text:s/><text:span text:style-name="T5">BUY UR Ticket <text:s/>- </text:span><text:span text:style-name="T2"><text:s/>Event Portal Backend</text:span></text:p>
      <text:p text:style-name="P1"/>
      <text:p text:style-name="P4">Back End Requirements:</text:p>
      <text:list xml:id="list7845735599377072489" text:style-name="L1">
        <text:list-item>
          <text:p text:style-name="P277">node js</text:p>
        </text:list-item>
        <text:list-item>
          <text:p text:style-name="P277">mysql</text:p>
        </text:list-item>
        <text:list-item>
          <text:p text:style-name="P277">npm </text:p>
        </text:list-item>
        <text:list-item>
          <text:p text:style-name="P277">git</text:p>
        </text:list-item>
      </text:list>
      <text:p text:style-name="P2"/>
      <text:p text:style-name="P2"><text:span text:style-name="T2">Basic Config File</text:span>:</text:p>
      <text:p text:style-name="P2"><text:s text:c="3"/>config.json</text:p>
      <text:p text:style-name="P2"/>
      <text:p text:style-name="P4">Basic Command:</text:p>
      <text:p text:style-name="P8">npm start – to start the backend</text:p>
      <text:p text:style-name="P8">node db_migarte.js – to create tables an migrate some user an role data.<text:span text:style-name="T99">(don’t Use this command in production site – it will clear all the tables)</text:span></text:p>
      <text:p text:style-name="P8"/>
      <text:p text:style-name="P4">Basic Admin Credinatials:</text:p>
      <text:p text:style-name="P8"/>
      <text:p text:style-name="P8">Email : <text:a xlink:type="simple" xlink:href="mailto:admin@event.com" text:style-name="Internet_20_link" text:visited-style-name="Visited_20_Internet_20_Link">admin@event.com</text:a></text:p>
      <text:p text:style-name="P8">Password : Passw0rd</text:p>
      <text:p text:style-name="P4"/>
      <text:p text:style-name="P4">API Details:</text:p>
      <text:p text:style-name="P4"/>
      <text:p text:style-name="P4">1)Admin/User Login</text:p>
      <text:p text:style-name="P8"/>
      <text:p text:style-name="P8"/>
      <text:p text:style-name="P8"><text:span text:style-name="T6">Admin Login</text:span><text:span text:style-name="T100"> :</text:span>URL:127.0.0.1:8012/api/login</text:p>
      <text:p text:style-name="P12"/>
      <text:p text:style-name="P12"><text:span text:style-name="T6">Customer Login</text:span>:127.0.0.1:8012/api/<text:span text:style-name="T101">customer_</text:span>logi<text:span text:style-name="T101">n</text:span></text:p>
      <text:p text:style-name="P8"/>
      <text:p text:style-name="P8">Method:POST</text:p>
      <text:p text:style-name="P8"/>
      <text:p text:style-name="P8">Sample Json Data:</text:p>
      <text:p text:style-name="P8"/>
      <text:p text:style-name="P8">{</text:p>
      <text:p text:style-name="P8">email : <text:a xlink:type="simple" xlink:href="mailto:admin@event.com" text:style-name="Internet_20_link" text:visited-style-name="Visited_20_Internet_20_Link">admin@event.com</text:a></text:p>
      <text:p text:style-name="P8">password : Passw0rd</text:p>
      <text:p text:style-name="P8">}</text:p>
      <text:p text:style-name="P8"/>
      <text:p text:style-name="P8">Response:</text:p>
      <text:p text:style-name="P46">{</text:p>
      <text:p text:style-name="P71">    <text:span text:style-name="T22">"success"</text:span><text:span text:style-name="T21">: </text:span><text:span text:style-name="T23">true</text:span><text:span text:style-name="T21">,</text:span></text:p>
      <text:p text:style-name="P71">    <text:span text:style-name="T22">"data"</text:span><text:span text:style-name="T21">: {</text:span></text:p>
      <text:p text:style-name="P71">        <text:span text:style-name="T22">"id"</text:span><text:span text:style-name="T21">: </text:span><text:span text:style-name="T25">1</text:span><text:span text:style-name="T21">,</text:span></text:p>
      <text:p text:style-name="P71">        <text:span text:style-name="T22">"first_name"</text:span><text:span text:style-name="T21">: </text:span><text:span text:style-name="T23">"admin"</text:span><text:span text:style-name="T21">,</text:span></text:p>
      <text:p text:style-name="P71">        <text:span text:style-name="T22">"role_id"</text:span><text:span text:style-name="T21">: </text:span><text:span text:style-name="T25">1</text:span><text:span text:style-name="T21">,</text:span></text:p>
      <text:p text:style-name="P71">        <text:span text:style-name="T22">"token"</text:span><text:span text:style-name="T21">: </text:span><text:span text:style-name="T23">"eyJhbGciOiJIUzI1NiIsInR5cCI6IkpXVCJ9.eyJpZCI6IiQyYiQwNCR2WFpuRGNUYUl1b3YuWFlXdFFnbW51b3hsdktEdmtMTHRzU2xMSG4vVjBldi9TaEloVDVOaSIsInRpbWUiOiIkMmIkMDQkUHcyMXg5TzBRVm9BbThVaU5mMEQ0LmRpb3FLSUJwRjllOU83Wk91aGhKZ2dBVTNXaEt3MS4iLCJyX3Rva2VuIjoiOTlWMEFVU0dvWmNMS2daRi81Unp6b1ZtbXA4c2hmVDhXRHE3aXl3PSIsInN1cGVyX2FkbWluX3Rva2VuIjoiMjhLZW85WVlUdFdTYW5rMnVpZXpDWlZNRkZZPSIsInVzZXJfbmFtZV90b2tlbiI6IlNwZXB2TGdTaXpWTy9VcmNnNWNqSEZJMHJheCsiLCJyb2xlX2lkIjoiZWN2QmNmY0kxTVFBMU9iSFBUVXVpeVk9IiwidXNlcl9pZCI6Ik03eTJ1QVdYSVNQbjR</text:span><text:soft-page-break/><text:span text:style-name="T23">1MTI4bUZndHBVPSIsImlhdCI6MTU4Mzc3NjYxOCwiZXhwIjoxNTgzNzk4MjE4fQ.F1lWn_E4mESAQTSAHMCQQdiQV01BxC5CW6JNR-RdmaY"</text:span><text:span text:style-name="T21">,</text:span></text:p>
      <text:p text:style-name="P71">        <text:span text:style-name="T22">"is_admin"</text:span><text:span text:style-name="T21">: </text:span><text:span text:style-name="T23">true</text:span><text:span text:style-name="T21">,</text:span></text:p>
      <text:p text:style-name="P71">        <text:span text:style-name="T22">"is_super_admin"</text:span><text:span text:style-name="T21">: </text:span><text:span text:style-name="T23">true</text:span><text:span text:style-name="T21">,</text:span></text:p>
      <text:p text:style-name="P71">        <text:span text:style-name="T22">"last_login_time"</text:span><text:span text:style-name="T21">: </text:span><text:span text:style-name="T23">"09-Mar-2020 10:29:49 PM"</text:span><text:span text:style-name="T21">,</text:span></text:p>
      <text:p text:style-name="P71">        <text:span text:style-name="T22">"current_login_time"</text:span><text:span text:style-name="T21">: </text:span><text:span text:style-name="T23">"09-Mar-2020 11:26:58 PM"</text:span></text:p>
      <text:p text:style-name="P71">    <text:span text:style-name="T21">}</text:span></text:p>
      <text:p text:style-name="P44">}</text:p>
      <text:p text:style-name="P8"/>
      <text:p text:style-name="P8"/>
      <text:p text:style-name="P4">2) Forgot Password</text:p>
      <text:p text:style-name="P4"/>
      <text:p text:style-name="P9">URL:127.0.0.1:8012/api/<text:span text:style-name="T26">forgot_password</text:span></text:p>
      <text:p text:style-name="P9"/>
      <text:p text:style-name="P9">Method:POST</text:p>
      <text:p text:style-name="P9"/>
      <text:p text:style-name="P9">Sample Json Data:</text:p>
      <text:p text:style-name="P9">{</text:p>
      <text:p text:style-name="P9">email : <text:a xlink:type="simple" xlink:href="mailto:admin@event.com" text:style-name="Internet_20_link" text:visited-style-name="Visited_20_Internet_20_Link">admin@event.com</text:a></text:p>
      <text:p text:style-name="P9">}</text:p>
      <text:p text:style-name="P9"/>
      <text:p text:style-name="P9"/>
      <text:p text:style-name="P13"><text:span text:style-name="T2">Response</text:span>:</text:p>
      <text:p text:style-name="P13"/>
      <text:p text:style-name="P48">{</text:p>
      <text:p text:style-name="P71">    <text:span text:style-name="T22">"success"</text:span><text:span text:style-name="T21">: </text:span><text:span text:style-name="T23">true</text:span><text:span text:style-name="T21">,</text:span></text:p>
      <text:p text:style-name="P71">    <text:span text:style-name="T22">"message"</text:span><text:span text:style-name="T21">: </text:span><text:span text:style-name="T23">"Please check you mail to Reset your Password"</text:span></text:p>
      <text:p text:style-name="P44">}</text:p>
      <text:p text:style-name="P44"/>
      <text:p text:style-name="P44"/>
      <text:p text:style-name="P59">3) Reset Password</text:p>
      <text:p text:style-name="P59"/>
      <text:p text:style-name="P10">URL:127.0.0.1:8012/api/reset_password</text:p>
      <text:p text:style-name="P10"/>
      <text:p text:style-name="P10">Method:POST</text:p>
      <text:p text:style-name="P10"/>
      <text:p text:style-name="P10">Sample Json Data:</text:p>
      <text:p text:style-name="P10">{</text:p>
      <text:p text:style-name="P14">password:123456,</text:p>
      <text:p text:style-name="P14">confoirm_password:123456</text:p>
      <text:p text:style-name="P10">}</text:p>
      <text:p text:style-name="P10"/>
      <text:p text:style-name="P14"><text:span text:style-name="T2">Response</text:span>:</text:p>
      <text:p text:style-name="P14"/>
      <text:p text:style-name="P49">{</text:p>
      <text:p text:style-name="P72">    <text:span text:style-name="T22">"success"</text:span><text:span text:style-name="T21">: </text:span><text:span text:style-name="T23">true</text:span><text:span text:style-name="T21">,</text:span></text:p>
      <text:p text:style-name="P72">    <text:span text:style-name="T22">"message"</text:span><text:span text:style-name="T21">: </text:span><text:span text:style-name="T23">"</text:span><text:span text:style-name="T24">Password Reset Successfully</text:span><text:span text:style-name="T23">"</text:span></text:p>
      <text:p text:style-name="P45">}</text:p>
      <text:p text:style-name="P47"/>
      <text:p text:style-name="P59">4) Users List</text:p>
      <text:p text:style-name="P59"/>
      <text:p text:style-name="P10">URL:127.0.0.1:8012/api/<text:span text:style-name="T26">users</text:span></text:p>
      <text:p text:style-name="P10"/>
      <text:p text:style-name="P10">Method:<text:span text:style-name="T26">GET</text:span></text:p>
      <text:p text:style-name="P10"><text:soft-page-break/></text:p>
      <text:p text:style-name="P10"/>
      <text:p text:style-name="P10"/>
      <text:p text:style-name="P47"/>
      <text:p text:style-name="P47"/>
      <text:p text:style-name="P59">5) Users Login Log List</text:p>
      <text:p text:style-name="P59"/>
      <text:p text:style-name="P10">URL:127.0.0.1:8012/<text:span text:style-name="T78">a</text:span>pi/login_log</text:p>
      <text:p text:style-name="P10"/>
      <text:p text:style-name="P10">Method:<text:span text:style-name="T26">GET</text:span></text:p>
      <text:p text:style-name="P10"/>
      <text:p text:style-name="P10"/>
      <text:p text:style-name="P14">6)<text:span text:style-name="T3">Roles List</text:span></text:p>
      <text:p text:style-name="P5"/>
      <text:p text:style-name="P11">URL:127.0.0.1:8012/api/<text:span text:style-name="T27">roles</text:span></text:p>
      <text:p text:style-name="P11"/>
      <text:p text:style-name="P11">Method:<text:span text:style-name="T26">GET</text:span></text:p>
      <text:p text:style-name="P6"/>
      <text:p text:style-name="P16">7) <text:span text:style-name="T2">Category List</text:span></text:p>
      <text:p text:style-name="P14"/>
      <text:p text:style-name="P17"><text:span text:style-name="T68">URL: </text:span><text:a xlink:type="simple" xlink:href="http://127.0.0.1:8012/api/categories" text:style-name="Internet_20_link" text:visited-style-name="Visited_20_Internet_20_Link">http://127.0.0.1:8012/api/categories</text:a><text:span text:style-name="T33">?</text:span><text:span text:style-name="T53">name=”test”&amp;is_active=true</text:span></text:p>
      <text:p text:style-name="P73"/>
      <text:p text:style-name="P74">METHOD :GET </text:p>
      <text:p text:style-name="P74"/>
      <text:p text:style-name="P74">RESPONSE:</text:p>
      <text:p text:style-name="P74"/>
      <text:p text:style-name="P74">{</text:p>
      <text:p text:style-name="P74"><text:s text:c="4"/>"success": true,</text:p>
      <text:p text:style-name="P74"><text:s text:c="4"/>"data": [</text:p>
      <text:p text:style-name="P74"><text:s text:c="8"/>{</text:p>
      <text:p text:style-name="P74"><text:s text:c="12"/>"id": 1,</text:p>
      <text:p text:style-name="P74"><text:s text:c="12"/>"name": "Bussiness",</text:p>
      <text:p text:style-name="P74"><text:s text:c="12"/>"slug": "bussiness",</text:p>
      <text:p text:style-name="P74"><text:s text:c="12"/>"is_active": true,</text:p>
      <text:p text:style-name="P74"><text:s text:c="12"/>"image_path": null,</text:p>
      <text:p text:style-name="P74"><text:s text:c="12"/>"image_name": null,</text:p>
      <text:p text:style-name="P74"><text:s text:c="12"/>"createdAt": "2020-03-28T10:24:09.000Z",</text:p>
      <text:p text:style-name="P74"><text:s text:c="12"/>"updatedAt": "2020-03-28T10:24:09.000Z",</text:p>
      <text:p text:style-name="P74"><text:s text:c="12"/>"deletedAt": null</text:p>
      <text:p text:style-name="P74"><text:s text:c="8"/>}</text:p>
      <text:p text:style-name="P74"><text:s text:c="4"/>],</text:p>
      <text:p text:style-name="P74"><text:s text:c="4"/>"count": 1</text:p>
      <text:p text:style-name="P74">}</text:p>
      <text:p text:style-name="P14"/>
      <text:p text:style-name="P64">8) Category Add</text:p>
      <text:p text:style-name="P64"/>
      <text:p text:style-name="P15"/>
      <text:p text:style-name="P17"><text:span text:style-name="T68">URL: </text:span><text:a xlink:type="simple" xlink:href="http://127.0.0.1:8012/api/categories" text:style-name="Internet_20_link" text:visited-style-name="Visited_20_Internet_20_Link"><text:span text:style-name="T33">http://127.0.0.1:8012/api/categories</text:span></text:a></text:p>
      <text:p text:style-name="P73"/>
      <text:p text:style-name="P77">METHOD :POST</text:p>
      <text:p text:style-name="P77"/>
      <text:p text:style-name="P77">REQUEST</text:p>
      <text:p text:style-name="P77">{</text:p>
      <text:p text:style-name="P77"><text:tab/>"name":"Bussiness",</text:p>
      <text:p text:style-name="P77"><text:tab/>"is_active":1,</text:p>
      <text:p text:style-name="P77"><text:tab/>“<text:span text:style-name="T78">image_path</text:span>”:”/<text:span text:style-name="T78">assests/image.png</text:span>”</text:p>
      <text:p text:style-name="P92"><text:tab/>“<text:span text:style-name="T78">image_name</text:span>”:”<text:span text:style-name="T78">example.png</text:span>”</text:p>
      <text:p text:style-name="P77">} </text:p>
      <text:p text:style-name="P77"/>
      <text:p text:style-name="P77">RESPOSNE</text:p>
      <text:p text:style-name="P77"><text:soft-page-break/></text:p>
      <text:p text:style-name="P19">{</text:p>
      <text:p text:style-name="P19"><text:s text:c="4"/>"success": true,</text:p>
      <text:p text:style-name="P19"><text:s text:c="4"/>"data": {</text:p>
      <text:p text:style-name="P19"><text:s text:c="8"/>"createdAt": "2020-03-29T06:41:23.482Z",</text:p>
      <text:p text:style-name="P19"><text:s text:c="8"/>"id": 6,</text:p>
      <text:p text:style-name="P19"><text:s text:c="8"/>"name": "Food Event",</text:p>
      <text:p text:style-name="P19"><text:s text:c="8"/>"is_active": true,</text:p>
      <text:p text:style-name="P19"><text:s text:c="8"/>"slug": "food-event",</text:p>
      <text:p text:style-name="P19"><text:s text:c="8"/>"updatedAt": "2020-03-29T06:41:23.482Z",</text:p>
      <text:p text:style-name="P92"><text:s text:c="9"/>“<text:span text:style-name="T78">image_path</text:span>”:”/<text:span text:style-name="T78">assests/image.png</text:span>”</text:p>
      <text:p text:style-name="P92"><text:s text:c="9"/>“<text:span text:style-name="T78">image_name</text:span>”:”<text:span text:style-name="T78">example.png</text:span>”</text:p>
      <text:p text:style-name="P19"><text:s text:c="4"/>}</text:p>
      <text:p text:style-name="P19">}</text:p>
      <text:p text:style-name="P64"/>
      <text:p text:style-name="P64">9) Category Edit</text:p>
      <text:p text:style-name="P64"/>
      <text:p text:style-name="P17"><text:span text:style-name="T68">URL: </text:span><text:a xlink:type="simple" xlink:href="http://127.0.0.1:8012/api/categories" text:style-name="Internet_20_link" text:visited-style-name="Visited_20_Internet_20_Link"><text:span text:style-name="T33">http://127.0.0.1:8012/api/categories</text:span></text:a></text:p>
      <text:p text:style-name="P73"/>
      <text:p text:style-name="P77">METHOD :PUT</text:p>
      <text:p text:style-name="P59"/>
      <text:p text:style-name="P59"/>
      <text:p text:style-name="P77">REQUEST</text:p>
      <text:p text:style-name="P77">{</text:p>
      <text:p text:style-name="P77"><text:tab/>"name":"Bussiness",</text:p>
      <text:p text:style-name="P77"><text:tab/>"is_active":1,</text:p>
      <text:p text:style-name="P93"><text:s text:c="12"/>“<text:span text:style-name="T78">image_path</text:span>”:”/<text:span text:style-name="T78">assests/image.png</text:span>”</text:p>
      <text:p text:style-name="P93"><text:s text:c="12"/>“<text:span text:style-name="T78">image_name</text:span>”:”<text:span text:style-name="T78">example.png</text:span>”</text:p>
      <text:p text:style-name="P77"><text:tab/>“id”:1</text:p>
      <text:p text:style-name="P77">} </text:p>
      <text:p text:style-name="P13"/>
      <text:p text:style-name="P7">10) Category Delete</text:p>
      <text:p text:style-name="P16"/>
      <text:p text:style-name="P17"><text:span text:style-name="T68">URL: </text:span><text:a xlink:type="simple" xlink:href="http://127.0.0.1:8012/api/categories" text:style-name="Internet_20_link" text:visited-style-name="Visited_20_Internet_20_Link">http://127.0.0.1:8012/api/categories</text:a><text:span text:style-name="T33">/</text:span><text:span text:style-name="T40">&lt;:id&gt;</text:span></text:p>
      <text:p text:style-name="P73"/>
      <text:p text:style-name="P77">METHOD :DELETE</text:p>
      <text:p text:style-name="P77"/>
      <text:p text:style-name="P77">RESPOSN<text:line-break/>{</text:p>
      <text:p text:style-name="P77"><text:s text:c="4"/>"success": true,</text:p>
      <text:p text:style-name="P77"><text:s text:c="4"/>"message": "Deleted successfully."</text:p>
      <text:p text:style-name="P77">}</text:p>
      <text:p text:style-name="P77"/>
      <text:p text:style-name="P77"/>
      <text:p text:style-name="P186">11) Currencies List</text:p>
      <text:p text:style-name="P77"/>
      <text:p text:style-name="P60"><text:span text:style-name="T29">URL: </text:span><text:a xlink:type="simple" xlink:href="http://127.0.0.1:8012/api/categories" text:style-name="Internet_20_link" text:visited-style-name="Visited_20_Internet_20_Link"><text:span text:style-name="T55">http://127.0.0.1:8012/api/</text:span></text:a><text:span text:style-name="T56">currencies</text:span></text:p>
      <text:p text:style-name="P149"/>
      <text:p text:style-name="P75">METHOD :GET </text:p>
      <text:p text:style-name="P75"/>
      <text:p text:style-name="P75">RESPONSE:</text:p>
      <text:p text:style-name="P75"/>
      <text:p text:style-name="P75">{</text:p>
      <text:p text:style-name="P75"><text:s text:c="4"/>"success": true,</text:p>
      <text:p text:style-name="P75"><text:s text:c="4"/>"data": [</text:p>
      <text:p text:style-name="P18"><text:span text:style-name="T33"><text:s text:c="6"/></text:span><text:span text:style-name="T41"><text:s text:c="4"/>{</text:span></text:p>
      <text:p text:style-name="P150"><text:s text:c="12"/>"id": 1,</text:p>
      <text:p text:style-name="P150"><text:s text:c="12"/>"name": "USD",</text:p>
      <text:p text:style-name="P150"><text:s text:c="12"/>"code": "usd",</text:p>
      <text:p text:style-name="P150"><text:s text:c="12"/>"is_active": true,</text:p>
      <text:p text:style-name="P150"><text:soft-page-break/><text:s text:c="12"/>"createdAt": "2020-03-29T13:38:10.000Z",</text:p>
      <text:p text:style-name="P150"><text:s text:c="12"/>"updatedAt": null,</text:p>
      <text:p text:style-name="P150"><text:s text:c="12"/>"deletedAt": null</text:p>
      <text:p text:style-name="P150"><text:s text:c="8"/>},</text:p>
      <text:p text:style-name="P150"><text:s text:c="8"/>{</text:p>
      <text:p text:style-name="P150"><text:s text:c="12"/>"id": 2,</text:p>
      <text:p text:style-name="P150"><text:s text:c="12"/>"name": "AED",</text:p>
      <text:p text:style-name="P150"><text:s text:c="12"/>"code": "aed",</text:p>
      <text:p text:style-name="P150"><text:s text:c="12"/>"is_active": true,</text:p>
      <text:p text:style-name="P150"><text:s text:c="12"/>"createdAt": "2020-03-29T13:38:10.000Z",</text:p>
      <text:p text:style-name="P150"><text:s text:c="12"/>"updatedAt": null,</text:p>
      <text:p text:style-name="P150"><text:s text:c="12"/>"deletedAt": null</text:p>
      <text:p text:style-name="P150"><text:s text:c="8"/>},</text:p>
      <text:p text:style-name="P75"><text:s text:c="4"/>],</text:p>
      <text:p text:style-name="P18"><text:span text:style-name="T33"><text:s text:c="4"/>"count": </text:span><text:span text:style-name="T41">2</text:span></text:p>
      <text:p text:style-name="P78">}</text:p>
      <text:p text:style-name="P101"/>
      <text:p text:style-name="P187">12) Countries List</text:p>
      <text:p text:style-name="P187"/>
      <text:p text:style-name="P61"><text:span text:style-name="T29">URL: </text:span><text:a xlink:type="simple" xlink:href="http://127.0.0.1:8012/api/categories" text:style-name="Internet_20_link" text:visited-style-name="Visited_20_Internet_20_Link"><text:span text:style-name="T55">http://127.0.0.1:8012/api/</text:span></text:a><text:span text:style-name="T56">c</text:span><text:span text:style-name="T57">ountries</text:span></text:p>
      <text:p text:style-name="P151"/>
      <text:p text:style-name="P76">METHOD :GET </text:p>
      <text:p text:style-name="P76"/>
      <text:p text:style-name="P79">RESPONSE:</text:p>
      <text:p text:style-name="P79"/>
      <text:p text:style-name="P103">{</text:p>
      <text:p text:style-name="P103"><text:s text:c="4"/>"success": true,</text:p>
      <text:p text:style-name="P103"><text:s text:c="4"/>"data": [</text:p>
      <text:p text:style-name="P103"><text:s text:c="8"/>{</text:p>
      <text:p text:style-name="P103"><text:s text:c="12"/>"id": 1,</text:p>
      <text:p text:style-name="P103"><text:s text:c="12"/>"name": "India",</text:p>
      <text:p text:style-name="P103"><text:s text:c="12"/>"slug": "india",</text:p>
      <text:p text:style-name="P103"><text:s text:c="12"/>"iso_code": null,</text:p>
      <text:p text:style-name="P103"><text:s text:c="12"/>"createdAt": "2020-03-29T11:38:29.000Z",</text:p>
      <text:p text:style-name="P103"><text:s text:c="12"/>"updatedAt": "2020-03-29T11:38:29.000Z",</text:p>
      <text:p text:style-name="P103"><text:s text:c="12"/>"deletedAt": null,</text:p>
      <text:p text:style-name="P103"><text:s text:c="12"/>"is_active": true</text:p>
      <text:p text:style-name="P103"><text:s text:c="8"/>}</text:p>
      <text:p text:style-name="P103"><text:s text:c="4"/>],</text:p>
      <text:p text:style-name="P103"><text:s text:c="4"/>"count": 1</text:p>
      <text:p text:style-name="P103">}</text:p>
      <text:p text:style-name="P103"/>
      <text:p text:style-name="P188">13) COUNTRIES ADD</text:p>
      <text:p text:style-name="P188"/>
      <text:p text:style-name="P188"/>
      <text:p text:style-name="P62"><text:span text:style-name="T29">URL: </text:span><text:a xlink:type="simple" xlink:href="http://127.0.0.1:8012/api/categories" text:style-name="Internet_20_link" text:visited-style-name="Visited_20_Internet_20_Link"><text:span text:style-name="T55">http://127.0.0.1:8012/api/</text:span></text:a><text:span text:style-name="T56">c</text:span><text:span text:style-name="T57">ountries</text:span></text:p>
      <text:p text:style-name="P152"/>
      <text:p text:style-name="P50"><text:span text:style-name="T54">METHOD : </text:span><text:span text:style-name="T58">POST</text:span></text:p>
      <text:p text:style-name="P104"/>
      <text:p text:style-name="P56"><text:span text:style-name="T58">R</text:span><text:span text:style-name="T54">EQUEST:</text:span></text:p>
      <text:p text:style-name="P106"/>
      <text:p text:style-name="P106">{</text:p>
      <text:p text:style-name="P106"><text:tab/>"name":"united Kingdom",</text:p>
      <text:p text:style-name="P106"><text:tab/>"is_active":1,</text:p>
      <text:p text:style-name="P106"><text:tab/>"is<text:span text:style-name="T73">o</text:span>_code":"UK"</text:p>
      <text:p text:style-name="P106">}</text:p>
      <text:p text:style-name="P101"/>
      <text:p text:style-name="P101"/>
      <text:p text:style-name="P106">RESPONSE:</text:p>
      <text:p text:style-name="P106"/>
      <text:p text:style-name="P106">{</text:p>
      <text:p text:style-name="P106"><text:s text:c="4"/>"success": true,</text:p>
      <text:p text:style-name="P106"><text:s text:c="4"/>"data": {</text:p>
      <text:p text:style-name="P106"><text:soft-page-break/><text:s text:c="8"/>"id": 2,</text:p>
      <text:p text:style-name="P106"><text:s text:c="8"/>"name": "united Kingdom",</text:p>
      <text:p text:style-name="P106"><text:s text:c="8"/>"is_active": true,</text:p>
      <text:p text:style-name="P106"><text:s text:c="8"/>"slug": "united-kingdom",</text:p>
      <text:p text:style-name="P106"><text:s text:c="8"/>"updatedAt": "2020-03-29T11:44:20.501Z",</text:p>
      <text:p text:style-name="P106"><text:s text:c="8"/>"createdAt": "2020-03-29T11:44:20.501Z"</text:p>
      <text:p text:style-name="P106"><text:s text:c="4"/>}</text:p>
      <text:p text:style-name="P106">}</text:p>
      <text:p text:style-name="P106"/>
      <text:p text:style-name="P189">14) COUNTRIES EDIT</text:p>
      <text:p text:style-name="P108"/>
      <text:p text:style-name="P108"/>
      <text:p text:style-name="P63"><text:span text:style-name="T29">URL: </text:span><text:a xlink:type="simple" xlink:href="http://127.0.0.1:8012/api/categories" text:style-name="Internet_20_link" text:visited-style-name="Visited_20_Internet_20_Link"><text:span text:style-name="T55">http://127.0.0.1:8012/api/</text:span></text:a><text:span text:style-name="T56">c</text:span><text:span text:style-name="T57">ountries/</text:span></text:p>
      <text:p text:style-name="P153"/>
      <text:p text:style-name="P51"><text:span text:style-name="T54">METHOD : </text:span><text:span text:style-name="T58">POST</text:span></text:p>
      <text:p text:style-name="P105"/>
      <text:p text:style-name="P57"><text:span text:style-name="T58">R</text:span><text:span text:style-name="T54">EQUEST:</text:span></text:p>
      <text:p text:style-name="P107"/>
      <text:p text:style-name="P107">{</text:p>
      <text:p text:style-name="P107"><text:tab/>"name":"united Kingdom",</text:p>
      <text:p text:style-name="P107"><text:tab/>"is_active":1,</text:p>
      <text:p text:style-name="P107"><text:tab/>"is<text:span text:style-name="T73">o</text:span>_code":"UK",</text:p>
      <text:p text:style-name="P57"><text:span text:style-name="T54"><text:tab/>“</text:span><text:span text:style-name="T59">id</text:span><text:span text:style-name="T54">”:</text:span><text:span text:style-name="T59">1</text:span></text:p>
      <text:p text:style-name="P107">}</text:p>
      <text:p text:style-name="P107"/>
      <text:p text:style-name="P109">RESPONSE:</text:p>
      <text:p text:style-name="P110">{</text:p>
      <text:p text:style-name="P110"><text:s text:c="4"/>"success": true,</text:p>
      <text:p text:style-name="P110"><text:s text:c="4"/>"message": "Updated successfully."</text:p>
      <text:p text:style-name="P110">}</text:p>
      <text:p text:style-name="P102"/>
      <text:p text:style-name="P190">15) COUNTRIES DELETE</text:p>
      <text:p text:style-name="P190"/>
      <text:p text:style-name="P30"><text:span text:style-name="T68">URL: </text:span><text:a xlink:type="simple" xlink:href="http://127.0.0.1:8012/api/categories" text:style-name="Internet_20_link" text:visited-style-name="Visited_20_Internet_20_Link"><text:span text:style-name="T33">http://127.0.0.1:8012/api/c</text:span></text:a><text:span text:style-name="T42">ountries</text:span><text:span text:style-name="T33">/</text:span><text:span text:style-name="T40">&lt;:id&gt;</text:span></text:p>
      <text:p text:style-name="P154"/>
      <text:p text:style-name="P80">METHOD :DELETE</text:p>
      <text:p text:style-name="P80"/>
      <text:p text:style-name="P20"><text:span text:style-name="T34">RESPOSN</text:span><text:span text:style-name="T35">E</text:span><text:span text:style-name="T34"><text:line-break/>{</text:span></text:p>
      <text:p text:style-name="P80"><text:s text:c="4"/>"success": true,</text:p>
      <text:p text:style-name="P80"><text:s text:c="4"/>"message": "Deleted successfully."</text:p>
      <text:p text:style-name="P80">}</text:p>
      <text:p text:style-name="P80"/>
      <text:p text:style-name="P80"/>
      <text:p text:style-name="P191">16) STATES LIST</text:p>
      <text:p text:style-name="P191"/>
      <text:p text:style-name="P31"><text:span text:style-name="T68">URL: </text:span><text:a xlink:type="simple" xlink:href="http://127.0.0.1:8012/api/categories" text:style-name="Internet_20_link" text:visited-style-name="Visited_20_Internet_20_Link"><text:span text:style-name="T33">http://127.0.0.1:8012/api/</text:span></text:a><text:span text:style-name="T43">states</text:span></text:p>
      <text:p text:style-name="P155"/>
      <text:p text:style-name="P21"><text:span text:style-name="T34">METHOD :</text:span><text:span text:style-name="T35">GET</text:span></text:p>
      <text:p text:style-name="P81"/>
      <text:p text:style-name="P21"><text:span text:style-name="T34">RESPOSN</text:span><text:span text:style-name="T35">E:</text:span></text:p>
      <text:p text:style-name="P111"/>
      <text:p text:style-name="P112">{</text:p>
      <text:p text:style-name="P112"><text:s text:c="4"/>"success": true,</text:p>
      <text:p text:style-name="P112"><text:s text:c="4"/>"data": [</text:p>
      <text:p text:style-name="P112"><text:s text:c="8"/>{</text:p>
      <text:p text:style-name="P112"><text:s text:c="12"/>"id": 1,</text:p>
      <text:p text:style-name="P112"><text:s text:c="12"/>"country_id": 1,</text:p>
      <text:p text:style-name="P112"><text:s text:c="12"/>"name": "Tamil Nadu",</text:p>
      <text:p text:style-name="P112"><text:s text:c="12"/>"slug": "tamil-nadu",</text:p>
      <text:p text:style-name="P112"><text:soft-page-break/><text:s text:c="12"/>"is_active": true,</text:p>
      <text:p text:style-name="P112"><text:s text:c="12"/>"createdAt": "2020-03-29T11:56:41.000Z",</text:p>
      <text:p text:style-name="P112"><text:s text:c="12"/>"updatedAt": "2020-03-29T11:56:41.000Z",</text:p>
      <text:p text:style-name="P112"><text:s text:c="12"/>"deletedAt": null,</text:p>
      <text:p text:style-name="P112"><text:s text:c="12"/>"country": {</text:p>
      <text:p text:style-name="P112"><text:s text:c="16"/>"id": 1,</text:p>
      <text:p text:style-name="P112"><text:s text:c="16"/>"name": "India",</text:p>
      <text:p text:style-name="P112"><text:s text:c="16"/>"slug": "india",</text:p>
      <text:p text:style-name="P112"><text:s text:c="16"/>"iso_code": null,</text:p>
      <text:p text:style-name="P112"><text:s text:c="16"/>"createdAt": "2020-03-29T11:38:29.000Z",</text:p>
      <text:p text:style-name="P112"><text:s text:c="16"/>"updatedAt": "2020-03-29T11:38:29.000Z",</text:p>
      <text:p text:style-name="P112"><text:s text:c="16"/>"deletedAt": null,</text:p>
      <text:p text:style-name="P112"><text:s text:c="16"/>"is_active": true</text:p>
      <text:p text:style-name="P112"><text:s text:c="12"/>}</text:p>
      <text:p text:style-name="P112"><text:s text:c="8"/>}</text:p>
      <text:p text:style-name="P112"><text:s text:c="4"/>],</text:p>
      <text:p text:style-name="P112"><text:s text:c="4"/>"count": 1</text:p>
      <text:p text:style-name="P112">}</text:p>
      <text:p text:style-name="P108"/>
      <text:p text:style-name="P108"/>
      <text:p text:style-name="P65"><text:span text:style-name="T54">16) STATES </text:span><text:span text:style-name="T61">ADD</text:span></text:p>
      <text:p text:style-name="P192"/>
      <text:p text:style-name="P32"><text:span text:style-name="T68">URL: </text:span><text:a xlink:type="simple" xlink:href="http://127.0.0.1:8012/api/categories" text:style-name="Internet_20_link" text:visited-style-name="Visited_20_Internet_20_Link"><text:span text:style-name="T33">http://127.0.0.1:8012/api/</text:span></text:a><text:span text:style-name="T43">states</text:span></text:p>
      <text:p text:style-name="P156"/>
      <text:p text:style-name="P22"><text:span text:style-name="T34">METHOD :</text:span><text:span text:style-name="T36">POST</text:span></text:p>
      <text:p text:style-name="P82"/>
      <text:p text:style-name="P118">REQUEST:</text:p>
      <text:p text:style-name="P118">{</text:p>
      <text:p text:style-name="P118"><text:tab/>"name":"Tamil Nadu",</text:p>
      <text:p text:style-name="P118"><text:tab/>"country_id":"1",</text:p>
      <text:p text:style-name="P118"><text:tab/>"is_active":1</text:p>
      <text:p text:style-name="P118">}<text:tab/></text:p>
      <text:p text:style-name="P118"/>
      <text:p text:style-name="P52"><text:span text:style-name="T54">RESPOSN</text:span><text:span text:style-name="T60">E:</text:span></text:p>
      <text:p text:style-name="P113"/>
      <text:p text:style-name="P114">{</text:p>
      <text:p text:style-name="P114"><text:s text:c="4"/>"success": true,</text:p>
      <text:p text:style-name="P114"><text:s text:c="4"/>"data": {</text:p>
      <text:p text:style-name="P114"><text:s text:c="8"/>"createdAt": "2020-03-29T11:56:41.856Z",</text:p>
      <text:p text:style-name="P114"><text:s text:c="8"/>"name": "Tamil Nadu",</text:p>
      <text:p text:style-name="P114"><text:s text:c="8"/>"country_id": "1",</text:p>
      <text:p text:style-name="P114"><text:s text:c="8"/>"is_active": true,</text:p>
      <text:p text:style-name="P114"><text:s text:c="8"/>"id": 1,</text:p>
      <text:p text:style-name="P114"><text:s text:c="8"/>"slug": "tamil-nadu",</text:p>
      <text:p text:style-name="P114"><text:s text:c="8"/>"updatedAt": "2020-03-29T11:56:41.857Z"</text:p>
      <text:p text:style-name="P114"><text:s text:c="4"/>}</text:p>
      <text:p text:style-name="P114">}</text:p>
      <text:p text:style-name="P114"/>
      <text:p text:style-name="P67"><text:span text:style-name="T60">1</text:span><text:span text:style-name="T54">7) STATES EDIT</text:span></text:p>
      <text:p text:style-name="P194"/>
      <text:p text:style-name="P33"><text:span text:style-name="T68">URL: </text:span><text:a xlink:type="simple" xlink:href="http://127.0.0.1:8012/api/categories" text:style-name="Internet_20_link" text:visited-style-name="Visited_20_Internet_20_Link"><text:span text:style-name="T33">http://127.0.0.1:8012/api/</text:span></text:a><text:span text:style-name="T43">states</text:span></text:p>
      <text:p text:style-name="P157"/>
      <text:p text:style-name="P23"><text:span text:style-name="T34">METHOD :</text:span><text:span text:style-name="T37">PUT</text:span></text:p>
      <text:p text:style-name="P83"/>
      <text:p text:style-name="P119">REQUEST:</text:p>
      <text:p text:style-name="P119">{</text:p>
      <text:p text:style-name="P119"><text:tab/>"name":"Tamil Nadu",</text:p>
      <text:p text:style-name="P119"><text:tab/>"country_id":"1",</text:p>
      <text:p text:style-name="P119"><text:tab/>"is_active":1,</text:p>
      <text:p text:style-name="P27"><text:span text:style-name="T34"><text:tab/>“</text:span><text:span text:style-name="T37">id</text:span><text:span text:style-name="T34">”:</text:span><text:span text:style-name="T37">1</text:span></text:p>
      <text:p text:style-name="P119"><text:soft-page-break/>}<text:tab/></text:p>
      <text:p text:style-name="P119"/>
      <text:p text:style-name="P119"/>
      <text:p text:style-name="P53"><text:span text:style-name="T54">RESPON</text:span><text:span text:style-name="T62">S</text:span><text:span text:style-name="T60">E:</text:span></text:p>
      <text:p text:style-name="P115"/>
      <text:p text:style-name="P115">{</text:p>
      <text:p text:style-name="P115"><text:s text:c="4"/>"success": true,</text:p>
      <text:p text:style-name="P115"><text:s text:c="4"/>"message": "Updated successfully."</text:p>
      <text:p text:style-name="P115">}</text:p>
      <text:p text:style-name="P115"/>
      <text:p text:style-name="P115"/>
      <text:p text:style-name="P69"><text:span text:style-name="T60">1</text:span><text:span text:style-name="T54">8) States DELETE</text:span></text:p>
      <text:p text:style-name="P196"/>
      <text:p text:style-name="P34"><text:span text:style-name="T68">URL: </text:span><text:a xlink:type="simple" xlink:href="http://127.0.0.1:8012/api/categories" text:style-name="Internet_20_link" text:visited-style-name="Visited_20_Internet_20_Link"><text:span text:style-name="T33">http://127.0.0.1:8012/api/</text:span></text:a><text:span text:style-name="T44">states</text:span><text:span text:style-name="T33">/</text:span><text:span text:style-name="T40">&lt;:id&gt;</text:span></text:p>
      <text:p text:style-name="P158"/>
      <text:p text:style-name="P84">METHOD :DELETE</text:p>
      <text:p text:style-name="P84"/>
      <text:p text:style-name="P24"><text:span text:style-name="T34">RESPOSN</text:span><text:span text:style-name="T35">E</text:span><text:span text:style-name="T34"><text:line-break/>{</text:span></text:p>
      <text:p text:style-name="P84"><text:s text:c="4"/>"success": true,</text:p>
      <text:p text:style-name="P84"><text:s text:c="4"/>"message": "Deleted successfully."</text:p>
      <text:p text:style-name="P84">}</text:p>
      <text:p text:style-name="P58"/>
      <text:p text:style-name="P84"/>
      <text:p text:style-name="P198">19) CITY LIST</text:p>
      <text:p text:style-name="P198"/>
      <text:p text:style-name="P35"><text:span text:style-name="T68">URL: </text:span><text:a xlink:type="simple" xlink:href="http://127.0.0.1:8012/api/categories" text:style-name="Internet_20_link" text:visited-style-name="Visited_20_Internet_20_Link"><text:span text:style-name="T33">http://127.0.0.1:8012/api/</text:span></text:a><text:span text:style-name="T45">cities</text:span></text:p>
      <text:p text:style-name="P159"/>
      <text:p text:style-name="P25"><text:span text:style-name="T34">METHOD :</text:span><text:span text:style-name="T35">GET</text:span></text:p>
      <text:p text:style-name="P85"/>
      <text:p text:style-name="P54"><text:span text:style-name="T63">RESPOSN</text:span><text:span text:style-name="T64">E:</text:span></text:p>
      <text:p text:style-name="P122">{</text:p>
      <text:p text:style-name="P122"><text:s text:c="4"/>"success": true,</text:p>
      <text:p text:style-name="P122"><text:s text:c="4"/>"data": [</text:p>
      <text:p text:style-name="P122"><text:s text:c="8"/>{</text:p>
      <text:p text:style-name="P122"><text:s text:c="12"/>"id": 1,</text:p>
      <text:p text:style-name="P122"><text:s text:c="12"/>"country_id": 1,</text:p>
      <text:p text:style-name="P122"><text:s text:c="12"/>"state_id": 1,</text:p>
      <text:p text:style-name="P122"><text:s text:c="12"/>"name": "Chennai",</text:p>
      <text:p text:style-name="P122"><text:s text:c="12"/>"slug": "chennai",</text:p>
      <text:p text:style-name="P122"><text:s text:c="12"/>"is_active": false,</text:p>
      <text:p text:style-name="P122"><text:s text:c="12"/>"createdAt": "2020-03-29T12:10:22.000Z",</text:p>
      <text:p text:style-name="P122"><text:s text:c="12"/>"updatedAt": "2020-03-29T12:10:22.000Z",</text:p>
      <text:p text:style-name="P122"><text:s text:c="12"/>"deletedAt": null,</text:p>
      <text:p text:style-name="P122"><text:s text:c="12"/>"state": {</text:p>
      <text:p text:style-name="P122"><text:s text:c="16"/>"id": 1,</text:p>
      <text:p text:style-name="P122"><text:s text:c="16"/>"country_id": 1,</text:p>
      <text:p text:style-name="P122"><text:s text:c="16"/>"name": "Tamil Nadu",</text:p>
      <text:p text:style-name="P122"><text:s text:c="16"/>"slug": "tamil-nadu",</text:p>
      <text:p text:style-name="P122"><text:s text:c="16"/>"is_active": true,</text:p>
      <text:p text:style-name="P122"><text:s text:c="16"/>"createdAt": "2020-03-29T11:56:41.000Z",</text:p>
      <text:p text:style-name="P122"><text:s text:c="16"/>"updatedAt": "2020-03-29T11:56:41.000Z",</text:p>
      <text:p text:style-name="P122"><text:s text:c="16"/>"deletedAt": null</text:p>
      <text:p text:style-name="P122"><text:s text:c="12"/>},</text:p>
      <text:p text:style-name="P122"><text:s text:c="12"/>"country": {</text:p>
      <text:p text:style-name="P122"><text:s text:c="16"/>"id": 1,</text:p>
      <text:p text:style-name="P122"><text:s text:c="16"/>"name": "India",</text:p>
      <text:p text:style-name="P122"><text:s text:c="16"/>"slug": "india",</text:p>
      <text:p text:style-name="P122"><text:s text:c="16"/>"iso_code": null,</text:p>
      <text:p text:style-name="P122"><text:s text:c="16"/>"createdAt": "2020-03-29T11:38:29.000Z",</text:p>
      <text:p text:style-name="P122"><text:soft-page-break/><text:s text:c="16"/>"updatedAt": "2020-03-29T11:38:29.000Z",</text:p>
      <text:p text:style-name="P122"><text:s text:c="16"/>"deletedAt": null,</text:p>
      <text:p text:style-name="P122"><text:s text:c="16"/>"is_active": true</text:p>
      <text:p text:style-name="P122"><text:s text:c="12"/>}</text:p>
      <text:p text:style-name="P122"><text:s text:c="8"/>}</text:p>
      <text:p text:style-name="P122"><text:s text:c="4"/>],</text:p>
      <text:p text:style-name="P122"><text:s text:c="4"/>"count": 1</text:p>
      <text:p text:style-name="P122">}</text:p>
      <text:p text:style-name="P122"/>
      <text:p text:style-name="P122"/>
      <text:p text:style-name="P66"><text:span text:style-name="T65">20</text:span><text:span text:style-name="T54">) </text:span><text:span text:style-name="T65">CITY</text:span><text:span text:style-name="T54"> </text:span><text:span text:style-name="T61">ADD</text:span></text:p>
      <text:p text:style-name="P193"/>
      <text:p text:style-name="P36"><text:span text:style-name="T68">URL: </text:span><text:a xlink:type="simple" xlink:href="http://127.0.0.1:8012/api/categories" text:style-name="Internet_20_link" text:visited-style-name="Visited_20_Internet_20_Link"><text:span text:style-name="T33">http://127.0.0.1:8012/api/</text:span></text:a><text:span text:style-name="T46">cities</text:span></text:p>
      <text:p text:style-name="P160"/>
      <text:p text:style-name="P26"><text:span text:style-name="T34">METHOD :</text:span><text:span text:style-name="T36">POST</text:span></text:p>
      <text:p text:style-name="P86"/>
      <text:p text:style-name="P120">REQUEST:</text:p>
      <text:p text:style-name="P120">{</text:p>
      <text:p text:style-name="P28"><text:span text:style-name="T34"><text:tab/>"name":"</text:span><text:span text:style-name="T38">Chennai</text:span><text:span text:style-name="T34">",</text:span></text:p>
      <text:p text:style-name="P120"><text:tab/>"country_id":"1",</text:p>
      <text:p text:style-name="P28"><text:span text:style-name="T34"><text:tab/>“</text:span><text:span text:style-name="T38">state_id</text:span><text:span text:style-name="T34">”:</text:span><text:span text:style-name="T38">1,</text:span></text:p>
      <text:p text:style-name="P120"><text:tab/>"is_active":1</text:p>
      <text:p text:style-name="P120">}<text:tab/></text:p>
      <text:p text:style-name="P120"/>
      <text:p text:style-name="P55"><text:span text:style-name="T54">RESPOSN</text:span><text:span text:style-name="T60">E:</text:span></text:p>
      <text:p text:style-name="P116"/>
      <text:p text:style-name="P117">{</text:p>
      <text:p text:style-name="P117"><text:s text:c="4"/>"success": true,</text:p>
      <text:p text:style-name="P117"><text:s text:c="4"/>"data": {</text:p>
      <text:p text:style-name="P117"><text:s text:c="8"/>"createdAt": "2020-03-29T12:14:44.918Z",</text:p>
      <text:p text:style-name="P117"><text:s text:c="8"/>"is_active": false,</text:p>
      <text:p text:style-name="P117"><text:s text:c="8"/>"id": 3,</text:p>
      <text:p text:style-name="P117"><text:s text:c="8"/>"name": "Chennai",</text:p>
      <text:p text:style-name="P117"><text:s text:c="8"/>"country_id": 1,</text:p>
      <text:p text:style-name="P117"><text:s text:c="8"/>"state_id": 1,</text:p>
      <text:p text:style-name="P117"><text:s text:c="8"/>"slug": "chennai1",</text:p>
      <text:p text:style-name="P117"><text:s text:c="8"/>"updatedAt": "2020-03-29T12:14:44.918Z"</text:p>
      <text:p text:style-name="P117"><text:s text:c="4"/>}</text:p>
      <text:p text:style-name="P117">}</text:p>
      <text:p text:style-name="P116"/>
      <text:p text:style-name="P68"><text:span text:style-name="T66">21</text:span><text:span text:style-name="T54">) </text:span><text:span text:style-name="T66">CITY</text:span><text:span text:style-name="T54"> EDIT</text:span></text:p>
      <text:p text:style-name="P195"/>
      <text:p text:style-name="P36"><text:span text:style-name="T68">URL: </text:span><text:a xlink:type="simple" xlink:href="http://127.0.0.1:8012/api/categories" text:style-name="Internet_20_link" text:visited-style-name="Visited_20_Internet_20_Link"><text:span text:style-name="T33">http://127.0.0.1:8012/api/</text:span></text:a><text:span text:style-name="T47">cities</text:span></text:p>
      <text:p text:style-name="P160"/>
      <text:p text:style-name="P26"><text:span text:style-name="T34">METHOD :</text:span><text:span text:style-name="T37">PUT</text:span></text:p>
      <text:p text:style-name="P86"/>
      <text:p text:style-name="P120">REQUEST:</text:p>
      <text:p text:style-name="P121">{</text:p>
      <text:p text:style-name="P29"><text:span text:style-name="T34"><text:tab/>"name":"</text:span><text:span text:style-name="T38">Chennai</text:span><text:span text:style-name="T34">",</text:span></text:p>
      <text:p text:style-name="P121"><text:tab/>"country_id":"1",</text:p>
      <text:p text:style-name="P29"><text:span text:style-name="T34"><text:tab/>“</text:span><text:span text:style-name="T38">state_id</text:span><text:span text:style-name="T34">”:</text:span><text:span text:style-name="T38">1,</text:span></text:p>
      <text:p text:style-name="P121"><text:tab/>"is_active":1,</text:p>
      <text:p text:style-name="P29"><text:span text:style-name="T34"><text:tab/>“</text:span><text:span text:style-name="T39">id</text:span><text:span text:style-name="T34">”:</text:span><text:span text:style-name="T39">1</text:span></text:p>
      <text:p text:style-name="P121">}<text:tab/></text:p>
      <text:p text:style-name="P121"/>
      <text:p text:style-name="P120"/>
      <text:p text:style-name="P120"/>
      <text:p text:style-name="P55"><text:span text:style-name="T54">RESPON</text:span><text:span text:style-name="T62">S</text:span><text:span text:style-name="T60">E:</text:span></text:p>
      <text:p text:style-name="P116"/>
      <text:p text:style-name="P116">{</text:p>
      <text:p text:style-name="P116"><text:soft-page-break/><text:s text:c="4"/>"success": true,</text:p>
      <text:p text:style-name="P116"><text:s text:c="4"/>"message": "Updated successfully."</text:p>
      <text:p text:style-name="P116">}</text:p>
      <text:p text:style-name="P116"/>
      <text:p text:style-name="P116"/>
      <text:p text:style-name="P70"><text:span text:style-name="T67">22</text:span><text:span text:style-name="T54">) </text:span><text:span text:style-name="T67">CITY</text:span><text:span text:style-name="T54"> DELETE</text:span></text:p>
      <text:p text:style-name="P197"/>
      <text:p text:style-name="P36"><text:span text:style-name="T68">URL: </text:span><text:a xlink:type="simple" xlink:href="http://127.0.0.1:8012/api/categories" text:style-name="Internet_20_link" text:visited-style-name="Visited_20_Internet_20_Link"><text:span text:style-name="T33">http://127.0.0.1:8012/api/</text:span></text:a><text:a xlink:type="simple" xlink:href="http://127.0.0.1:8012/api/categories" text:style-name="Internet_20_link" text:visited-style-name="Visited_20_Internet_20_Link">c</text:a><text:span text:style-name="T48">ities</text:span><text:span text:style-name="T33">/</text:span><text:span text:style-name="T40">&lt;:id&gt;</text:span></text:p>
      <text:p text:style-name="P160"/>
      <text:p text:style-name="P86">METHOD :DELETE</text:p>
      <text:p text:style-name="P86"/>
      <text:p text:style-name="P26"><text:span text:style-name="T34">RESPOSN</text:span><text:span text:style-name="T35">E</text:span><text:span text:style-name="T34"><text:line-break/>{</text:span></text:p>
      <text:p text:style-name="P86"><text:s text:c="4"/>"success": true,</text:p>
      <text:p text:style-name="P86"><text:s text:c="4"/>"message": "Deleted successfully."</text:p>
      <text:p text:style-name="P86">}</text:p>
      <text:p text:style-name="P86"/>
      <text:p text:style-name="P86"/>
      <text:p text:style-name="P199">23) Events List</text:p>
      <text:p text:style-name="P199"/>
      <text:p text:style-name="P199"><text:tab/></text:p>
      <text:p text:style-name="P37"><text:span text:style-name="T4">URL</text:span><text:span text:style-name="T68">: </text:span><text:a xlink:type="simple" xlink:href="http://127.0.0.1:8012/api/categories" text:style-name="Internet_20_link" text:visited-style-name="Visited_20_Internet_20_Link"><text:span text:style-name="T33">http://127.0.0.1:8012/api/</text:span></text:a><text:span text:style-name="T48">events</text:span></text:p>
      <text:p text:style-name="P161"/>
      <text:p text:style-name="P87"><text:span text:style-name="T1">METHOD</text:span> :<text:span text:style-name="T69">GET</text:span></text:p>
      <text:p text:style-name="P87"/>
      <text:p text:style-name="P203"/>
      <text:p text:style-name="P204">RESPONSE</text:p>
      <text:p text:style-name="P123">{</text:p>
      <text:p text:style-name="P123"><text:s text:c="4"/>"success": true,</text:p>
      <text:p text:style-name="P123"><text:s text:c="4"/>"data": [</text:p>
      <text:p text:style-name="P123"><text:s text:c="8"/>{</text:p>
      <text:p text:style-name="P123"><text:s text:c="12"/>"id": 2,</text:p>
      <text:p text:style-name="P123"><text:s text:c="12"/>"user_id": 1,</text:p>
      <text:p text:style-name="P123"><text:s text:c="12"/>"name": "Food Festial 2020",</text:p>
      <text:p text:style-name="P123"><text:s text:c="12"/>"slug": "food-festial-2020",</text:p>
      <text:p text:style-name="P123"><text:s text:c="12"/>"description": "test description",</text:p>
      <text:p text:style-name="P123"><text:s text:c="12"/>"start_date": "2020-10-09T18:30:00.000Z",</text:p>
      <text:p text:style-name="P123"><text:s text:c="12"/>"end_date": "2020-10-09T18:30:00.000Z",</text:p>
      <text:p text:style-name="P123"><text:s text:c="12"/>"type": "offile",</text:p>
      <text:p text:style-name="P123"><text:s text:c="12"/>"event_visibility": "public",</text:p>
      <text:p text:style-name="P123"><text:s text:c="12"/>"thumb_nail_img_dir": "/events/",</text:p>
      <text:p text:style-name="P123"><text:s text:c="12"/>"thumb_nail_img_name": "1.png",</text:p>
      <text:p text:style-name="P123"><text:s text:c="12"/>"img_dir": "/events/",</text:p>
      <text:p text:style-name="P123"><text:s text:c="12"/>"img_name": "1.png",</text:p>
      <text:p text:style-name="P123"><text:s text:c="12"/>"venue_name": "hotel rain tree",</text:p>
      <text:p text:style-name="P123"><text:s text:c="12"/>"address_line_1": "no.2, adyar",</text:p>
      <text:p text:style-name="P123"><text:s text:c="12"/>"address_line_2": null,</text:p>
      <text:p text:style-name="P123"><text:s text:c="12"/>"city": null,</text:p>
      <text:p text:style-name="P123"><text:s text:c="12"/>"city_id": 1,</text:p>
      <text:p text:style-name="P123"><text:s text:c="12"/>"lat": null,</text:p>
      <text:p text:style-name="P123"><text:s text:c="12"/>"long": null,</text:p>
      <text:p text:style-name="P123"><text:s text:c="12"/>"tags": "food festivals, adyar food",</text:p>
      <text:p text:style-name="P123"><text:s text:c="12"/>"category_name": "Food Festivals",</text:p>
      <text:p text:style-name="P123"><text:s text:c="12"/>"category_id": 1,</text:p>
      <text:p text:style-name="P123"><text:s text:c="12"/>"currency_id": 1,</text:p>
      <text:p text:style-name="P123"><text:s text:c="12"/>"status": true,</text:p>
      <text:p text:style-name="P123"><text:s text:c="12"/>"createdAt": "2020-04-04T16:27:01.000Z",</text:p>
      <text:p text:style-name="P123"><text:s text:c="12"/>"updatedAt": "2020-04-04T16:27:01.000Z",</text:p>
      <text:p text:style-name="P123"><text:s text:c="12"/>"deletedAt": null</text:p>
      <text:p text:style-name="P123"><text:s text:c="8"/>},</text:p>
      <text:p text:style-name="P123"><text:soft-page-break/><text:s text:c="8"/>{</text:p>
      <text:p text:style-name="P123"><text:s text:c="12"/>"id": 1,</text:p>
      <text:p text:style-name="P123"><text:s text:c="12"/>"user_id": 1,</text:p>
      <text:p text:style-name="P123"><text:s text:c="12"/>"name": "Food Festial 2020",</text:p>
      <text:p text:style-name="P123"><text:s text:c="12"/>"slug": "food-festial-2020",</text:p>
      <text:p text:style-name="P123"><text:s text:c="12"/>"description": "test description",</text:p>
      <text:p text:style-name="P123"><text:s text:c="12"/>"start_date": "2020-10-09T18:30:00.000Z",</text:p>
      <text:p text:style-name="P123"><text:s text:c="12"/>"end_date": "2020-10-09T18:30:00.000Z",</text:p>
      <text:p text:style-name="P123"><text:s text:c="12"/>"type": "offile",</text:p>
      <text:p text:style-name="P123"><text:s text:c="12"/>"event_visibility": "public",</text:p>
      <text:p text:style-name="P123"><text:s text:c="12"/>"thumb_nail_img_dir": "/events/",</text:p>
      <text:p text:style-name="P123"><text:s text:c="12"/>"thumb_nail_img_name": "1.png",</text:p>
      <text:p text:style-name="P123"><text:s text:c="12"/>"img_dir": "/events/",</text:p>
      <text:p text:style-name="P123"><text:s text:c="12"/>"img_name": "1.png",</text:p>
      <text:p text:style-name="P123"><text:s text:c="12"/>"venue_name": "hotel rain tree",</text:p>
      <text:p text:style-name="P123"><text:s text:c="12"/>"address_line_1": "no.2, adyar",</text:p>
      <text:p text:style-name="P123"><text:s text:c="12"/>"address_line_2": null,</text:p>
      <text:p text:style-name="P123"><text:s text:c="12"/>"city": null,</text:p>
      <text:p text:style-name="P123"><text:s text:c="12"/>"city_id": 1,</text:p>
      <text:p text:style-name="P123"><text:s text:c="12"/>"lat": null,</text:p>
      <text:p text:style-name="P123"><text:s text:c="12"/>"long": null,</text:p>
      <text:p text:style-name="P123"><text:s text:c="12"/>"tags": "food festivals, adyar food",</text:p>
      <text:p text:style-name="P123"><text:s text:c="12"/>"category_name": "Food Festivals",</text:p>
      <text:p text:style-name="P123"><text:s text:c="12"/>"category_id": 1,</text:p>
      <text:p text:style-name="P123"><text:s text:c="12"/>"currency_id": 1,</text:p>
      <text:p text:style-name="P123"><text:s text:c="12"/>"status": true,</text:p>
      <text:p text:style-name="P123"><text:s text:c="12"/>"createdAt": "2020-04-04T16:26:05.000Z",</text:p>
      <text:p text:style-name="P123"><text:s text:c="12"/>"updatedAt": "2020-04-04T16:26:05.000Z",</text:p>
      <text:p text:style-name="P123"><text:s text:c="12"/>"deletedAt": null</text:p>
      <text:p text:style-name="P123"><text:s text:c="8"/>}</text:p>
      <text:p text:style-name="P123"><text:s text:c="4"/>],</text:p>
      <text:p text:style-name="P123"><text:s text:c="4"/>"count": 2</text:p>
      <text:p text:style-name="P123">}</text:p>
      <text:p text:style-name="P87"/>
      <text:p text:style-name="P200">23) Events <text:span text:style-name="T70">Add</text:span></text:p>
      <text:p text:style-name="P200"/>
      <text:p text:style-name="P200"><text:tab/></text:p>
      <text:p text:style-name="P38"><text:span text:style-name="T4">URL</text:span><text:span text:style-name="T68">: </text:span><text:a xlink:type="simple" xlink:href="http://127.0.0.1:8012/api/categories" text:style-name="Internet_20_link" text:visited-style-name="Visited_20_Internet_20_Link"><text:span text:style-name="T33">http://127.0.0.1:8012/api/</text:span></text:a><text:span text:style-name="T48">events</text:span></text:p>
      <text:p text:style-name="P162"/>
      <text:p text:style-name="P88"><text:span text:style-name="T1">METHOD</text:span> :<text:span text:style-name="T70">POST</text:span></text:p>
      <text:p text:style-name="P88"/>
      <text:p text:style-name="P205">Sample REQUEST</text:p>
      <text:p text:style-name="P124"/>
      <text:p text:style-name="P124">{</text:p>
      <text:p text:style-name="P131"/>
      <text:p text:style-name="P276">"pincode":"60017",</text:p>
      <text:p text:style-name="P276">"country":"China2",</text:p>
      <text:p text:style-name="P276">"state":"Tamil Nadu",</text:p>
      <text:p text:style-name="P276">"city":"Chennai",</text:p>
      <text:p text:style-name="P276">"time_zone":"IST",</text:p>
      <text:p text:style-name="P276">"start_time":"10:00",</text:p>
      <text:p text:style-name="P276">"end_time":"12:00",</text:p>
      <text:p text:style-name="P276"/>
      <text:p text:style-name="P124">"user_id":1,</text:p>
      <text:p text:style-name="P124">"name":"Food Festial 2020",</text:p>
      <text:p text:style-name="P124">"description":"test description",</text:p>
      <text:p text:style-name="P124">"start_date":"2020-10-10 00:00:00",</text:p>
      <text:p text:style-name="P124">"end_date":"2020-10-10 00:00:00",</text:p>
      <text:p text:style-name="P124">"category_id":"1",</text:p>
      <text:p text:style-name="P124">"category_name":"Food Festivals",</text:p>
      <text:p text:style-name="P124"><text:soft-page-break/>"type":"offile",</text:p>
      <text:p text:style-name="P124">"event_visibility":"public",</text:p>
      <text:p text:style-name="P124">"thumb_nail_img_dir":"/events/",</text:p>
      <text:p text:style-name="P124">"thumb_nail_img_name":"1.png",</text:p>
      <text:p text:style-name="P124">"img_dir":"/events/",</text:p>
      <text:p text:style-name="P124">"img_name":"1.png",</text:p>
      <text:p text:style-name="P124">"tags":"food festivals, adyar food",</text:p>
      <text:p text:style-name="P124">"venue_name":"hotel rain tree",</text:p>
      <text:p text:style-name="P124">"address_line_1":"no.2, adyar",</text:p>
      <text:p text:style-name="P124">"currency_id":"1",</text:p>
      <text:p text:style-name="P124">"event_tickets":[</text:p>
      <text:p text:style-name="P124"><text:tab/>{</text:p>
      <text:p text:style-name="P124"><text:tab/><text:tab/></text:p>
      <text:p text:style-name="P124"><text:tab/><text:tab/>"name":"SUper Doooper Ticket",</text:p>
      <text:p text:style-name="P124"><text:tab/><text:tab/>"slug":"super-dooper-ticket",</text:p>
      <text:p text:style-name="P124"><text:tab/><text:tab/>"description":"ticket Description",</text:p>
      <text:p text:style-name="P124"><text:tab/><text:tab/>"quantity":100,</text:p>
      <text:p text:style-name="P124"><text:tab/><text:tab/>"price":500,</text:p>
      <text:p text:style-name="P124"><text:tab/><text:tab/>"start_date":"2020-10-10",</text:p>
      <text:p text:style-name="P124"><text:tab/><text:tab/>"end_date":"2020-10-15",</text:p>
      <text:p text:style-name="P124"><text:tab/><text:tab/>"min_per_booking":"1",</text:p>
      <text:p text:style-name="P124"><text:tab/><text:tab/>"max_per_booking":"10"</text:p>
      <text:p text:style-name="P124"><text:tab/>},</text:p>
      <text:p text:style-name="P124"><text:tab/>{</text:p>
      <text:p text:style-name="P124"><text:tab/><text:tab/>"name":"Early Bird Ticket",</text:p>
      <text:p text:style-name="P124"><text:tab/><text:tab/>"slug":"early-bird-ticket",</text:p>
      <text:p text:style-name="P124"><text:tab/><text:tab/>"description":"ticket Description",</text:p>
      <text:p text:style-name="P124"><text:tab/><text:tab/>"quantity":100,</text:p>
      <text:p text:style-name="P124"><text:tab/><text:tab/>"price":400,</text:p>
      <text:p text:style-name="P124"><text:tab/><text:tab/>"start_date":"2020-10-10",</text:p>
      <text:p text:style-name="P124"><text:tab/><text:tab/>"end_date":"2020-10-15",</text:p>
      <text:p text:style-name="P124"><text:tab/><text:tab/>"min_per_booking":"1",</text:p>
      <text:p text:style-name="P124"><text:tab/><text:tab/>"max_per_booking":"10"</text:p>
      <text:p text:style-name="P124"><text:tab/>}</text:p>
      <text:p text:style-name="P124"><text:tab/>],</text:p>
      <text:p text:style-name="P133"><text:tab/><text:span text:style-name="T1">"event_schedule_details":[</text:span></text:p>
      <text:p text:style-name="P244"><text:tab/><text:tab/>{</text:p>
      <text:p text:style-name="P244"><text:tab/>"event_day":"Day 2",<text:tab/></text:p>
      <text:p text:style-name="P244"><text:tab/>"event_time":"10:20 AM",</text:p>
      <text:p text:style-name="P244"><text:tab/>"description":"Hlloooooooooooooooooooooooo"</text:p>
      <text:p text:style-name="P244"><text:tab/><text:tab/><text:tab/></text:p>
      <text:p text:style-name="P244"><text:tab/><text:tab/>},</text:p>
      <text:p text:style-name="P244"><text:tab/><text:tab/>{</text:p>
      <text:p text:style-name="P244"><text:tab/>"event_day":"Day 1",<text:tab/></text:p>
      <text:p text:style-name="P244"><text:tab/>"event_time":"11:00 AM",</text:p>
      <text:p text:style-name="P244"><text:tab/>"description":"Description"</text:p>
      <text:p text:style-name="P244"><text:tab/><text:tab/><text:tab/></text:p>
      <text:p text:style-name="P244"><text:tab/><text:tab/>}</text:p>
      <text:p text:style-name="P244"><text:tab/><text:tab/></text:p>
      <text:p text:style-name="P244"><text:tab/>]</text:p>
      <text:p text:style-name="P124">}</text:p>
      <text:p text:style-name="P126"/>
      <text:p text:style-name="P201">2<text:span text:style-name="T71">4</text:span>) Events <text:span text:style-name="T71">Update</text:span></text:p>
      <text:p text:style-name="P201"/>
      <text:p text:style-name="P39"><text:span text:style-name="T4">URL</text:span><text:span text:style-name="T68">: </text:span><text:a xlink:type="simple" xlink:href="http://127.0.0.1:8012/api/categories" text:style-name="Internet_20_link" text:visited-style-name="Visited_20_Internet_20_Link"><text:span text:style-name="T33">http://127.0.0.1:8012/api/</text:span></text:a><text:span text:style-name="T48">events</text:span></text:p>
      <text:p text:style-name="P163"/>
      <text:p text:style-name="P89"><text:span text:style-name="T1">METHOD</text:span> :<text:span text:style-name="T72">PUT</text:span></text:p>
      <text:p text:style-name="P89"/>
      <text:p text:style-name="P90"/>
      <text:p text:style-name="P206">Sample REQUEST</text:p>
      <text:p text:style-name="P125"><text:soft-page-break/></text:p>
      <text:p text:style-name="P125">{</text:p>
      <text:p text:style-name="P131"/>
      <text:p text:style-name="P230">"pincode":"60017",</text:p>
      <text:p text:style-name="P230">"country":"China2",</text:p>
      <text:p text:style-name="P230">"state":"Tamil Nadu",</text:p>
      <text:p text:style-name="P230">"city":"Chennai",</text:p>
      <text:p text:style-name="P230">"time_zone":"IST",</text:p>
      <text:p text:style-name="P230">"start_time":"10:00",</text:p>
      <text:p text:style-name="P230">"end_time":"12:00",</text:p>
      <text:p text:style-name="P125">“<text:span text:style-name="T74">id</text:span>”:<text:span text:style-name="T74">1,</text:span></text:p>
      <text:p text:style-name="P125">"user_id":1,</text:p>
      <text:p text:style-name="P125">"name":"Food Festial 2020",</text:p>
      <text:p text:style-name="P125">"description":"test description",</text:p>
      <text:p text:style-name="P125">"start_date":"2020-10-10 00:00:00",</text:p>
      <text:p text:style-name="P125">"end_date":"2020-10-10 00:00:00",</text:p>
      <text:p text:style-name="P125">"category_id":"1",</text:p>
      <text:p text:style-name="P125">"category_name":"Food Festivals",</text:p>
      <text:p text:style-name="P125">"type":"offile",</text:p>
      <text:p text:style-name="P125">"event_visibility":"public",</text:p>
      <text:p text:style-name="P125">"thumb_nail_img_dir":"/events/",</text:p>
      <text:p text:style-name="P125">"thumb_nail_img_name":"1.png",</text:p>
      <text:p text:style-name="P125">"img_dir":"/events/",</text:p>
      <text:p text:style-name="P125">"img_name":"1.png",</text:p>
      <text:p text:style-name="P125">"tags":"food festivals, adyar food",</text:p>
      <text:p text:style-name="P125">"venue_name":"hotel rain tree",</text:p>
      <text:p text:style-name="P125">"address_line_1":"no.2, adyar",</text:p>
      <text:p text:style-name="P125">"currency_id":"1",</text:p>
      <text:p text:style-name="P125">"event_tickets":[</text:p>
      <text:p text:style-name="P125"><text:tab/>{</text:p>
      <text:p text:style-name="P125"><text:tab/><text:tab/></text:p>
      <text:p text:style-name="P125"><text:tab/><text:tab/>"name":"SUper Doooper Ticket",</text:p>
      <text:p text:style-name="P125"><text:tab/><text:tab/>"slug":"super-dooper-ticket",</text:p>
      <text:p text:style-name="P125"><text:tab/><text:tab/>"description":"ticket Description",</text:p>
      <text:p text:style-name="P125"><text:tab/><text:tab/>"quantity":100,</text:p>
      <text:p text:style-name="P125"><text:tab/><text:tab/>"price":500,</text:p>
      <text:p text:style-name="P125"><text:tab/><text:tab/>"start_date":"2020-10-10",</text:p>
      <text:p text:style-name="P125"><text:tab/><text:tab/>"end_date":"2020-10-15",</text:p>
      <text:p text:style-name="P125"><text:tab/><text:tab/>"min_per_booking":"1",</text:p>
      <text:p text:style-name="P125"><text:tab/><text:tab/>"max_per_booking":"10"</text:p>
      <text:p text:style-name="P125"><text:tab/>},</text:p>
      <text:p text:style-name="P125"><text:tab/>{</text:p>
      <text:p text:style-name="P125"><text:tab/><text:tab/>"name":"Early Bird Ticket",</text:p>
      <text:p text:style-name="P125"><text:tab/><text:tab/>"slug":"early-bird-ticket",</text:p>
      <text:p text:style-name="P125"><text:tab/><text:tab/>"description":"ticket Description",</text:p>
      <text:p text:style-name="P125"><text:tab/><text:tab/>"quantity":100,</text:p>
      <text:p text:style-name="P125"><text:tab/><text:tab/>"price":400,</text:p>
      <text:p text:style-name="P125"><text:tab/><text:tab/>"start_date":"2020-10-10",</text:p>
      <text:p text:style-name="P125"><text:tab/><text:tab/>"end_date":"2020-10-15",</text:p>
      <text:p text:style-name="P125"><text:tab/><text:tab/>"min_per_booking":"1",</text:p>
      <text:p text:style-name="P125"><text:tab/><text:tab/>"max_per_booking":"10"</text:p>
      <text:p text:style-name="P125"><text:tab/>}</text:p>
      <text:p text:style-name="P125"><text:tab/>],</text:p>
      <text:p text:style-name="P133"><text:tab/><text:span text:style-name="T1">"event_schedule_details":[</text:span></text:p>
      <text:p text:style-name="P244"><text:tab/><text:tab/>{</text:p>
      <text:p text:style-name="P244"><text:tab/>"event_day":"Day 2",<text:tab/></text:p>
      <text:p text:style-name="P244"><text:tab/>"event_time":"10:20 AM",</text:p>
      <text:p text:style-name="P244"><text:tab/>"description":"Hlloooooooooooooooooooooooo"</text:p>
      <text:p text:style-name="P244"><text:tab/><text:tab/><text:tab/></text:p>
      <text:p text:style-name="P244"><text:tab/><text:tab/>},</text:p>
      <text:p text:style-name="P244"><text:soft-page-break/><text:tab/><text:tab/>{</text:p>
      <text:p text:style-name="P244"><text:tab/>"event_day":"Day 1",<text:tab/></text:p>
      <text:p text:style-name="P244"><text:tab/>"event_time":"11:00 AM",</text:p>
      <text:p text:style-name="P244"><text:tab/>"description":"Description"</text:p>
      <text:p text:style-name="P244"><text:tab/><text:tab/><text:tab/></text:p>
      <text:p text:style-name="P244"><text:tab/><text:tab/>}</text:p>
      <text:p text:style-name="P244"><text:tab/></text:p>
      <text:p text:style-name="P244"><text:tab/>]</text:p>
      <text:p text:style-name="P125">}</text:p>
      <text:p text:style-name="P125"/>
      <text:p text:style-name="P125"/>
      <text:p text:style-name="P202">2<text:span text:style-name="T71">4</text:span>) <text:span text:style-name="T75">Image Upload</text:span></text:p>
      <text:p text:style-name="P40"><text:span text:style-name="T4">URL</text:span><text:span text:style-name="T68">: </text:span><text:span text:style-name="T49">http://127.0.0.1:8012/api/upload?folder_type=events&amp;file_type=image</text:span></text:p>
      <text:p text:style-name="P164"/>
      <text:p text:style-name="P91"><text:span text:style-name="T1">METHOD</text:span> : <text:span text:style-name="T76">POST</text:span></text:p>
      <text:p text:style-name="P91"/>
      <text:p text:style-name="P207">Sample Request:</text:p>
      <text:p text:style-name="P127"/>
      <text:p text:style-name="P127">file_data:&lt;file_upload_form_data&gt;</text:p>
      <text:p text:style-name="P127"/>
      <text:p text:style-name="P127"/>
      <text:p text:style-name="P208">Response:</text:p>
      <text:p text:style-name="P208"/>
      <text:p text:style-name="P208">{</text:p>
      <text:p text:style-name="P208"><text:s text:c="4"/>"success": true,</text:p>
      <text:p text:style-name="P208"><text:s text:c="4"/>"data": {</text:p>
      <text:p text:style-name="P208"><text:s text:c="8"/>"file_dir": "assets/events/",</text:p>
      <text:p text:style-name="P208"><text:s text:c="8"/>"file_name": "images.jpeg"</text:p>
      <text:p text:style-name="P208"><text:s text:c="4"/>}</text:p>
      <text:p text:style-name="P208">}</text:p>
      <text:p text:style-name="P208"/>
      <text:p text:style-name="P208"/>
      <text:p text:style-name="P209">25) Event Detail</text:p>
      <text:p text:style-name="P209"/>
      <text:p text:style-name="P41"><text:span text:style-name="T4">URL</text:span><text:span text:style-name="T68">: </text:span><text:span text:style-name="T49">http://127.0.0.1:8012/api/events/19</text:span></text:p>
      <text:p text:style-name="P165"/>
      <text:p text:style-name="P95"><text:span text:style-name="T1">METHOD</text:span> : <text:span text:style-name="T77">GET</text:span></text:p>
      <text:p text:style-name="P95"/>
      <text:p text:style-name="P210">Sample Resposne:</text:p>
      <text:p text:style-name="P128">{</text:p>
      <text:p text:style-name="P128"><text:s text:c="4"/>"status": true,</text:p>
      <text:p text:style-name="P128"><text:s text:c="4"/>"data": {</text:p>
      <text:p text:style-name="P132"/>
      <text:p text:style-name="P128"><text:s text:c="8"/>"id": 19,</text:p>
      <text:p text:style-name="P128"><text:s text:c="8"/>"user_id": 1,</text:p>
      <text:p text:style-name="P128"><text:s text:c="8"/>"name": "Food Festial 20201",</text:p>
      <text:p text:style-name="P128"><text:s text:c="8"/>"slug": "food-festial-20201_12",</text:p>
      <text:p text:style-name="P128"><text:s text:c="8"/>"description": "test description",</text:p>
      <text:p text:style-name="P128"><text:s text:c="8"/>"start_date": "2020-10-09T18:30:00.000Z",</text:p>
      <text:p text:style-name="P128"><text:s text:c="8"/>"end_date": "2020-10-09T18:30:00.000Z",</text:p>
      <text:p text:style-name="P128"><text:s text:c="8"/>"type": "offile",</text:p>
      <text:p text:style-name="P128"><text:s text:c="8"/>"event_visibility": "public",</text:p>
      <text:p text:style-name="P128"><text:s text:c="8"/>"thumb_nail_img_dir": "/events/",</text:p>
      <text:p text:style-name="P128"><text:s text:c="8"/>"thumb_nail_img_name": "1.png",</text:p>
      <text:p text:style-name="P128"><text:s text:c="8"/>"img_dir": "/events/",</text:p>
      <text:p text:style-name="P128"><text:s text:c="8"/>"img_name": "1.png",</text:p>
      <text:p text:style-name="P128"><text:s text:c="8"/>"venue_name": "hotel rain tree",</text:p>
      <text:p text:style-name="P128"><text:s text:c="8"/>"address_line_1": "no.2, adyar",</text:p>
      <text:p text:style-name="P128"><text:s text:c="8"/>"address_line_2": null,</text:p>
      <text:p text:style-name="P128"><text:s text:c="8"/>"city": null,</text:p>
      <text:p text:style-name="P128"><text:soft-page-break/><text:s text:c="8"/>"city_id": 1,</text:p>
      <text:p text:style-name="P128"><text:s text:c="8"/>"lat": null,</text:p>
      <text:p text:style-name="P128"><text:s text:c="8"/>"long": null,</text:p>
      <text:p text:style-name="P128"><text:s text:c="8"/>"tags": "food festivals, adyar food",</text:p>
      <text:p text:style-name="P128"><text:s text:c="8"/>"category_name": "Food Festivals",</text:p>
      <text:p text:style-name="P128"><text:s text:c="8"/>"category_id": 1,</text:p>
      <text:p text:style-name="P128"><text:s text:c="8"/>"currency_id": 1,</text:p>
      <text:p text:style-name="P128"><text:s text:c="8"/>"status": "published",</text:p>
      <text:p text:style-name="P128"><text:s text:c="8"/>"createdAt": "2020-04-15T10:12:24.000Z",</text:p>
      <text:p text:style-name="P128"><text:s text:c="8"/>"updatedAt": "2020-04-15T10:12:24.000Z",</text:p>
      <text:p text:style-name="P128"><text:s text:c="8"/>"deletedAt": null,</text:p>
      <text:p text:style-name="P231"><text:s text:c="6"/>"pincode":"60017",</text:p>
      <text:p text:style-name="P231"><text:s text:c="6"/>"country":"China2",</text:p>
      <text:p text:style-name="P231"><text:s text:c="6"/>"state":"Tamil Nadu",</text:p>
      <text:p text:style-name="P231"><text:s text:c="6"/>"city":"Chennai",</text:p>
      <text:p text:style-name="P231"><text:s text:c="6"/>"time_zone":"IST",</text:p>
      <text:p text:style-name="P231"><text:s text:c="6"/>"start_time":"10:00",</text:p>
      <text:p text:style-name="P231"><text:s text:c="7"/>"end_time":"12:00",</text:p>
      <text:p text:style-name="P128"><text:s text:c="8"/>"user": {</text:p>
      <text:p text:style-name="P128"><text:s text:c="12"/>"first_name": "admin",</text:p>
      <text:p text:style-name="P128"><text:s text:c="12"/>"last_name": "a",</text:p>
      <text:p text:style-name="P128"><text:s text:c="12"/>"user_name": "admin"</text:p>
      <text:p text:style-name="P128"><text:s text:c="8"/>},</text:p>
      <text:p text:style-name="P128"><text:s text:c="8"/>"event_tags": [],</text:p>
      <text:p text:style-name="P128"><text:s text:c="8"/>"event_tickets": [</text:p>
      <text:p text:style-name="P128"><text:s text:c="12"/>{</text:p>
      <text:p text:style-name="P128"><text:s text:c="16"/>"id": 37,</text:p>
      <text:p text:style-name="P128"><text:s text:c="16"/>"event_id": 19,</text:p>
      <text:p text:style-name="P128"><text:s text:c="16"/>"name": "SUper Doooper Ticket id 1",</text:p>
      <text:p text:style-name="P128"><text:s text:c="16"/>"slug": "super-dooper-ticket",</text:p>
      <text:p text:style-name="P128"><text:s text:c="16"/>"description": "ticket Description",</text:p>
      <text:p text:style-name="P128"><text:s text:c="16"/>"quantity": 100,</text:p>
      <text:p text:style-name="P128"><text:s text:c="16"/>"price": 500,</text:p>
      <text:p text:style-name="P128"><text:s text:c="16"/>"start_date": "2020-10-10T00:00:00.000Z",</text:p>
      <text:p text:style-name="P128"><text:s text:c="16"/>"end_date": "2020-10-15T00:00:00.000Z",</text:p>
      <text:p text:style-name="P128"><text:s text:c="16"/>"min_per_booking": 1,</text:p>
      <text:p text:style-name="P128"><text:s text:c="16"/>"max_per_booking": 10,</text:p>
      <text:p text:style-name="P128"><text:s text:c="16"/>"message_to_attendee": null,</text:p>
      <text:p text:style-name="P128"><text:s text:c="16"/>"createdAt": "2020-04-15T10:12:24.000Z",</text:p>
      <text:p text:style-name="P128"><text:s text:c="16"/>"updatedAt": "2020-04-15T10:12:24.000Z",</text:p>
      <text:p text:style-name="P128"><text:s text:c="16"/>"deletedAt": null</text:p>
      <text:p text:style-name="P128"><text:s text:c="12"/>},</text:p>
      <text:p text:style-name="P128"><text:s text:c="12"/>{</text:p>
      <text:p text:style-name="P128"><text:s text:c="16"/>"id": 38,</text:p>
      <text:p text:style-name="P128"><text:s text:c="16"/>"event_id": 19,</text:p>
      <text:p text:style-name="P128"><text:s text:c="16"/>"name": "Early Bird Ticket",</text:p>
      <text:p text:style-name="P128"><text:s text:c="16"/>"slug": "early-bird-ticket",</text:p>
      <text:p text:style-name="P128"><text:s text:c="16"/>"description": "ticket Description",</text:p>
      <text:p text:style-name="P128"><text:s text:c="16"/>"quantity": 100,</text:p>
      <text:p text:style-name="P128"><text:s text:c="16"/>"price": 400,</text:p>
      <text:p text:style-name="P128"><text:s text:c="16"/>"start_date": "2020-10-10T00:00:00.000Z",</text:p>
      <text:p text:style-name="P128"><text:s text:c="16"/>"end_date": "2020-10-15T00:00:00.000Z",</text:p>
      <text:p text:style-name="P128"><text:s text:c="16"/>"min_per_booking": 1,</text:p>
      <text:p text:style-name="P128"><text:s text:c="16"/>"max_per_booking": 10,</text:p>
      <text:p text:style-name="P128"><text:s text:c="16"/>"message_to_attendee": null,</text:p>
      <text:p text:style-name="P128"><text:s text:c="16"/>"createdAt": "2020-04-15T10:12:24.000Z",</text:p>
      <text:p text:style-name="P128"><text:s text:c="16"/>"updatedAt": "2020-04-15T10:12:24.000Z",</text:p>
      <text:p text:style-name="P128"><text:s text:c="16"/>"deletedAt": null</text:p>
      <text:p text:style-name="P128"><text:s text:c="12"/>}</text:p>
      <text:p text:style-name="P128"><text:s text:c="8"/>]</text:p>
      <text:p text:style-name="P128"><text:soft-page-break/><text:s text:c="4"/>}</text:p>
      <text:p text:style-name="P129">}</text:p>
      <text:p text:style-name="P94"/>
      <text:p text:style-name="P210">26.Home Categories</text:p>
      <text:p text:style-name="P94"/>
      <text:p text:style-name="P42"><text:span text:style-name="T4">URL</text:span><text:span text:style-name="T68">: </text:span><text:span text:style-name="T49">http://127.0.0.1:8012/api/</text:span><text:span text:style-name="T50">home_categories</text:span></text:p>
      <text:p text:style-name="P166"/>
      <text:p text:style-name="P94"><text:span text:style-name="T1">METHOD</text:span> : <text:span text:style-name="T77">GET</text:span></text:p>
      <text:p text:style-name="P94"/>
      <text:p text:style-name="P210">Sample Response:</text:p>
      <text:p text:style-name="P130"/>
      <text:p text:style-name="P130">{</text:p>
      <text:p text:style-name="P130"><text:s text:c="4"/>"success": true,</text:p>
      <text:p text:style-name="P130"><text:s text:c="4"/>"data": [</text:p>
      <text:p text:style-name="P130"><text:s text:c="8"/>{</text:p>
      <text:p text:style-name="P130"><text:s text:c="12"/>"id": 1,</text:p>
      <text:p text:style-name="P130"><text:s text:c="12"/>"name": "Sports",</text:p>
      <text:p text:style-name="P130"><text:s text:c="12"/>"slug": "sports",</text:p>
      <text:p text:style-name="P130"><text:s text:c="12"/>"is_active": true,</text:p>
      <text:p text:style-name="P130"><text:s text:c="12"/>"image_path": null,</text:p>
      <text:p text:style-name="P130"><text:s text:c="12"/>"image_name": null,</text:p>
      <text:p text:style-name="P130"><text:s text:c="12"/>"event_count": 0,</text:p>
      <text:p text:style-name="P130"><text:s text:c="12"/>"createdAt": "2020-04-29T05:51:03.000Z",</text:p>
      <text:p text:style-name="P130"><text:s text:c="12"/>"updatedAt": "2020-04-29T05:51:03.000Z",</text:p>
      <text:p text:style-name="P130"><text:s text:c="12"/>"deletedAt": null</text:p>
      <text:p text:style-name="P130"><text:s text:c="8"/>},</text:p>
      <text:p text:style-name="P130"><text:s text:c="8"/>{</text:p>
      <text:p text:style-name="P130"><text:s text:c="12"/>"id": 2,</text:p>
      <text:p text:style-name="P130"><text:s text:c="12"/>"name": "Music",</text:p>
      <text:p text:style-name="P130"><text:s text:c="12"/>"slug": "music",</text:p>
      <text:p text:style-name="P130"><text:s text:c="12"/>"is_active": true,</text:p>
      <text:p text:style-name="P130"><text:s text:c="12"/>"image_path": null,</text:p>
      <text:p text:style-name="P130"><text:s text:c="12"/>"image_name": null,</text:p>
      <text:p text:style-name="P130"><text:s text:c="12"/>"event_count": 0,</text:p>
      <text:p text:style-name="P130"><text:s text:c="12"/>"createdAt": "2020-04-29T05:51:59.000Z",</text:p>
      <text:p text:style-name="P130"><text:s text:c="12"/>"updatedAt": "2020-04-29T05:51:59.000Z",</text:p>
      <text:p text:style-name="P130"><text:s text:c="12"/>"deletedAt": null</text:p>
      <text:p text:style-name="P130"><text:s text:c="8"/>}</text:p>
      <text:p text:style-name="P130"><text:s text:c="4"/>],</text:p>
      <text:p text:style-name="P130"><text:s text:c="4"/>"count": 2</text:p>
      <text:p text:style-name="P130">}</text:p>
      <text:p text:style-name="P94"/>
      <text:p text:style-name="P211">28.Home Popular Events</text:p>
      <text:p text:style-name="P211"/>
      <text:p text:style-name="P96"><text:tab/></text:p>
      <text:p text:style-name="P43"><text:span text:style-name="T4">URL</text:span><text:span text:style-name="T68">: </text:span><text:span text:style-name="T49">http://127.0.0.1:8012/api/</text:span><text:span text:style-name="T51">popular_events</text:span></text:p>
      <text:p text:style-name="P167"/>
      <text:p text:style-name="P96"><text:span text:style-name="T1">METHOD</text:span> : <text:span text:style-name="T77">GET</text:span></text:p>
      <text:p text:style-name="P96"/>
      <text:p text:style-name="P211">Sample Response:</text:p>
      <text:p text:style-name="P211"/>
      <text:p text:style-name="P134"/>
      <text:p text:style-name="P135">{</text:p>
      <text:p text:style-name="P135"><text:s text:c="4"/>"success": true,</text:p>
      <text:p text:style-name="P135"><text:s text:c="4"/>"data": [</text:p>
      <text:p text:style-name="P135"><text:s text:c="8"/>{</text:p>
      <text:p text:style-name="P135"><text:s text:c="12"/>"id": 1,</text:p>
      <text:p text:style-name="P135"><text:s text:c="12"/>"user_id": 1,</text:p>
      <text:p text:style-name="P135"><text:s text:c="12"/>"name": "Lorem Ipsum is simply dummy",</text:p>
      <text:p text:style-name="P135"><text:s text:c="12"/>"slug": "lorem-ipsum-is-simply-dummy",</text:p>
      <text:p text:style-name="P135"><text:soft-page-break/><text:s text:c="12"/>"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35"><text:s text:c="12"/>"start_date": "2020-04-29T12:45:00.000Z",</text:p>
      <text:p text:style-name="P135"><text:s text:c="12"/>"end_date": "2020-04-29T11:55:00.000Z",</text:p>
      <text:p text:style-name="P135"><text:s text:c="12"/>"type": "online",</text:p>
      <text:p text:style-name="P135"><text:s text:c="12"/>"event_visibility": "public",</text:p>
      <text:p text:style-name="P135"><text:s text:c="12"/>"thumb_nail_img_dir": "assets/events/",</text:p>
      <text:p text:style-name="P135"><text:s text:c="12"/>"thumb_nail_img_name": "1588177677347_https___cdnevbuccom_images_96944440_432371562_1_originaljpeg",</text:p>
      <text:p text:style-name="P135"><text:s text:c="12"/>"img_dir": "assets/events/",</text:p>
      <text:p text:style-name="P135"><text:s text:c="12"/>"img_name": "1588177681109_https___cdnevbuccom_images_98653820_432371562_1_originaljpeg",</text:p>
      <text:p text:style-name="P135"><text:s text:c="12"/>"venue_name": "hello",</text:p>
      <text:p text:style-name="P135"><text:s text:c="12"/>"address_line_1": "Kamla Market,Ajmeri Gate,New Delhi",</text:p>
      <text:p text:style-name="P135"><text:s text:c="12"/>"address_line_2": null,</text:p>
      <text:p text:style-name="P135"><text:s text:c="12"/>"city": null,</text:p>
      <text:p text:style-name="P135"><text:s text:c="12"/>"city_id": 1,</text:p>
      <text:p text:style-name="P135"><text:s text:c="12"/>"lat": "28.6400587",</text:p>
      <text:p text:style-name="P135"><text:s text:c="12"/>"long": "77.2231445",</text:p>
      <text:p text:style-name="P135"><text:s text:c="12"/>"tags": "music",</text:p>
      <text:p text:style-name="P135"><text:s text:c="12"/>"category_name": "Sports",</text:p>
      <text:p text:style-name="P135"><text:s text:c="12"/>"category_id": 1,</text:p>
      <text:p text:style-name="P135"><text:s text:c="12"/>"currency_id": 1,</text:p>
      <text:p text:style-name="P135"><text:s text:c="12"/>"status": "published",</text:p>
      <text:p text:style-name="P135"><text:s text:c="12"/>"is_popular": true,</text:p>
      <text:p text:style-name="P135"><text:s text:c="12"/>"createdAt": "2020-04-29T16:30:58.000Z",</text:p>
      <text:p text:style-name="P135"><text:s text:c="12"/>"updatedAt": "2020-04-29T16:30:58.000Z",</text:p>
      <text:p text:style-name="P135"><text:s text:c="12"/>"deletedAt": null</text:p>
      <text:p text:style-name="P135"><text:s text:c="8"/>}</text:p>
      <text:p text:style-name="P135"><text:s text:c="4"/>],</text:p>
      <text:p text:style-name="P135"><text:s text:c="4"/>"count": 1</text:p>
      <text:p text:style-name="P135">}</text:p>
      <text:p text:style-name="P97"/>
      <text:p text:style-name="P97"><text:span text:style-name="T10">2</text:span><text:span text:style-name="T11">9</text:span><text:span text:style-name="T10">.Home </text:span><text:span text:style-name="T12">Page</text:span><text:span text:style-name="T10"> Events</text:span></text:p>
      <text:p text:style-name="P212"/>
      <text:p text:style-name="P168"><text:span text:style-name="T15">METHOD : </text:span><text:span text:style-name="T14">G</text:span><text:span text:style-name="T15">ET </text:span></text:p>
      <text:p text:style-name="P168"><text:span text:style-name="T15">URL : </text:span><text:a xlink:type="simple" xlink:href="http://127.0.0.1:8012/api/home_events" text:style-name="Internet_20_link" text:visited-style-name="Visited_20_Internet_20_Link"><text:span text:style-name="T1">http://127.0.0.1:8012/api/home_events</text:span></text:a></text:p>
      <text:p text:style-name="P220"/>
      <text:p text:style-name="P220">Sample Response:</text:p>
      <text:p text:style-name="P220"/>
      <text:p text:style-name="P136">{</text:p>
      <text:p text:style-name="P136"><text:s text:c="4"/>"success": true,</text:p>
      <text:p text:style-name="P136"><text:s text:c="4"/>"data": [</text:p>
      <text:p text:style-name="P136"><text:s text:c="8"/>{</text:p>
      <text:p text:style-name="P136"><text:s text:c="12"/>"id": 1,</text:p>
      <text:p text:style-name="P136"><text:s text:c="12"/>"user_id": 1,</text:p>
      <text:p text:style-name="P136"><text:s text:c="12"/>"name": "Lorem Ipsum is simply dummy",</text:p>
      <text:p text:style-name="P136"><text:s text:c="12"/>"slug": "lorem-ipsum-is-simply-dummy",</text:p>
      <text:p text:style-name="P136"><text:s text:c="12"/>"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36"><text:soft-page-break/><text:s text:c="12"/>"start_date": "2020-04-29T12:45:00.000Z",</text:p>
      <text:p text:style-name="P136"><text:s text:c="12"/>"end_date": "2020-04-29T11:55:00.000Z",</text:p>
      <text:p text:style-name="P136"><text:s text:c="12"/>"type": "online",</text:p>
      <text:p text:style-name="P136"><text:s text:c="12"/>"event_visibility": "public",</text:p>
      <text:p text:style-name="P136"><text:s text:c="12"/>"thumb_nail_img_dir": "assets/events/",</text:p>
      <text:p text:style-name="P136"><text:s text:c="12"/>"thumb_nail_img_name": "1588177677347_https___cdnevbuccom_images_96944440_432371562_1_originaljpeg",</text:p>
      <text:p text:style-name="P136"><text:s text:c="12"/>"img_dir": "assets/events/",</text:p>
      <text:p text:style-name="P136"><text:s text:c="12"/>"img_name": "1588177681109_https___cdnevbuccom_images_98653820_432371562_1_originaljpeg",</text:p>
      <text:p text:style-name="P136"><text:s text:c="12"/>"venue_name": "hello",</text:p>
      <text:p text:style-name="P136"><text:s text:c="12"/>"address_line_1": "Kamla Market,Ajmeri Gate,New Delhi",</text:p>
      <text:p text:style-name="P136"><text:s text:c="12"/>"address_line_2": null,</text:p>
      <text:p text:style-name="P136"><text:s text:c="12"/>"city": null,</text:p>
      <text:p text:style-name="P136"><text:s text:c="12"/>"city_id": 1,</text:p>
      <text:p text:style-name="P136"><text:s text:c="12"/>"lat": "28.6400587",</text:p>
      <text:p text:style-name="P136"><text:s text:c="12"/>"long": "77.2231445",</text:p>
      <text:p text:style-name="P136"><text:s text:c="12"/>"tags": "music",</text:p>
      <text:p text:style-name="P136"><text:s text:c="12"/>"category_name": "Sports",</text:p>
      <text:p text:style-name="P136"><text:s text:c="12"/>"category_id": 1,</text:p>
      <text:p text:style-name="P136"><text:s text:c="12"/>"currency_id": 1,</text:p>
      <text:p text:style-name="P136"><text:s text:c="12"/>"status": "published",</text:p>
      <text:p text:style-name="P136"><text:s text:c="12"/>"is_popular": true,</text:p>
      <text:p text:style-name="P136"><text:s text:c="12"/>"createdAt": "2020-04-29T16:30:58.000Z",</text:p>
      <text:p text:style-name="P136"><text:s text:c="12"/>"updatedAt": "2020-04-29T16:30:58.000Z",</text:p>
      <text:p text:style-name="P136"><text:s text:c="12"/>"deletedAt": null</text:p>
      <text:p text:style-name="P136"><text:s text:c="8"/>}</text:p>
      <text:p text:style-name="P136"><text:s text:c="4"/>],</text:p>
      <text:p text:style-name="P136"><text:s text:c="4"/>"count": 1</text:p>
      <text:p text:style-name="P136">}</text:p>
      <text:p text:style-name="P136"/>
      <text:p text:style-name="P98"><text:span text:style-name="T10">2</text:span><text:span text:style-name="T11">9</text:span><text:span text:style-name="T10">.</text:span><text:span text:style-name="T18">Search </text:span><text:span text:style-name="T10">Events</text:span></text:p>
      <text:p text:style-name="P213"/>
      <text:p text:style-name="P169"><text:span text:style-name="T15">METHOD : </text:span><text:span text:style-name="T14">G</text:span><text:span text:style-name="T15">ET </text:span></text:p>
      <text:p text:style-name="P221">URL : http://127.0.0.1:8012/api/search_events</text:p>
      <text:p text:style-name="P221"/>
      <text:p text:style-name="P221">Sample Response:</text:p>
      <text:p text:style-name="P137"/>
      <text:p text:style-name="P139">{</text:p>
      <text:p text:style-name="P139"><text:s text:c="4"/>"success": true,</text:p>
      <text:p text:style-name="P139"><text:s text:c="4"/>"data": [</text:p>
      <text:p text:style-name="P139"><text:s text:c="8"/>{</text:p>
      <text:p text:style-name="P139"><text:s text:c="12"/>"id": 1,</text:p>
      <text:p text:style-name="P139"><text:s text:c="12"/>"user_id": 1,</text:p>
      <text:p text:style-name="P139"><text:s text:c="12"/>"name": "Lorem Ipsum is simply dummy",</text:p>
      <text:p text:style-name="P139"><text:s text:c="12"/>"slug": "lorem-ipsum-is-simply-dummy",</text:p>
      <text:p text:style-name="P139"><text:s text:c="12"/>"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39"><text:s text:c="12"/>"start_date": "2020-04-29T12:45:00.000Z",</text:p>
      <text:p text:style-name="P139"><text:s text:c="12"/>"end_date": "2020-04-29T11:55:00.000Z",</text:p>
      <text:p text:style-name="P139"><text:s text:c="12"/>"type": "online",</text:p>
      <text:p text:style-name="P139"><text:s text:c="12"/>"event_visibility": "public",</text:p>
      <text:p text:style-name="P139"><text:s text:c="12"/>"thumb_nail_img_dir": "assets/events/",</text:p>
      <text:p text:style-name="P139"><text:s text:c="12"/>"thumb_nail_img_name": "1588177677347_https___cdnevbuccom_images_96944440_432371562_1_originaljpeg",</text:p>
      <text:p text:style-name="P139"><text:soft-page-break/><text:s text:c="12"/>"img_dir": "assets/events/",</text:p>
      <text:p text:style-name="P139"><text:s text:c="12"/>"img_name": "1588177681109_https___cdnevbuccom_images_98653820_432371562_1_originaljpeg",</text:p>
      <text:p text:style-name="P139"><text:s text:c="12"/>"venue_name": "hello",</text:p>
      <text:p text:style-name="P139"><text:s text:c="12"/>"address_line_1": "Kamla Market,Ajmeri Gate,New Delhi",</text:p>
      <text:p text:style-name="P139"><text:s text:c="12"/>"address_line_2": null,</text:p>
      <text:p text:style-name="P139"><text:s text:c="12"/>"city": null,</text:p>
      <text:p text:style-name="P139"><text:s text:c="12"/>"city_id": 1,</text:p>
      <text:p text:style-name="P139"><text:s text:c="12"/>"lat": "28.6400587",</text:p>
      <text:p text:style-name="P139"><text:s text:c="12"/>"long": "77.2231445",</text:p>
      <text:p text:style-name="P139"><text:s text:c="12"/>"tags": "music",</text:p>
      <text:p text:style-name="P139"><text:s text:c="12"/>"category_name": "Sports",</text:p>
      <text:p text:style-name="P139"><text:s text:c="12"/>"category_id": 1,</text:p>
      <text:p text:style-name="P139"><text:s text:c="12"/>"currency_id": 1,</text:p>
      <text:p text:style-name="P139"><text:s text:c="12"/>"status": "published",</text:p>
      <text:p text:style-name="P139"><text:s text:c="12"/>"is_popular": true,</text:p>
      <text:p text:style-name="P139"><text:s text:c="12"/>"createdAt": "2020-04-29T16:30:58.000Z",</text:p>
      <text:p text:style-name="P139"><text:s text:c="12"/>"updatedAt": "2020-04-29T16:30:58.000Z",</text:p>
      <text:p text:style-name="P139"><text:s text:c="12"/>"deletedAt": null</text:p>
      <text:p text:style-name="P139"><text:s text:c="8"/>}</text:p>
      <text:p text:style-name="P139"><text:s text:c="4"/>],</text:p>
      <text:p text:style-name="P139"><text:s text:c="4"/>"count": 1</text:p>
      <text:p text:style-name="P139">}</text:p>
      <text:p text:style-name="P139"/>
      <text:p text:style-name="P138"/>
      <text:p text:style-name="P99"><text:span text:style-name="T10">2</text:span><text:span text:style-name="T11">9</text:span><text:span text:style-name="T10">.Events </text:span><text:span text:style-name="T19">Details</text:span></text:p>
      <text:p text:style-name="P214"/>
      <text:p text:style-name="P170"><text:span text:style-name="T15">METHOD : </text:span><text:span text:style-name="T14">G</text:span><text:span text:style-name="T15">ET </text:span></text:p>
      <text:p text:style-name="P222">URL : http://127.0.0.1:8012/api/event_details?event_id=1</text:p>
      <text:p text:style-name="P222"/>
      <text:p text:style-name="P222">Sample Response:</text:p>
      <text:p text:style-name="P222"/>
      <text:p text:style-name="P140">{</text:p>
      <text:p text:style-name="P140"><text:s text:c="4"/>"success": true,</text:p>
      <text:p text:style-name="P140"><text:s text:c="4"/>"data": {</text:p>
      <text:p text:style-name="P140"><text:s text:c="8"/>"id": 1,</text:p>
      <text:p text:style-name="P140"><text:s text:c="8"/>"user_id": 1,</text:p>
      <text:p text:style-name="P140"><text:s text:c="8"/>"name": "Lorem Ipsum is simply dummy",</text:p>
      <text:p text:style-name="P140"><text:s text:c="8"/>"slug": "lorem-ipsum-is-simply-dummy",</text:p>
      <text:p text:style-name="P140"><text:s text:c="8"/>"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0"><text:s text:c="8"/>"start_date": "2020-04-29T12:45:00.000Z",</text:p>
      <text:p text:style-name="P140"><text:s text:c="8"/>"end_date": "2020-04-29T11:55:00.000Z",</text:p>
      <text:p text:style-name="P140"><text:s text:c="8"/>"type": "online",</text:p>
      <text:p text:style-name="P140"><text:s text:c="8"/>"event_visibility": "public",</text:p>
      <text:p text:style-name="P140"><text:s text:c="8"/>"thumb_nail_img_dir": "assets/events/",</text:p>
      <text:p text:style-name="P140"><text:s text:c="8"/>"thumb_nail_img_name": "1588177677347_https___cdnevbuccom_images_96944440_432371562_1_originaljpeg",</text:p>
      <text:p text:style-name="P140"><text:s text:c="8"/>"img_dir": "assets/events/",</text:p>
      <text:p text:style-name="P140"><text:s text:c="8"/>"img_name": "1588177681109_https___cdnevbuccom_images_98653820_432371562_1_originaljpeg",</text:p>
      <text:p text:style-name="P140"><text:s text:c="8"/>"venue_name": "hello",</text:p>
      <text:p text:style-name="P140"><text:s text:c="8"/>"address_line_1": "Kamla Market,Ajmeri Gate,New Delhi",</text:p>
      <text:p text:style-name="P140"><text:s text:c="8"/>"address_line_2": null,</text:p>
      <text:p text:style-name="P140"><text:s text:c="8"/>"city": null,</text:p>
      <text:p text:style-name="P140"><text:soft-page-break/><text:s text:c="8"/>"city_id": 1,</text:p>
      <text:p text:style-name="P140"><text:s text:c="8"/>"lat": "28.6400587",</text:p>
      <text:p text:style-name="P140"><text:s text:c="8"/>"long": "77.2231445",</text:p>
      <text:p text:style-name="P140"><text:s text:c="8"/>"tags": "music",</text:p>
      <text:p text:style-name="P140"><text:s text:c="8"/>"category_name": "Sports",</text:p>
      <text:p text:style-name="P140"><text:s text:c="8"/>"category_id": 1,</text:p>
      <text:p text:style-name="P140"><text:s text:c="8"/>"currency_id": 1,</text:p>
      <text:p text:style-name="P140"><text:s text:c="8"/>"status": "published",</text:p>
      <text:p text:style-name="P140"><text:s text:c="8"/>"is_popular": true,</text:p>
      <text:p text:style-name="P140"><text:s text:c="8"/>"createdAt": "2020-04-29T16:30:58.000Z",</text:p>
      <text:p text:style-name="P140"><text:s text:c="8"/>"updatedAt": "2020-04-29T16:30:58.000Z",</text:p>
      <text:p text:style-name="P140"><text:s text:c="8"/>"deletedAt": null,</text:p>
      <text:p text:style-name="P140"><text:s text:c="8"/>"event_tickets": [</text:p>
      <text:p text:style-name="P140"><text:s text:c="12"/>{</text:p>
      <text:p text:style-name="P140"><text:s text:c="16"/>"id": 1,</text:p>
      <text:p text:style-name="P140"><text:s text:c="16"/>"event_id": 1,</text:p>
      <text:p text:style-name="P140"><text:s text:c="16"/>"name": "Standarad Ticket",</text:p>
      <text:p text:style-name="P140"><text:s text:c="16"/>"slug": "lorem-ipsum-is-simply-dummy",</text:p>
      <text:p text:style-name="P140"><text:s text:c="16"/>"description": "test",</text:p>
      <text:p text:style-name="P140"><text:s text:c="16"/>"quantity": 5000,</text:p>
      <text:p text:style-name="P140"><text:s text:c="16"/>"price": 100,</text:p>
      <text:p text:style-name="P140"><text:s text:c="16"/>"start_date": "2020-04-30T00:00:00.000Z",</text:p>
      <text:p text:style-name="P140"><text:s text:c="16"/>"end_date": "2020-04-29T00:00:00.000Z",</text:p>
      <text:p text:style-name="P140"><text:s text:c="16"/>"min_per_booking": 1,</text:p>
      <text:p text:style-name="P140"><text:s text:c="16"/>"max_per_booking": 5,</text:p>
      <text:p text:style-name="P140"><text:s text:c="16"/>"message_to_attendee": null,</text:p>
      <text:p text:style-name="P140"><text:s text:c="16"/>"createdAt": "2020-04-29T16:30:58.000Z",</text:p>
      <text:p text:style-name="P140"><text:s text:c="16"/>"updatedAt": "2020-04-29T16:30:58.000Z",</text:p>
      <text:p text:style-name="P140"><text:s text:c="16"/>"deletedAt": null</text:p>
      <text:p text:style-name="P140"><text:s text:c="12"/>}</text:p>
      <text:p text:style-name="P140"><text:s text:c="8"/>]</text:p>
      <text:p text:style-name="P140"><text:s text:c="4"/>}</text:p>
      <text:p text:style-name="P140">}</text:p>
      <text:p text:style-name="P140"/>
      <text:p text:style-name="P140"/>
      <text:p text:style-name="P140"/>
      <text:p text:style-name="P100"><text:span text:style-name="T20">30</text:span><text:span text:style-name="T10">.</text:span><text:span text:style-name="T20">Place Order </text:span></text:p>
      <text:p text:style-name="P215"/>
      <text:p text:style-name="P171"><text:span text:style-name="T15">METHOD : </text:span><text:span text:style-name="T16">POST</text:span></text:p>
      <text:p text:style-name="P224">URL : <text:a xlink:type="simple" xlink:href="http://127.0.0.1:8012/api/place" text:style-name="Internet_20_link" text:visited-style-name="Visited_20_Internet_20_Link">http://127.0.0.1:8012/api/</text:a><text:span text:style-name="T85">place_order</text:span></text:p>
      <text:p text:style-name="P223"/>
      <text:p text:style-name="P177"><text:span text:style-name="T13">Sample R</text:span><text:span text:style-name="T16">EQUEST</text:span><text:span text:style-name="T13">:</text:span></text:p>
      <text:p text:style-name="P223"/>
      <text:p text:style-name="P141">{</text:p>
      <text:p text:style-name="P141">"stripe_token":"6666yyyddsd8999",</text:p>
      <text:p text:style-name="P141">"email":"damovenkatesh@gmail.com",</text:p>
      <text:p text:style-name="P141">"customer_name":"Dhamo",</text:p>
      <text:p text:style-name="P141">"payment_type":"stripe",</text:p>
      <text:p text:style-name="P141">"event_id":1,</text:p>
      <text:p text:style-name="P141">"user_id":1,</text:p>
      <text:p text:style-name="P141">"ticket_details":[</text:p>
      <text:p text:style-name="P141"><text:tab/>{</text:p>
      <text:p text:style-name="P141"><text:tab/><text:tab/>"ticket_id":1,</text:p>
      <text:p text:style-name="P141"><text:tab/><text:tab/>"quantity":2</text:p>
      <text:p text:style-name="P141"><text:tab/>},</text:p>
      <text:p text:style-name="P141"><text:tab/>{</text:p>
      <text:p text:style-name="P141"><text:tab/><text:tab/>"ticket_id":2,</text:p>
      <text:p text:style-name="P141"><text:tab/><text:tab/>"quantity":2</text:p>
      <text:p text:style-name="P141"><text:tab/>}</text:p>
      <text:p text:style-name="P141">],</text:p>
      <text:p text:style-name="P141"><text:soft-page-break/>"event_attenders":[</text:p>
      <text:p text:style-name="P141"><text:tab/>{</text:p>
      <text:p text:style-name="P141"><text:tab/><text:tab/><text:tab/>"event_id":1,</text:p>
      <text:p text:style-name="P141"><text:tab/><text:tab/><text:tab/>"event_ticket_id":2,</text:p>
      <text:p text:style-name="P141"><text:tab/><text:tab/><text:tab/>"name":"Dhamo",</text:p>
      <text:p text:style-name="P141"><text:tab/><text:tab/><text:tab/>"email":"Dhamo@gmail.com",</text:p>
      <text:p text:style-name="P141"><text:tab/><text:tab/><text:tab/>"mobile_no":"9791447542",</text:p>
      <text:p text:style-name="P141"><text:tab/><text:tab/><text:tab/>"company_name":"constient",</text:p>
      <text:p text:style-name="P141"><text:tab/><text:tab/><text:tab/>"destination":"System Engg",</text:p>
      <text:p text:style-name="P141"><text:tab/><text:tab/><text:tab/>"city":"Chennai"</text:p>
      <text:p text:style-name="P141"><text:tab/><text:tab/>},</text:p>
      <text:p text:style-name="P141"><text:tab/><text:tab/>{</text:p>
      <text:p text:style-name="P141"><text:tab/><text:tab/><text:tab/></text:p>
      <text:p text:style-name="P141"><text:tab/><text:tab/><text:tab/>"event_id":1,</text:p>
      <text:p text:style-name="P141"><text:tab/><text:tab/><text:tab/>"event_ticket_id":2,</text:p>
      <text:p text:style-name="P141"><text:tab/><text:tab/><text:tab/>"name":"Dhamo1",</text:p>
      <text:p text:style-name="P141"><text:tab/><text:tab/><text:tab/>"email":"Dhamo1@gmail.com",</text:p>
      <text:p text:style-name="P141"><text:tab/><text:tab/><text:tab/>"mobile_no":"97914475421",</text:p>
      <text:p text:style-name="P141"><text:tab/><text:tab/><text:tab/>"company_name":"constient",</text:p>
      <text:p text:style-name="P141"><text:tab/><text:tab/><text:tab/>"destination":"System Engg1",</text:p>
      <text:p text:style-name="P141"><text:tab/><text:tab/><text:tab/>"city":"Chennai"</text:p>
      <text:p text:style-name="P141"><text:tab/><text:tab/>}</text:p>
      <text:p text:style-name="P141"><text:tab/></text:p>
      <text:p text:style-name="P141"><text:tab/>]</text:p>
      <text:p text:style-name="P141">}</text:p>
      <text:p text:style-name="P223"/>
      <text:p text:style-name="P228">Sample Response</text:p>
      <text:p text:style-name="P228">{</text:p>
      <text:p text:style-name="P228"><text:tab/>success:true,</text:p>
      <text:p text:style-name="P228"><text:tab/>message:”Order Placed Sucessfully”</text:p>
      <text:p text:style-name="P228">}</text:p>
      <text:p text:style-name="P228"/>
      <text:p text:style-name="P228"/>
      <text:p text:style-name="P232">30) <text:span text:style-name="T86">Admin Order List</text:span></text:p>
      <text:p text:style-name="P232"/>
      <text:p text:style-name="P216"/>
      <text:p text:style-name="P172"><text:span text:style-name="T15">METHOD : </text:span><text:span text:style-name="T17">GET</text:span></text:p>
      <text:p text:style-name="P225">URL : <text:a xlink:type="simple" xlink:href="http://127.0.0.1:8012/api/orders?is_download=true" text:style-name="Internet_20_link" text:visited-style-name="Visited_20_Internet_20_Link">http://127.0.0.1:8012/api/</text:a><text:a xlink:type="simple" xlink:href="http://127.0.0.1:8012/api/orders?is_download=true" text:style-name="Internet_20_link" text:visited-style-name="Visited_20_Internet_20_Link"><text:span text:style-name="T87">orders?is_download=true</text:span></text:a></text:p>
      <text:p text:style-name="P225"/>
      <text:p text:style-name="P245">To Downlaod Excel Data:</text:p>
      <text:p text:style-name="P245"/>
      <text:p text:style-name="P245">paramater:is_download=true</text:p>
      <text:p text:style-name="P245"/>
      <text:p text:style-name="P245">Sample Response:</text:p>
      <text:p text:style-name="P148">{</text:p>
      <text:p text:style-name="P148"><text:s/>"success": true,</text:p>
      <text:p text:style-name="P148">"base64_data": base64_data, </text:p>
      <text:p text:style-name="P148">'file_name':file_name</text:p>
      <text:p text:style-name="P148">}</text:p>
      <text:p text:style-name="P225"/>
      <text:p text:style-name="P225"/>
      <text:p text:style-name="P235">Sample Response:</text:p>
      <text:p text:style-name="P235"/>
      <text:p text:style-name="P142">{</text:p>
      <text:p text:style-name="P142"><text:s text:c="4"/>"success": true,</text:p>
      <text:p text:style-name="P142"><text:s text:c="4"/>"data": [</text:p>
      <text:p text:style-name="P142"><text:s text:c="8"/>{</text:p>
      <text:p text:style-name="P142"><text:s text:c="12"/>"id": 2,</text:p>
      <text:p text:style-name="P142"><text:s text:c="12"/>"user_id": 1,</text:p>
      <text:p text:style-name="P142"><text:s text:c="12"/>"event_user_id": 1,</text:p>
      <text:p text:style-name="P142"><text:soft-page-break/><text:s text:c="12"/>"event_id": 1,</text:p>
      <text:p text:style-name="P142"><text:s text:c="12"/>"currency_id": 1,</text:p>
      <text:p text:style-name="P142"><text:s text:c="12"/>"no_of_tickets": 4,</text:p>
      <text:p text:style-name="P142"><text:s text:c="12"/>"total_amount": 2000,</text:p>
      <text:p text:style-name="P142"><text:s text:c="12"/>"transaction_id": "ch_1GelBlCUm7aWueh98Jgc5jZl",</text:p>
      <text:p text:style-name="P142"><text:s text:c="12"/>"payment_source": "Stripe Payment",</text:p>
      <text:p text:style-name="P142"><text:s text:c="12"/>"status": "succeeded",</text:p>
      <text:p text:style-name="P142"><text:s text:c="12"/>"createdAt": "2020-05-03T17:01:14.000Z",</text:p>
      <text:p text:style-name="P142"><text:s text:c="12"/>"updatedAt": "2020-05-03T17:01:14.000Z",</text:p>
      <text:p text:style-name="P142"><text:s text:c="12"/>"deletedAt": null,</text:p>
      <text:p text:style-name="P142"><text:s text:c="12"/>"event_order_items": [</text:p>
      <text:p text:style-name="P142"><text:s text:c="16"/>{</text:p>
      <text:p text:style-name="P142"><text:s text:c="20"/>"id": 4,</text:p>
      <text:p text:style-name="P142"><text:s text:c="20"/>"event_order_id": 2,</text:p>
      <text:p text:style-name="P142"><text:s text:c="20"/>"event_ticket_id": 1,</text:p>
      <text:p text:style-name="P142"><text:s text:c="20"/>"no_of_tickets": 2,</text:p>
      <text:p text:style-name="P142"><text:s text:c="20"/>"amount": 100,</text:p>
      <text:p text:style-name="P142"><text:s text:c="20"/>"total_amount": 200,</text:p>
      <text:p text:style-name="P142"><text:s text:c="20"/>"createdAt": "2020-05-03T17:01:14.000Z",</text:p>
      <text:p text:style-name="P142"><text:s text:c="20"/>"updatedAt": "2020-05-03T17:01:14.000Z",</text:p>
      <text:p text:style-name="P142"><text:s text:c="20"/>"deletedAt": null</text:p>
      <text:p text:style-name="P142"><text:s text:c="16"/>},</text:p>
      <text:p text:style-name="P142"><text:s text:c="16"/>{</text:p>
      <text:p text:style-name="P142"><text:s text:c="20"/>"id": 3,</text:p>
      <text:p text:style-name="P142"><text:s text:c="20"/>"event_order_id": 2,</text:p>
      <text:p text:style-name="P142"><text:s text:c="20"/>"event_ticket_id": 2,</text:p>
      <text:p text:style-name="P142"><text:s text:c="20"/>"no_of_tickets": 2,</text:p>
      <text:p text:style-name="P142"><text:s text:c="20"/>"amount": 900,</text:p>
      <text:p text:style-name="P142"><text:s text:c="20"/>"total_amount": 1800,</text:p>
      <text:p text:style-name="P142"><text:s text:c="20"/>"createdAt": "2020-05-03T17:01:14.000Z",</text:p>
      <text:p text:style-name="P142"><text:s text:c="20"/>"updatedAt": "2020-05-03T17:01:14.000Z",</text:p>
      <text:p text:style-name="P142"><text:s text:c="20"/>"deletedAt": null</text:p>
      <text:p text:style-name="P142"><text:s text:c="16"/>}</text:p>
      <text:p text:style-name="P142"><text:s text:c="12"/>],</text:p>
      <text:p text:style-name="P142"><text:s text:c="12"/>"user": {</text:p>
      <text:p text:style-name="P142"><text:s text:c="16"/>"id": 1,</text:p>
      <text:p text:style-name="P142"><text:s text:c="16"/>"first_name": "admin",</text:p>
      <text:p text:style-name="P142"><text:s text:c="16"/>"last_name": "a",</text:p>
      <text:p text:style-name="P142"><text:s text:c="16"/>"user_name": "admin",</text:p>
      <text:p text:style-name="P142"><text:s text:c="16"/>"password": "$2b$04$a5xX4zSNe7/nB7WDuyQHS.HiWJ/tD5Q7JrhZuJaVn/71wWgE73BKm",</text:p>
      <text:p text:style-name="P142"><text:s text:c="16"/>"gender": 1,</text:p>
      <text:p text:style-name="P142"><text:s text:c="16"/>"dob": "1994-12-22",</text:p>
      <text:p text:style-name="P142"><text:s text:c="16"/>"email": "admin@event.com",</text:p>
      <text:p text:style-name="P142"><text:s text:c="16"/>"area_code": "+91",</text:p>
      <text:p text:style-name="P142"><text:s text:c="16"/>"mobile_no": "9791447542",</text:p>
      <text:p text:style-name="P142"><text:s text:c="16"/>"address_1": "address 1",</text:p>
      <text:p text:style-name="P142"><text:s text:c="16"/>"address_2": "address 2",</text:p>
      <text:p text:style-name="P142"><text:s text:c="16"/>"role_id": 1,</text:p>
      <text:p text:style-name="P142"><text:s text:c="16"/>"city": "chennai",</text:p>
      <text:p text:style-name="P142"><text:s text:c="16"/>"state": "TN",</text:p>
      <text:p text:style-name="P142"><text:s text:c="16"/>"pincode": 600004,</text:p>
      <text:p text:style-name="P142"><text:s text:c="16"/>"country": "India",</text:p>
      <text:p text:style-name="P142"><text:s text:c="16"/>"createdAt": "2020-04-29T11:13:30.000Z",</text:p>
      <text:p text:style-name="P142"><text:s text:c="16"/>"updatedAt": "2020-05-03T16:54:32.000Z",</text:p>
      <text:p text:style-name="P142"><text:s text:c="16"/>"deletedAt": null,</text:p>
      <text:p text:style-name="P142"><text:s text:c="16"/>"is_active": true,</text:p>
      <text:p text:style-name="P142"><text:s text:c="16"/>"is_admin": false,</text:p>
      <text:p text:style-name="P142"><text:s text:c="16"/>"is_login": true,</text:p>
      <text:p text:style-name="P142"><text:s text:c="16"/>"last_login": "2020-05-03T16:54:32.000Z",</text:p>
      <text:p text:style-name="P142"><text:s text:c="16"/>"token_expiry_hours": "6",</text:p>
      <text:p text:style-name="P142"><text:soft-page-break/><text:s text:c="16"/>"forgot_pass_token": null,</text:p>
      <text:p text:style-name="P142"><text:s text:c="16"/>"forgot_pass_date": null,</text:p>
      <text:p text:style-name="P142"><text:s text:c="16"/>"forgot_pass_exp_timestamp": null,</text:p>
      <text:p text:style-name="P142"><text:s text:c="16"/>"user_type": null</text:p>
      <text:p text:style-name="P142"><text:s text:c="12"/>}</text:p>
      <text:p text:style-name="P142"><text:s text:c="8"/>},</text:p>
      <text:p text:style-name="P142"><text:s text:c="8"/>{</text:p>
      <text:p text:style-name="P142"><text:s text:c="12"/>"id": 1,</text:p>
      <text:p text:style-name="P142"><text:s text:c="12"/>"user_id": 1,</text:p>
      <text:p text:style-name="P142"><text:s text:c="12"/>"event_user_id": 1,</text:p>
      <text:p text:style-name="P142"><text:s text:c="12"/>"event_id": 1,</text:p>
      <text:p text:style-name="P142"><text:s text:c="12"/>"currency_id": 1,</text:p>
      <text:p text:style-name="P142"><text:s text:c="12"/>"no_of_tickets": 22,</text:p>
      <text:p text:style-name="P142"><text:s text:c="12"/>"total_amount": 2000,</text:p>
      <text:p text:style-name="P142"><text:s text:c="12"/>"transaction_id": "ch_1GelAFCUm7aWueh91SKijgJx",</text:p>
      <text:p text:style-name="P142"><text:s text:c="12"/>"payment_source": "Stripe Payment",</text:p>
      <text:p text:style-name="P142"><text:s text:c="12"/>"status": "succeeded",</text:p>
      <text:p text:style-name="P142"><text:s text:c="12"/>"createdAt": "2020-05-03T16:59:39.000Z",</text:p>
      <text:p text:style-name="P142"><text:s text:c="12"/>"updatedAt": "2020-05-03T16:59:39.000Z",</text:p>
      <text:p text:style-name="P142"><text:s text:c="12"/>"deletedAt": null,</text:p>
      <text:p text:style-name="P142"><text:s text:c="12"/>"event_order_items": [</text:p>
      <text:p text:style-name="P142"><text:s text:c="16"/>{</text:p>
      <text:p text:style-name="P142"><text:s text:c="20"/>"id": 2,</text:p>
      <text:p text:style-name="P142"><text:s text:c="20"/>"event_order_id": 1,</text:p>
      <text:p text:style-name="P142"><text:s text:c="20"/>"event_ticket_id": 2,</text:p>
      <text:p text:style-name="P142"><text:s text:c="20"/>"no_of_tickets": 2,</text:p>
      <text:p text:style-name="P142"><text:s text:c="20"/>"amount": 900,</text:p>
      <text:p text:style-name="P142"><text:s text:c="20"/>"total_amount": 1800,</text:p>
      <text:p text:style-name="P142"><text:s text:c="20"/>"createdAt": "2020-05-03T16:59:39.000Z",</text:p>
      <text:p text:style-name="P142"><text:s text:c="20"/>"updatedAt": "2020-05-03T16:59:39.000Z",</text:p>
      <text:p text:style-name="P142"><text:s text:c="20"/>"deletedAt": null</text:p>
      <text:p text:style-name="P142"><text:s text:c="16"/>},</text:p>
      <text:p text:style-name="P142"><text:s text:c="16"/>{</text:p>
      <text:p text:style-name="P142"><text:s text:c="20"/>"id": 1,</text:p>
      <text:p text:style-name="P142"><text:s text:c="20"/>"event_order_id": 1,</text:p>
      <text:p text:style-name="P142"><text:s text:c="20"/>"event_ticket_id": 1,</text:p>
      <text:p text:style-name="P142"><text:s text:c="20"/>"no_of_tickets": 2,</text:p>
      <text:p text:style-name="P142"><text:s text:c="20"/>"amount": 100,</text:p>
      <text:p text:style-name="P142"><text:s text:c="20"/>"total_amount": 200,</text:p>
      <text:p text:style-name="P142"><text:s text:c="20"/>"createdAt": "2020-05-03T16:59:39.000Z",</text:p>
      <text:p text:style-name="P142"><text:s text:c="20"/>"updatedAt": "2020-05-03T16:59:39.000Z",</text:p>
      <text:p text:style-name="P142"><text:s text:c="20"/>"deletedAt": null</text:p>
      <text:p text:style-name="P142"><text:s text:c="16"/>}</text:p>
      <text:p text:style-name="P142"><text:s text:c="12"/>],</text:p>
      <text:p text:style-name="P142"><text:s text:c="12"/>"user": {</text:p>
      <text:p text:style-name="P142"><text:s text:c="16"/>"id": 1,</text:p>
      <text:p text:style-name="P142"><text:s text:c="16"/>"first_name": "admin",</text:p>
      <text:p text:style-name="P142"><text:s text:c="16"/>"last_name": "a",</text:p>
      <text:p text:style-name="P142"><text:s text:c="16"/>"user_name": "admin",</text:p>
      <text:p text:style-name="P142"><text:s text:c="16"/>"password": "$2b$04$a5xX4zSNe7/nB7WDuyQHS.HiWJ/tD5Q7JrhZuJaVn/71wWgE73BKm",</text:p>
      <text:p text:style-name="P142"><text:s text:c="16"/>"gender": 1,</text:p>
      <text:p text:style-name="P142"><text:s text:c="16"/>"dob": "1994-12-22",</text:p>
      <text:p text:style-name="P142"><text:s text:c="16"/>"email": "admin@event.com",</text:p>
      <text:p text:style-name="P142"><text:s text:c="16"/>"area_code": "+91",</text:p>
      <text:p text:style-name="P142"><text:s text:c="16"/>"mobile_no": "9791447542",</text:p>
      <text:p text:style-name="P142"><text:s text:c="16"/>"address_1": "address 1",</text:p>
      <text:p text:style-name="P142"><text:s text:c="16"/>"address_2": "address 2",</text:p>
      <text:p text:style-name="P142"><text:s text:c="16"/>"role_id": 1,</text:p>
      <text:p text:style-name="P142"><text:s text:c="16"/>"city": "chennai",</text:p>
      <text:p text:style-name="P142"><text:s text:c="16"/>"state": "TN",</text:p>
      <text:p text:style-name="P142"><text:soft-page-break/><text:s text:c="16"/>"pincode": 600004,</text:p>
      <text:p text:style-name="P142"><text:s text:c="16"/>"country": "India",</text:p>
      <text:p text:style-name="P142"><text:s text:c="16"/>"createdAt": "2020-04-29T11:13:30.000Z",</text:p>
      <text:p text:style-name="P142"><text:s text:c="16"/>"updatedAt": "2020-05-03T16:54:32.000Z",</text:p>
      <text:p text:style-name="P142"><text:s text:c="16"/>"deletedAt": null,</text:p>
      <text:p text:style-name="P142"><text:s text:c="16"/>"is_active": true,</text:p>
      <text:p text:style-name="P142"><text:s text:c="16"/>"is_admin": false,</text:p>
      <text:p text:style-name="P142"><text:s text:c="16"/>"is_login": true,</text:p>
      <text:p text:style-name="P142"><text:s text:c="16"/>"last_login": "2020-05-03T16:54:32.000Z",</text:p>
      <text:p text:style-name="P142"><text:s text:c="16"/>"token_expiry_hours": "6",</text:p>
      <text:p text:style-name="P142"><text:s text:c="16"/>"forgot_pass_token": null,</text:p>
      <text:p text:style-name="P142"><text:s text:c="16"/>"forgot_pass_date": null,</text:p>
      <text:p text:style-name="P142"><text:s text:c="16"/>"forgot_pass_exp_timestamp": null,</text:p>
      <text:p text:style-name="P142"><text:s text:c="16"/>"user_type": null</text:p>
      <text:p text:style-name="P142"><text:s text:c="12"/>}</text:p>
      <text:p text:style-name="P142"><text:s text:c="8"/>}</text:p>
      <text:p text:style-name="P142"><text:s text:c="4"/>],</text:p>
      <text:p text:style-name="P142"><text:s text:c="4"/>"count": 2</text:p>
      <text:p text:style-name="P142">}</text:p>
      <text:p text:style-name="P235"/>
      <text:p text:style-name="P229"/>
      <text:p text:style-name="P233">3<text:span text:style-name="T88">1</text:span>) <text:span text:style-name="T86">Admin Order Details</text:span></text:p>
      <text:p text:style-name="P233"/>
      <text:p text:style-name="P217"/>
      <text:p text:style-name="P173"><text:span text:style-name="T15">METHOD : </text:span><text:span text:style-name="T17">GET</text:span></text:p>
      <text:p text:style-name="P246"><text:span text:style-name="T80">URL : </text:span><text:span text:style-name="T89">http://127.0.0.1:8012/api/orders/2</text:span></text:p>
      <text:p text:style-name="P226"/>
      <text:p text:style-name="P226"/>
      <text:p text:style-name="P236">Sample Response:</text:p>
      <text:p text:style-name="P143"/>
      <text:p text:style-name="P142">{</text:p>
      <text:p text:style-name="P142"><text:s text:c="4"/>"success": true,</text:p>
      <text:p text:style-name="P142"><text:s text:c="4"/>"data": {</text:p>
      <text:p text:style-name="P142"><text:s text:c="8"/>"id": 2,</text:p>
      <text:p text:style-name="P142"><text:s text:c="8"/>"user_id": 1,</text:p>
      <text:p text:style-name="P142"><text:s text:c="8"/>"event_user_id": 1,</text:p>
      <text:p text:style-name="P142"><text:s text:c="8"/>"event_id": 1,</text:p>
      <text:p text:style-name="P142"><text:s text:c="8"/>"currency_id": 1,</text:p>
      <text:p text:style-name="P142"><text:s text:c="8"/>"no_of_tickets": 4,</text:p>
      <text:p text:style-name="P142"><text:s text:c="8"/>"total_amount": 2000,</text:p>
      <text:p text:style-name="P142"><text:s text:c="8"/>"transaction_id": "ch_1GelBlCUm7aWueh98Jgc5jZl",</text:p>
      <text:p text:style-name="P142"><text:s text:c="8"/>"payment_source": "Stripe Payment",</text:p>
      <text:p text:style-name="P142"><text:s text:c="8"/>"status": "succeeded",</text:p>
      <text:p text:style-name="P142"><text:s text:c="8"/>"createdAt": "2020-05-03T17:01:14.000Z",</text:p>
      <text:p text:style-name="P142"><text:s text:c="8"/>"updatedAt": "2020-05-03T17:01:14.000Z",</text:p>
      <text:p text:style-name="P142"><text:s text:c="8"/>"deletedAt": null,</text:p>
      <text:p text:style-name="P142"><text:s text:c="8"/>"event": {</text:p>
      <text:p text:style-name="P142"><text:s text:c="12"/>"id": 1,</text:p>
      <text:p text:style-name="P142"><text:s text:c="12"/>"user_id": 1,</text:p>
      <text:p text:style-name="P142"><text:s text:c="12"/>"name": "Lorem Ipsum is simply dummy",</text:p>
      <text:p text:style-name="P142"><text:s text:c="12"/>"slug": "lorem-ipsum-is-simply-dummy",</text:p>
      <text:p text:style-name="P142"><text:s text:c="12"/>"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2"><text:s text:c="12"/>"start_date": "2020-04-29T00:00:00.000Z",</text:p>
      <text:p text:style-name="P142"><text:s text:c="12"/>"end_date": "2020-04-29T00:00:00.000Z",</text:p>
      <text:p text:style-name="P142"><text:soft-page-break/><text:s text:c="12"/>"start_time": null,</text:p>
      <text:p text:style-name="P142"><text:s text:c="12"/>"end_time": null,</text:p>
      <text:p text:style-name="P142"><text:s text:c="12"/>"time_zone": null,</text:p>
      <text:p text:style-name="P142"><text:s text:c="12"/>"type": "online",</text:p>
      <text:p text:style-name="P142"><text:s text:c="12"/>"event_visibility": "public",</text:p>
      <text:p text:style-name="P142"><text:s text:c="12"/>"thumb_nail_img_dir": "assets/events/",</text:p>
      <text:p text:style-name="P142"><text:s text:c="12"/>"thumb_nail_img_name": "1588177677347_https___cdnevbuccom_images_96944440_432371562_1_originaljpeg",</text:p>
      <text:p text:style-name="P142"><text:s text:c="12"/>"img_dir": "assets/events/",</text:p>
      <text:p text:style-name="P142"><text:s text:c="12"/>"img_name": "1588177681109_https___cdnevbuccom_images_98653820_432371562_1_originaljpeg",</text:p>
      <text:p text:style-name="P142"><text:s text:c="12"/>"venue_name": "hello",</text:p>
      <text:p text:style-name="P142"><text:s text:c="12"/>"address_line_1": "Kamla Market,Ajmeri Gate,New Delhi",</text:p>
      <text:p text:style-name="P142"><text:s text:c="12"/>"address_line_2": null,</text:p>
      <text:p text:style-name="P142"><text:s text:c="12"/>"city": null,</text:p>
      <text:p text:style-name="P142"><text:s text:c="12"/>"city_id": 1,</text:p>
      <text:p text:style-name="P142"><text:s text:c="12"/>"state": null,</text:p>
      <text:p text:style-name="P142"><text:s text:c="12"/>"state_id": null,</text:p>
      <text:p text:style-name="P142"><text:s text:c="12"/>"country": null,</text:p>
      <text:p text:style-name="P142"><text:s text:c="12"/>"country_id": null,</text:p>
      <text:p text:style-name="P142"><text:s text:c="12"/>"pincode": null,</text:p>
      <text:p text:style-name="P142"><text:s text:c="12"/>"lat": "28.6400587",</text:p>
      <text:p text:style-name="P142"><text:s text:c="12"/>"long": "77.2231445",</text:p>
      <text:p text:style-name="P142"><text:s text:c="12"/>"tags": "music",</text:p>
      <text:p text:style-name="P142"><text:s text:c="12"/>"category_name": "Sports",</text:p>
      <text:p text:style-name="P142"><text:s text:c="12"/>"category_id": 1,</text:p>
      <text:p text:style-name="P142"><text:s text:c="12"/>"currency_id": 1,</text:p>
      <text:p text:style-name="P142"><text:s text:c="12"/>"status": "published",</text:p>
      <text:p text:style-name="P142"><text:s text:c="12"/>"is_popular": true,</text:p>
      <text:p text:style-name="P142"><text:s text:c="12"/>"createdAt": "2020-04-29T16:30:58.000Z",</text:p>
      <text:p text:style-name="P142"><text:s text:c="12"/>"updatedAt": "2020-04-29T16:30:58.000Z",</text:p>
      <text:p text:style-name="P142"><text:s text:c="12"/>"deletedAt": null</text:p>
      <text:p text:style-name="P142"><text:s text:c="8"/>},</text:p>
      <text:p text:style-name="P142"><text:s text:c="8"/>"event_order_items": [</text:p>
      <text:p text:style-name="P142"><text:s text:c="12"/>{</text:p>
      <text:p text:style-name="P142"><text:s text:c="16"/>"id": 3,</text:p>
      <text:p text:style-name="P142"><text:s text:c="16"/>"event_order_id": 2,</text:p>
      <text:p text:style-name="P142"><text:s text:c="16"/>"event_ticket_id": 2,</text:p>
      <text:p text:style-name="P142"><text:s text:c="16"/>"no_of_tickets": 2,</text:p>
      <text:p text:style-name="P142"><text:s text:c="16"/>"amount": 900,</text:p>
      <text:p text:style-name="P142"><text:s text:c="16"/>"total_amount": 1800,</text:p>
      <text:p text:style-name="P142"><text:s text:c="16"/>"createdAt": "2020-05-03T17:01:14.000Z",</text:p>
      <text:p text:style-name="P142"><text:s text:c="16"/>"updatedAt": "2020-05-03T17:01:14.000Z",</text:p>
      <text:p text:style-name="P142"><text:s text:c="16"/>"deletedAt": null</text:p>
      <text:p text:style-name="P142"><text:s text:c="12"/>},</text:p>
      <text:p text:style-name="P142"><text:s text:c="12"/>{</text:p>
      <text:p text:style-name="P142"><text:s text:c="16"/>"id": 4,</text:p>
      <text:p text:style-name="P142"><text:s text:c="16"/>"event_order_id": 2,</text:p>
      <text:p text:style-name="P142"><text:s text:c="16"/>"event_ticket_id": 1,</text:p>
      <text:p text:style-name="P142"><text:s text:c="16"/>"no_of_tickets": 2,</text:p>
      <text:p text:style-name="P142"><text:s text:c="16"/>"amount": 100,</text:p>
      <text:p text:style-name="P142"><text:s text:c="16"/>"total_amount": 200,</text:p>
      <text:p text:style-name="P142"><text:s text:c="16"/>"createdAt": "2020-05-03T17:01:14.000Z",</text:p>
      <text:p text:style-name="P142"><text:s text:c="16"/>"updatedAt": "2020-05-03T17:01:14.000Z",</text:p>
      <text:p text:style-name="P142"><text:s text:c="16"/>"deletedAt": null</text:p>
      <text:p text:style-name="P142"><text:s text:c="12"/>}</text:p>
      <text:p text:style-name="P142"><text:s text:c="8"/>]</text:p>
      <text:p text:style-name="P142"><text:s text:c="4"/>}</text:p>
      <text:p text:style-name="P142">}</text:p>
      <text:p text:style-name="P236"/>
      <text:p text:style-name="P236"><text:soft-page-break/></text:p>
      <text:p text:style-name="P234">3<text:span text:style-name="T88">1</text:span>) <text:span text:style-name="T93">Event Enquiry Add</text:span></text:p>
      <text:p text:style-name="P234"/>
      <text:p text:style-name="P218"/>
      <text:p text:style-name="P174"><text:span text:style-name="T15">METHOD : </text:span><text:span text:style-name="T17">GET</text:span></text:p>
      <text:p text:style-name="P250"><text:span text:style-name="T80">URL : </text:span><text:span text:style-name="T89">http://127.0.0.1:8012/api/</text:span><text:span text:style-name="T90">add_enquiry</text:span></text:p>
      <text:p text:style-name="P227"/>
      <text:p text:style-name="P227"/>
      <text:p text:style-name="P237">Sample <text:span text:style-name="T93">Request</text:span>:</text:p>
      <text:p text:style-name="P144"/>
      <text:p text:style-name="P145">{</text:p>
      <text:p text:style-name="P145"><text:tab/>"event_id":1,</text:p>
      <text:p text:style-name="P145"><text:tab/>"message":"hello",</text:p>
      <text:p text:style-name="P145"><text:tab/>"contact_no":"9791447542",</text:p>
      <text:p text:style-name="P145"><text:tab/>"email":"damovenkatesh@gmail.cmo",</text:p>
      <text:p text:style-name="P145"><text:tab/>"name":"Dhamo"</text:p>
      <text:p text:style-name="P145">}</text:p>
      <text:p text:style-name="P145"/>
      <text:p text:style-name="P227"/>
      <text:p text:style-name="P237">Sample Response:</text:p>
      <text:p text:style-name="P145"/>
      <text:p text:style-name="P145">{</text:p>
      <text:p text:style-name="P145"><text:s text:c="4"/>"success": true,</text:p>
      <text:p text:style-name="P145"><text:s text:c="4"/>"message": "Thanks For your Enquires. We will shortly Contact you."</text:p>
      <text:p text:style-name="P145">}</text:p>
      <text:p text:style-name="P145"/>
      <text:p text:style-name="P238">32) Admin Event Enquiry List</text:p>
      <text:p text:style-name="P218"/>
      <text:p text:style-name="P174"><text:span text:style-name="T15">METHOD : </text:span><text:span text:style-name="T17">GET</text:span></text:p>
      <text:p text:style-name="P247"><text:span text:style-name="T80">URL : </text:span><text:span text:style-name="T28">http://127.0.0.1:8012/api/event_enquiry</text:span></text:p>
      <text:p text:style-name="P238"/>
      <text:p text:style-name="P238">Sample Response:</text:p>
      <text:p text:style-name="P238"/>
      <text:p text:style-name="P145">{</text:p>
      <text:p text:style-name="P145"><text:s text:c="4"/>"success": true,</text:p>
      <text:p text:style-name="P145"><text:s text:c="4"/>"data": [</text:p>
      <text:p text:style-name="P145"><text:s text:c="8"/>{</text:p>
      <text:p text:style-name="P145"><text:s text:c="12"/>"id": 3,</text:p>
      <text:p text:style-name="P145"><text:s text:c="12"/>"event_id": 1,</text:p>
      <text:p text:style-name="P145"><text:s text:c="12"/>"name": "Dhamo",</text:p>
      <text:p text:style-name="P145"><text:s text:c="12"/>"email": "damovenkatesh@gmail.cmo",</text:p>
      <text:p text:style-name="P145"><text:s text:c="12"/>"contact_no": "9791447542",</text:p>
      <text:p text:style-name="P145"><text:s text:c="12"/>"message": "hello",</text:p>
      <text:p text:style-name="P145"><text:s text:c="12"/>"createdAt": "2020-05-03T17:13:02.000Z",</text:p>
      <text:p text:style-name="P145"><text:s text:c="12"/>"updatedAt": "2020-05-03T17:13:02.000Z",</text:p>
      <text:p text:style-name="P145"><text:s text:c="12"/>"deletedAt": null,</text:p>
      <text:p text:style-name="P145"><text:s text:c="12"/>"event": {</text:p>
      <text:p text:style-name="P145"><text:s text:c="16"/>"id": 1,</text:p>
      <text:p text:style-name="P145"><text:s text:c="16"/>"user_id": 1,</text:p>
      <text:p text:style-name="P145"><text:s text:c="16"/>"name": "Lorem Ipsum is simply dummy",</text:p>
      <text:p text:style-name="P145"><text:s text:c="16"/>"slug": "lorem-ipsum-is-simply-dummy",</text:p>
      <text:p text:style-name="P145"><text:s text:c="16"/>"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5"><text:s text:c="16"/>"start_date": "2020-04-29T00:00:00.000Z",</text:p>
      <text:p text:style-name="P145"><text:s text:c="16"/>"end_date": "2020-04-29T00:00:00.000Z",</text:p>
      <text:p text:style-name="P145"><text:soft-page-break/><text:s text:c="16"/>"start_time": null,</text:p>
      <text:p text:style-name="P145"><text:s text:c="16"/>"end_time": null,</text:p>
      <text:p text:style-name="P145"><text:s text:c="16"/>"time_zone": null,</text:p>
      <text:p text:style-name="P145"><text:s text:c="16"/>"type": "online",</text:p>
      <text:p text:style-name="P145"><text:s text:c="16"/>"event_visibility": "public",</text:p>
      <text:p text:style-name="P145"><text:s text:c="16"/>"thumb_nail_img_dir": "assets/events/",</text:p>
      <text:p text:style-name="P145"><text:s text:c="16"/>"thumb_nail_img_name": "1588177677347_https___cdnevbuccom_images_96944440_432371562_1_originaljpeg",</text:p>
      <text:p text:style-name="P145"><text:s text:c="16"/>"img_dir": "assets/events/",</text:p>
      <text:p text:style-name="P145"><text:s text:c="16"/>"img_name": "1588177681109_https___cdnevbuccom_images_98653820_432371562_1_originaljpeg",</text:p>
      <text:p text:style-name="P145"><text:s text:c="16"/>"venue_name": "hello",</text:p>
      <text:p text:style-name="P145"><text:s text:c="16"/>"address_line_1": "Kamla Market,Ajmeri Gate,New Delhi",</text:p>
      <text:p text:style-name="P145"><text:s text:c="16"/>"address_line_2": null,</text:p>
      <text:p text:style-name="P145"><text:s text:c="16"/>"city": null,</text:p>
      <text:p text:style-name="P145"><text:s text:c="16"/>"city_id": 1,</text:p>
      <text:p text:style-name="P145"><text:s text:c="16"/>"state": null,</text:p>
      <text:p text:style-name="P145"><text:s text:c="16"/>"state_id": null,</text:p>
      <text:p text:style-name="P145"><text:s text:c="16"/>"country": null,</text:p>
      <text:p text:style-name="P145"><text:s text:c="16"/>"country_id": null,</text:p>
      <text:p text:style-name="P145"><text:s text:c="16"/>"pincode": null,</text:p>
      <text:p text:style-name="P145"><text:s text:c="16"/>"lat": "28.6400587",</text:p>
      <text:p text:style-name="P145"><text:s text:c="16"/>"long": "77.2231445",</text:p>
      <text:p text:style-name="P145"><text:s text:c="16"/>"tags": "music",</text:p>
      <text:p text:style-name="P145"><text:s text:c="16"/>"category_name": "Sports",</text:p>
      <text:p text:style-name="P145"><text:s text:c="16"/>"category_id": 1,</text:p>
      <text:p text:style-name="P145"><text:s text:c="16"/>"currency_id": 1,</text:p>
      <text:p text:style-name="P145"><text:s text:c="16"/>"status": "published",</text:p>
      <text:p text:style-name="P145"><text:s text:c="16"/>"is_popular": true,</text:p>
      <text:p text:style-name="P145"><text:s text:c="16"/>"createdAt": "2020-04-29T16:30:58.000Z",</text:p>
      <text:p text:style-name="P145"><text:s text:c="16"/>"updatedAt": "2020-04-29T16:30:58.000Z",</text:p>
      <text:p text:style-name="P145"><text:s text:c="16"/>"deletedAt": null</text:p>
      <text:p text:style-name="P145"><text:s text:c="12"/>}</text:p>
      <text:p text:style-name="P145"><text:s text:c="8"/>},</text:p>
      <text:p text:style-name="P145"><text:s text:c="8"/>{</text:p>
      <text:p text:style-name="P145"><text:s text:c="12"/>"id": 2,</text:p>
      <text:p text:style-name="P145"><text:s text:c="12"/>"event_id": 1,</text:p>
      <text:p text:style-name="P145"><text:s text:c="12"/>"name": "Dhamo",</text:p>
      <text:p text:style-name="P145"><text:s text:c="12"/>"email": "damovenkatesh@gmail.cmo",</text:p>
      <text:p text:style-name="P145"><text:s text:c="12"/>"contact_no": "9791447542",</text:p>
      <text:p text:style-name="P145"><text:s text:c="12"/>"message": "hello",</text:p>
      <text:p text:style-name="P145"><text:s text:c="12"/>"createdAt": "2020-05-03T17:12:35.000Z",</text:p>
      <text:p text:style-name="P145"><text:s text:c="12"/>"updatedAt": "2020-05-03T17:12:35.000Z",</text:p>
      <text:p text:style-name="P145"><text:s text:c="12"/>"deletedAt": null,</text:p>
      <text:p text:style-name="P145"><text:s text:c="12"/>"event": {</text:p>
      <text:p text:style-name="P145"><text:s text:c="16"/>"id": 1,</text:p>
      <text:p text:style-name="P145"><text:s text:c="16"/>"user_id": 1,</text:p>
      <text:p text:style-name="P145"><text:s text:c="16"/>"name": "Lorem Ipsum is simply dummy",</text:p>
      <text:p text:style-name="P145"><text:s text:c="16"/>"slug": "lorem-ipsum-is-simply-dummy",</text:p>
      <text:p text:style-name="P145"><text:s text:c="16"/>"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5"><text:s text:c="16"/>"start_date": "2020-04-29T00:00:00.000Z",</text:p>
      <text:p text:style-name="P145"><text:s text:c="16"/>"end_date": "2020-04-29T00:00:00.000Z",</text:p>
      <text:p text:style-name="P145"><text:s text:c="16"/>"start_time": null,</text:p>
      <text:p text:style-name="P145"><text:s text:c="16"/>"end_time": null,</text:p>
      <text:p text:style-name="P145"><text:soft-page-break/><text:s text:c="16"/>"time_zone": null,</text:p>
      <text:p text:style-name="P145"><text:s text:c="16"/>"type": "online",</text:p>
      <text:p text:style-name="P145"><text:s text:c="16"/>"event_visibility": "public",</text:p>
      <text:p text:style-name="P145"><text:s text:c="16"/>"thumb_nail_img_dir": "assets/events/",</text:p>
      <text:p text:style-name="P145"><text:s text:c="16"/>"thumb_nail_img_name": "1588177677347_https___cdnevbuccom_images_96944440_432371562_1_originaljpeg",</text:p>
      <text:p text:style-name="P145"><text:s text:c="16"/>"img_dir": "assets/events/",</text:p>
      <text:p text:style-name="P145"><text:s text:c="16"/>"img_name": "1588177681109_https___cdnevbuccom_images_98653820_432371562_1_originaljpeg",</text:p>
      <text:p text:style-name="P145"><text:s text:c="16"/>"venue_name": "hello",</text:p>
      <text:p text:style-name="P145"><text:s text:c="16"/>"address_line_1": "Kamla Market,Ajmeri Gate,New Delhi",</text:p>
      <text:p text:style-name="P145"><text:s text:c="16"/>"address_line_2": null,</text:p>
      <text:p text:style-name="P145"><text:s text:c="16"/>"city": null,</text:p>
      <text:p text:style-name="P145"><text:s text:c="16"/>"city_id": 1,</text:p>
      <text:p text:style-name="P145"><text:s text:c="16"/>"state": null,</text:p>
      <text:p text:style-name="P145"><text:s text:c="16"/>"state_id": null,</text:p>
      <text:p text:style-name="P145"><text:s text:c="16"/>"country": null,</text:p>
      <text:p text:style-name="P145"><text:s text:c="16"/>"country_id": null,</text:p>
      <text:p text:style-name="P145"><text:s text:c="16"/>"pincode": null,</text:p>
      <text:p text:style-name="P145"><text:s text:c="16"/>"lat": "28.6400587",</text:p>
      <text:p text:style-name="P145"><text:s text:c="16"/>"long": "77.2231445",</text:p>
      <text:p text:style-name="P145"><text:s text:c="16"/>"tags": "music",</text:p>
      <text:p text:style-name="P145"><text:s text:c="16"/>"category_name": "Sports",</text:p>
      <text:p text:style-name="P145"><text:s text:c="16"/>"category_id": 1,</text:p>
      <text:p text:style-name="P145"><text:s text:c="16"/>"currency_id": 1,</text:p>
      <text:p text:style-name="P145"><text:s text:c="16"/>"status": "published",</text:p>
      <text:p text:style-name="P145"><text:s text:c="16"/>"is_popular": true,</text:p>
      <text:p text:style-name="P145"><text:s text:c="16"/>"createdAt": "2020-04-29T16:30:58.000Z",</text:p>
      <text:p text:style-name="P145"><text:s text:c="16"/>"updatedAt": "2020-04-29T16:30:58.000Z",</text:p>
      <text:p text:style-name="P145"><text:s text:c="16"/>"deletedAt": null</text:p>
      <text:p text:style-name="P145"><text:s text:c="12"/>}</text:p>
      <text:p text:style-name="P145"><text:s text:c="8"/>},</text:p>
      <text:p text:style-name="P145"><text:s text:c="8"/>{</text:p>
      <text:p text:style-name="P145"><text:s text:c="12"/>"id": 1,</text:p>
      <text:p text:style-name="P145"><text:s text:c="12"/>"event_id": 1,</text:p>
      <text:p text:style-name="P145"><text:s text:c="12"/>"name": "Dhamo",</text:p>
      <text:p text:style-name="P145"><text:s text:c="12"/>"email": "damovenkatesh@gmail.cmo",</text:p>
      <text:p text:style-name="P145"><text:s text:c="12"/>"contact_no": "9791447542",</text:p>
      <text:p text:style-name="P145"><text:s text:c="12"/>"message": "hello",</text:p>
      <text:p text:style-name="P145"><text:s text:c="12"/>"createdAt": "2020-05-03T17:11:08.000Z",</text:p>
      <text:p text:style-name="P145"><text:s text:c="12"/>"updatedAt": "2020-05-03T17:11:08.000Z",</text:p>
      <text:p text:style-name="P145"><text:s text:c="12"/>"deletedAt": null,</text:p>
      <text:p text:style-name="P145"><text:s text:c="12"/>"event": {</text:p>
      <text:p text:style-name="P145"><text:s text:c="16"/>"id": 1,</text:p>
      <text:p text:style-name="P145"><text:s text:c="16"/>"user_id": 1,</text:p>
      <text:p text:style-name="P145"><text:s text:c="16"/>"name": "Lorem Ipsum is simply dummy",</text:p>
      <text:p text:style-name="P145"><text:s text:c="16"/>"slug": "lorem-ipsum-is-simply-dummy",</text:p>
      <text:p text:style-name="P145"><text:s text:c="16"/>"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5"><text:s text:c="16"/>"start_date": "2020-04-29T00:00:00.000Z",</text:p>
      <text:p text:style-name="P145"><text:s text:c="16"/>"end_date": "2020-04-29T00:00:00.000Z",</text:p>
      <text:p text:style-name="P145"><text:s text:c="16"/>"start_time": null,</text:p>
      <text:p text:style-name="P145"><text:s text:c="16"/>"end_time": null,</text:p>
      <text:p text:style-name="P145"><text:s text:c="16"/>"time_zone": null,</text:p>
      <text:p text:style-name="P145"><text:s text:c="16"/>"type": "online",</text:p>
      <text:p text:style-name="P145"><text:soft-page-break/><text:s text:c="16"/>"event_visibility": "public",</text:p>
      <text:p text:style-name="P145"><text:s text:c="16"/>"thumb_nail_img_dir": "assets/events/",</text:p>
      <text:p text:style-name="P145"><text:s text:c="16"/>"thumb_nail_img_name": "1588177677347_https___cdnevbuccom_images_96944440_432371562_1_originaljpeg",</text:p>
      <text:p text:style-name="P145"><text:s text:c="16"/>"img_dir": "assets/events/",</text:p>
      <text:p text:style-name="P145"><text:s text:c="16"/>"img_name": "1588177681109_https___cdnevbuccom_images_98653820_432371562_1_originaljpeg",</text:p>
      <text:p text:style-name="P145"><text:s text:c="16"/>"venue_name": "hello",</text:p>
      <text:p text:style-name="P145"><text:s text:c="16"/>"address_line_1": "Kamla Market,Ajmeri Gate,New Delhi",</text:p>
      <text:p text:style-name="P145"><text:s text:c="16"/>"address_line_2": null,</text:p>
      <text:p text:style-name="P145"><text:s text:c="16"/>"city": null,</text:p>
      <text:p text:style-name="P145"><text:s text:c="16"/>"city_id": 1,</text:p>
      <text:p text:style-name="P145"><text:s text:c="16"/>"state": null,</text:p>
      <text:p text:style-name="P145"><text:s text:c="16"/>"state_id": null,</text:p>
      <text:p text:style-name="P145"><text:s text:c="16"/>"country": null,</text:p>
      <text:p text:style-name="P145"><text:s text:c="16"/>"country_id": null,</text:p>
      <text:p text:style-name="P145"><text:s text:c="16"/>"pincode": null,</text:p>
      <text:p text:style-name="P145"><text:s text:c="16"/>"lat": "28.6400587",</text:p>
      <text:p text:style-name="P145"><text:s text:c="16"/>"long": "77.2231445",</text:p>
      <text:p text:style-name="P145"><text:s text:c="16"/>"tags": "music",</text:p>
      <text:p text:style-name="P145"><text:s text:c="16"/>"category_name": "Sports",</text:p>
      <text:p text:style-name="P145"><text:s text:c="16"/>"category_id": 1,</text:p>
      <text:p text:style-name="P145"><text:s text:c="16"/>"currency_id": 1,</text:p>
      <text:p text:style-name="P145"><text:s text:c="16"/>"status": "published",</text:p>
      <text:p text:style-name="P145"><text:s text:c="16"/>"is_popular": true,</text:p>
      <text:p text:style-name="P145"><text:s text:c="16"/>"createdAt": "2020-04-29T16:30:58.000Z",</text:p>
      <text:p text:style-name="P145"><text:s text:c="16"/>"updatedAt": "2020-04-29T16:30:58.000Z",</text:p>
      <text:p text:style-name="P145"><text:s text:c="16"/>"deletedAt": null</text:p>
      <text:p text:style-name="P145"><text:s text:c="12"/>}</text:p>
      <text:p text:style-name="P145"><text:s text:c="8"/>}</text:p>
      <text:p text:style-name="P145"><text:s text:c="4"/>],</text:p>
      <text:p text:style-name="P145"><text:s text:c="4"/>"count": 3</text:p>
      <text:p text:style-name="P145">}</text:p>
      <text:p text:style-name="P238"/>
      <text:p text:style-name="P238"/>
      <text:p text:style-name="P146"/>
      <text:p text:style-name="P239">32) Admin Event Enquiry <text:span text:style-name="T94">view</text:span></text:p>
      <text:p text:style-name="P219"/>
      <text:p text:style-name="P175"><text:span text:style-name="T15">METHOD : </text:span><text:span text:style-name="T17">GET</text:span></text:p>
      <text:p text:style-name="P248"><text:span text:style-name="T80">URL : </text:span><text:span text:style-name="T31">http://127.0.0.1:8012/api/event_enquiry/3</text:span></text:p>
      <text:p text:style-name="P239"/>
      <text:p text:style-name="P239">Sample Response:</text:p>
      <text:p text:style-name="P239"/>
      <text:p text:style-name="P147">{</text:p>
      <text:p text:style-name="P147"><text:s text:c="4"/>"success": true,</text:p>
      <text:p text:style-name="P147"><text:s text:c="4"/>"data": {</text:p>
      <text:p text:style-name="P147"><text:s text:c="8"/>"id": 3,</text:p>
      <text:p text:style-name="P147"><text:s text:c="8"/>"event_id": 1,</text:p>
      <text:p text:style-name="P147"><text:s text:c="8"/>"name": "Dhamo",</text:p>
      <text:p text:style-name="P147"><text:s text:c="8"/>"email": "damovenkatesh@gmail.cmo",</text:p>
      <text:p text:style-name="P147"><text:s text:c="8"/>"contact_no": "9791447542",</text:p>
      <text:p text:style-name="P147"><text:s text:c="8"/>"message": "hello",</text:p>
      <text:p text:style-name="P147"><text:s text:c="8"/>"createdAt": "2020-05-03T17:13:02.000Z",</text:p>
      <text:p text:style-name="P147"><text:s text:c="8"/>"updatedAt": "2020-05-03T17:13:02.000Z",</text:p>
      <text:p text:style-name="P147"><text:s text:c="8"/>"deletedAt": null</text:p>
      <text:p text:style-name="P147"><text:s text:c="4"/>}</text:p>
      <text:p text:style-name="P147">}</text:p>
      <text:p text:style-name="P147"/>
      <text:p text:style-name="P240">33) Event Enquiry Delete</text:p>
      <text:p text:style-name="P240"/>
      <text:p text:style-name="P242"><text:soft-page-break/>METHOD : DELETE</text:p>
      <text:p text:style-name="P242"/>
      <text:p text:style-name="P249"><text:span text:style-name="T81">URL : </text:span><text:a xlink:type="simple" xlink:href="http://127.0.0.1:8012/api/event_enquiry/3" text:style-name="Internet_20_link" text:visited-style-name="Visited_20_Internet_20_Link"><text:span text:style-name="T28">http://127.0.0.1:8012/api/event_enquiry/3</text:span></text:a></text:p>
      <text:p text:style-name="P176"/>
      <text:p text:style-name="P176"/>
      <text:p text:style-name="P185">{</text:p>
      <text:p text:style-name="P185"><text:s text:c="4"/>"success": true,</text:p>
      <text:p text:style-name="P185"><text:s text:c="4"/>"message": "Deleted successfully."</text:p>
      <text:p text:style-name="P185">}</text:p>
      <text:p text:style-name="P185"/>
      <text:p text:style-name="P185"/>
      <text:p text:style-name="P255">34) Customer Register (direct)</text:p>
      <text:p text:style-name="P255"/>
      <text:p text:style-name="P241"/>
      <text:p text:style-name="P243">METHOD : <text:span text:style-name="T95">POST</text:span></text:p>
      <text:p text:style-name="P243"/>
      <text:p text:style-name="P255"><text:span text:style-name="T82">URL : </text:span><text:a xlink:type="simple" xlink:href="http://127.0.0.1:8012/api/customer/register" text:style-name="Internet_20_link" text:visited-style-name="Visited_20_Internet_20_Link"><text:span text:style-name="T28">http://127.0.0.1:8012/api</text:span></text:a><text:a xlink:type="simple" xlink:href="http://127.0.0.1:8012/api/customer/register" text:style-name="Internet_20_link" text:visited-style-name="Visited_20_Internet_20_Link">/</text:a><text:a xlink:type="simple" xlink:href="http://127.0.0.1:8012/api/customer/register" text:style-name="Internet_20_link" text:visited-style-name="Visited_20_Internet_20_Link"><text:span text:style-name="T96">customer/register</text:span></text:a></text:p>
      <text:p text:style-name="P255"/>
      <text:p text:style-name="P255"/>
      <text:p text:style-name="P255"/>
      <text:p text:style-name="P256">Sample Response:</text:p>
      <text:p text:style-name="P256"/>
      <text:p text:style-name="P256">{</text:p>
      <text:p text:style-name="P256"><text:s text:c="2"/><text:span text:style-name="T97">first_name:”Dhamo”,</text:span></text:p>
      <text:p text:style-name="P257"><text:s text:c="2"/><text:span text:style-name="T97">email:”dhamo@gmail.com”,</text:span><text:tab/></text:p>
      <text:p text:style-name="P257"><text:s text:c="2"/><text:span text:style-name="T97">password:”Passw0rd”,</text:span></text:p>
      <text:p text:style-name="P256">}</text:p>
      <text:p text:style-name="P256"/>
      <text:p text:style-name="P256"/>
      <text:p text:style-name="P258">35) Payment Intent API</text:p>
      <text:p text:style-name="P258"/>
      <text:p text:style-name="P261">URL:<text:span text:style-name="T98">/api/payment_intents</text:span></text:p>
      <text:p text:style-name="P260"/>
      <text:p text:style-name="P258">METHOD : POST</text:p>
      <text:p text:style-name="P258"/>
      <text:p text:style-name="P258">SAMPLE REQUEST</text:p>
      <text:p text:style-name="P258"/>
      <text:p text:style-name="P178">{</text:p>
      <text:p text:style-name="P178">"event_id":1,</text:p>
      <text:p text:style-name="P178">"ticket_details":[</text:p>
      <text:p text:style-name="P178"><text:tab/>{</text:p>
      <text:p text:style-name="P178"><text:tab/><text:tab/>"ticket_id":1,</text:p>
      <text:p text:style-name="P178"><text:tab/><text:tab/>"quantity":2</text:p>
      <text:p text:style-name="P178"><text:tab/>}</text:p>
      <text:p text:style-name="P178"><text:tab/>]</text:p>
      <text:p text:style-name="P178">}</text:p>
      <text:p text:style-name="P258"/>
      <text:p text:style-name="P258"/>
      <text:p text:style-name="P258">SAMPLE RESPONSE</text:p>
      <text:p text:style-name="P178"/>
      <text:p text:style-name="P178">{</text:p>
      <text:p text:style-name="P178"><text:s text:c="4"/>"success": true,</text:p>
      <text:p text:style-name="P178"><text:s text:c="4"/>"data": "pi_1GgbY9CUm7aWueh9MuZPUcp9_secret_f9OojPwj6phCtUatSHGEy1KFr",</text:p>
      <text:p text:style-name="P178"><text:s text:c="4"/>"client_secret": "pi_1GgbY9CUm7aWueh9MuZPUcp9_secret_f9OojPwj6phCtUatSHGEy1KFr",</text:p>
      <text:p text:style-name="P178"><text:s text:c="4"/>"message": "success"</text:p>
      <text:p text:style-name="P178">}</text:p>
      <text:p text:style-name="P178"/>
      <text:p text:style-name="P258"/>
      <text:p text:style-name="P263">36) Add Pages</text:p>
      <text:p text:style-name="P263"/>
      <text:p text:style-name="P251"><text:soft-page-break/><text:span text:style-name="T91">URL :</text:span><text:span text:style-name="T28">http://127.0.0.1:8012/api/pages</text:span><text:span text:style-name="T92"> </text:span></text:p>
      <text:p text:style-name="P262"/>
      <text:p text:style-name="P267">METHOD:POST</text:p>
      <text:p text:style-name="P267"/>
      <text:p text:style-name="P267">SAMPLE REQUEST:</text:p>
      <text:p text:style-name="P179"/>
      <text:p text:style-name="P179">{</text:p>
      <text:p text:style-name="P179"><text:tab/></text:p>
      <text:p text:style-name="P179"><text:tab/></text:p>
      <text:p text:style-name="P179"><text:tab/></text:p>
      <text:p text:style-name="P179"><text:tab/>"name":"Terms And Service",</text:p>
      <text:p text:style-name="P179"><text:tab/>"content":"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p>
      <text:p text:style-name="P179"><text:tab/>"meta_title":"Terms And Serive",</text:p>
      <text:p text:style-name="P179"><text:tab/>"meta_description":"blah blah",</text:p>
      <text:p text:style-name="P179"><text:tab/>"meta_keywords":"blah , blah",</text:p>
      <text:p text:style-name="P179"><text:tab/>"is_active":1</text:p>
      <text:p text:style-name="P179">}</text:p>
      <text:p text:style-name="P179"/>
      <text:p text:style-name="P179"/>
      <text:p text:style-name="P179"/>
      <text:p text:style-name="P259"/>
      <text:p text:style-name="P264">3<text:span text:style-name="T102">7</text:span>) <text:span text:style-name="T102">List</text:span> Pages</text:p>
      <text:p text:style-name="P264"/>
      <text:p text:style-name="P252"><text:span text:style-name="T91">URL :</text:span><text:span text:style-name="T28">http://127.0.0.1:8012/api/pages</text:span><text:span text:style-name="T92"> </text:span></text:p>
      <text:p text:style-name="P264"/>
      <text:p text:style-name="P268">METHOD:<text:span text:style-name="T102">GET</text:span></text:p>
      <text:p text:style-name="P268"/>
      <text:p text:style-name="P271">SAMPLE RESPONSE:</text:p>
      <text:p text:style-name="P271"/>
      <text:p text:style-name="P180"/>
      <text:p text:style-name="P181">{</text:p>
      <text:p text:style-name="P181"><text:s text:c="4"/>"success": true,</text:p>
      <text:p text:style-name="P181"><text:s text:c="4"/>"data": [</text:p>
      <text:p text:style-name="P181"><text:s text:c="8"/>{</text:p>
      <text:p text:style-name="P181"><text:s text:c="12"/>"id": 1,</text:p>
      <text:p text:style-name="P181"><text:s text:c="12"/>"name": "Terms And Service",</text:p>
      <text:p text:style-name="P181"><text:s text:c="12"/>"slug": "terms-and-service",</text:p>
      <text:p text:style-name="P181"><text:s text:c="12"/>"content": "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p>
      <text:p text:style-name="P181"><text:s text:c="12"/>"meta_title": "Terms And Serive",</text:p>
      <text:p text:style-name="P181"><text:s text:c="12"/>"meta_description": "blah blah",</text:p>
      <text:p text:style-name="P181"><text:s text:c="12"/>"meta_keywords": "blah , blah",</text:p>
      <text:p text:style-name="P181"><text:s text:c="12"/>"is_active": true,</text:p>
      <text:p text:style-name="P181"><text:s text:c="12"/>"createdAt": "2020-05-13T11:28:31.000Z",</text:p>
      <text:p text:style-name="P181"><text:s text:c="12"/>"updatedAt": "2020-05-13T11:32:56.000Z",</text:p>
      <text:p text:style-name="P181"><text:s text:c="12"/>"deletedAt": null</text:p>
      <text:p text:style-name="P181"><text:s text:c="8"/>}</text:p>
      <text:p text:style-name="P181"><text:s text:c="4"/>],</text:p>
      <text:p text:style-name="P181"><text:s text:c="4"/>"count": 1</text:p>
      <text:p text:style-name="P181">}</text:p>
      <text:p text:style-name="P268"/>
      <text:p text:style-name="P268"><text:soft-page-break/></text:p>
      <text:p text:style-name="P274">38) Page Update</text:p>
      <text:p text:style-name="P274"/>
      <text:p text:style-name="P265"/>
      <text:p text:style-name="P253"><text:span text:style-name="T91">URL :</text:span><text:span text:style-name="T28">http://127.0.0.1:8012/api/pages</text:span><text:span text:style-name="T92"> </text:span></text:p>
      <text:p text:style-name="P265"/>
      <text:p text:style-name="P269">METHOD:<text:span text:style-name="T103">PUT</text:span></text:p>
      <text:p text:style-name="P269"/>
      <text:p text:style-name="P272">SAMPLE <text:span text:style-name="T103">REQUEST</text:span>:</text:p>
      <text:p text:style-name="P182">{</text:p>
      <text:p text:style-name="P182"><text:tab/></text:p>
      <text:p text:style-name="P182"><text:tab/></text:p>
      <text:p text:style-name="P182"><text:tab/>"id":1,</text:p>
      <text:p text:style-name="P182"><text:tab/>"name":"Terms And Service",</text:p>
      <text:p text:style-name="P182"><text:tab/>"content":"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p>
      <text:p text:style-name="P182"><text:tab/>"meta_title":"Terms And Serive",</text:p>
      <text:p text:style-name="P182"><text:tab/>"meta_description":"blah blah",</text:p>
      <text:p text:style-name="P182"><text:tab/>"meta_keywords":"blah , blah",</text:p>
      <text:p text:style-name="P182"><text:tab/>"is_active":1</text:p>
      <text:p text:style-name="P182">}</text:p>
      <text:p text:style-name="P182"/>
      <text:p text:style-name="P182"/>
      <text:p text:style-name="P183"><text:span text:style-name="T2">39)</text:span> <text:span text:style-name="T2">Email Verification</text:span></text:p>
      <text:p text:style-name="P266"/>
      <text:p text:style-name="P254"><text:span text:style-name="T91">URL :</text:span><text:span text:style-name="T28">http://127.0.0.1:8012/api/</text:span><text:span text:style-name="T32">email_verification</text:span><text:span text:style-name="T92"> </text:span></text:p>
      <text:p text:style-name="P266"/>
      <text:p text:style-name="P270">METHOD:<text:span text:style-name="T104">POST</text:span></text:p>
      <text:p text:style-name="P270"/>
      <text:p text:style-name="P273">SAMPLE <text:span text:style-name="T103">REQUEST</text:span>:</text:p>
      <text:p text:style-name="P183">{</text:p>
      <text:p text:style-name="P183"><text:tab/>“token”:”xxxxxxxx”</text:p>
      <text:p text:style-name="P183">}</text:p>
      <text:p text:style-name="P273"/>
      <text:p text:style-name="P275">SAMPLE RESPONSE:</text:p>
      <text:p text:style-name="P184">{</text:p>
      <text:p text:style-name="P184"><text:s text:c="4"/>"success": true, </text:p>
      <text:p text:style-name="P184"><text:s text:c="4"/>"message": "Account Verified Successfully"</text:p>
      <text:p text:style-name="P184">}</text:p>
      <text:p text:style-name="P184"/>
      <text:p text:style-name="P184"/>
      <text:p text:style-name="P303">40) Admin Get User Details</text:p>
      <text:p text:style-name="P303"/>
      <text:p text:style-name="P303">URL:<text:a xlink:type="simple" xlink:href="http://127.0.0.1:8012/api/users/:id" text:style-name="Internet_20_link" text:visited-style-name="Visited_20_Internet_20_Link">http://127.0.0.1:8012/api/users/:id</text:a></text:p>
      <text:p text:style-name="P313"/>
      <text:p text:style-name="P308">METHOD:<text:span text:style-name="T105">GET</text:span></text:p>
      <text:p text:style-name="P308"><text:span text:style-name="T30"/></text:p>
      <text:p text:style-name="P315"><text:span text:style-name="T30">{</text:span></text:p>
      <text:p text:style-name="P315"><text:span text:style-name="T30"><text:s text:c="4"/>"success": true,</text:span></text:p>
      <text:p text:style-name="P315"><text:span text:style-name="T30"><text:s text:c="4"/>"data": {</text:span></text:p>
      <text:p text:style-name="P315"><text:span text:style-name="T30"><text:s text:c="8"/>"id": 2,</text:span></text:p>
      <text:p text:style-name="P315"><text:span text:style-name="T30"><text:s text:c="8"/>"first_name": "Dhamo",</text:span></text:p>
      <text:p text:style-name="P315"><text:span text:style-name="T30"><text:s text:c="8"/>"last_name": null,</text:span></text:p>
      <text:p text:style-name="P315"><text:span text:style-name="T30"><text:s text:c="8"/>"gender": null,</text:span></text:p>
      <text:p text:style-name="P315"><text:span text:style-name="T30"><text:s text:c="8"/>"dob": null,</text:span></text:p>
      <text:p text:style-name="P315"><text:span text:style-name="T30"><text:s text:c="8"/>"email": "damovenkatesh@gmail.com",</text:span></text:p>
      <text:p text:style-name="P315"><text:soft-page-break/><text:span text:style-name="T30"><text:s text:c="8"/>"area_code": null,</text:span></text:p>
      <text:p text:style-name="P315"><text:span text:style-name="T30"><text:s text:c="8"/>"mobile_no": null,</text:span></text:p>
      <text:p text:style-name="P315"><text:span text:style-name="T30"><text:s text:c="8"/>"address_1": null,</text:span></text:p>
      <text:p text:style-name="P315"><text:span text:style-name="T30"><text:s text:c="8"/>"address_2": null,</text:span></text:p>
      <text:p text:style-name="P315"><text:span text:style-name="T30"><text:s text:c="8"/>"city": null,</text:span></text:p>
      <text:p text:style-name="P315"><text:span text:style-name="T30"><text:s text:c="8"/>"state": null,</text:span></text:p>
      <text:p text:style-name="P315"><text:span text:style-name="T30"><text:s text:c="8"/>"pincode": null,</text:span></text:p>
      <text:p text:style-name="P315"><text:span text:style-name="T30"><text:s text:c="8"/>"country": null,</text:span></text:p>
      <text:p text:style-name="P315"><text:span text:style-name="T30"><text:s text:c="8"/>"role_id": 2,</text:span></text:p>
      <text:p text:style-name="P315"><text:span text:style-name="T30"><text:s text:c="8"/>"is_active": true,</text:span></text:p>
      <text:p text:style-name="P315"><text:span text:style-name="T30"><text:s text:c="8"/>"role": {</text:span></text:p>
      <text:p text:style-name="P315"><text:span text:style-name="T30"><text:s text:c="12"/>"name": "Event Organizer"</text:span></text:p>
      <text:p text:style-name="P315"><text:span text:style-name="T30"><text:s text:c="8"/>}</text:span></text:p>
      <text:p text:style-name="P315"><text:span text:style-name="T30"><text:s text:c="4"/>}</text:span></text:p>
      <text:p text:style-name="P315"><text:span text:style-name="T30">}</text:span></text:p>
      <text:p text:style-name="P303"/>
      <text:p text:style-name="P303"/>
      <text:p text:style-name="P316">41) Admin User Update</text:p>
      <text:p text:style-name="P304"/>
      <text:p text:style-name="P304">URL:<text:a xlink:type="simple" xlink:href="http://127.0.0.1:8012/api/users/:id" text:style-name="Internet_20_link" text:visited-style-name="Visited_20_Internet_20_Link">http://127.0.0.1:8012/api/users/:id</text:a></text:p>
      <text:p text:style-name="P314"/>
      <text:p text:style-name="P309">METHOD:<text:span text:style-name="T106">PUT</text:span></text:p>
      <text:p text:style-name="P309"/>
      <text:p text:style-name="P316">SAMPLE REQUEST:</text:p>
      <text:p text:style-name="P279"/>
      <text:p text:style-name="P281">{</text:p>
      <text:p text:style-name="P281"><text:s text:c="8"/>"id": 2,</text:p>
      <text:p text:style-name="P281"><text:s text:c="8"/>"first_name": "Dhamo",</text:p>
      <text:p text:style-name="P281"><text:s text:c="8"/>"last_name": null,</text:p>
      <text:p text:style-name="P281"><text:s text:c="8"/>"gender": null,</text:p>
      <text:p text:style-name="P281"><text:s text:c="8"/>"dob": null,</text:p>
      <text:p text:style-name="P281"><text:s text:c="8"/>"email": "damovenkatesh@gmail.com",</text:p>
      <text:p text:style-name="P281"><text:s text:c="8"/>"area_code": null,</text:p>
      <text:p text:style-name="P281"><text:s text:c="8"/>"mobile_no": null,</text:p>
      <text:p text:style-name="P281"><text:s text:c="8"/>"address_1": null,</text:p>
      <text:p text:style-name="P281"><text:s text:c="8"/>"address_2": null,</text:p>
      <text:p text:style-name="P281"><text:s text:c="8"/>"city": null,</text:p>
      <text:p text:style-name="P281"><text:s text:c="8"/>"state": null,</text:p>
      <text:p text:style-name="P281"><text:s text:c="8"/>"pincode": null,</text:p>
      <text:p text:style-name="P281"><text:s text:c="8"/>"country": null,</text:p>
      <text:p text:style-name="P281"><text:s text:c="8"/>"role_id": 2,</text:p>
      <text:p text:style-name="P281"><text:s text:c="8"/>"is_active": true</text:p>
      <text:p text:style-name="P281">}</text:p>
      <text:p text:style-name="P281"/>
      <text:p text:style-name="P320">SAMPLE RESPONSE:</text:p>
      <text:p text:style-name="P320"/>
      <text:p text:style-name="P283">{</text:p>
      <text:p text:style-name="P283"><text:s text:c="4"/>"success": true,</text:p>
      <text:p text:style-name="P283"><text:s text:c="4"/>"message": "Updated successfully."</text:p>
      <text:p text:style-name="P283">}</text:p>
      <text:p text:style-name="P324"/>
      <text:p text:style-name="P325">43) Customer - Profile Update</text:p>
      <text:p text:style-name="P325"/>
      <text:p text:style-name="P305"/>
      <text:p text:style-name="P305">URL:<text:a xlink:type="simple" xlink:href="http://127.0.0.1:8012/api/users/:id" text:style-name="Internet_20_link" text:visited-style-name="Visited_20_Internet_20_Link">http://127.0.0.1:8012/api/</text:a><text:a xlink:type="simple" xlink:href="http://127.0.0.1:8012/api/users/:id" text:style-name="Internet_20_link" text:visited-style-name="Visited_20_Internet_20_Link"><text:span text:style-name="T107">customer</text:span></text:a><text:a xlink:type="simple" xlink:href="http://127.0.0.1:8012/api/users/:id" text:style-name="Internet_20_link" text:visited-style-name="Visited_20_Internet_20_Link">/:id</text:a></text:p>
      <text:p text:style-name="P325"/>
      <text:p text:style-name="P310">METHOD:<text:span text:style-name="T106">PUT</text:span></text:p>
      <text:p text:style-name="P310"/>
      <text:p text:style-name="P317">SAMPLE REQUEST:</text:p>
      <text:p text:style-name="P280"/>
      <text:p text:style-name="P282"><text:soft-page-break/>{</text:p>
      <text:p text:style-name="P282"><text:s text:c="8"/>"id": 2,</text:p>
      <text:p text:style-name="P282"><text:s text:c="8"/>"first_name": "Dhamo",</text:p>
      <text:p text:style-name="P282"><text:s text:c="8"/>"last_name": null,</text:p>
      <text:p text:style-name="P282"><text:s text:c="8"/>"gender": null,</text:p>
      <text:p text:style-name="P282"><text:s text:c="8"/>"dob": null,</text:p>
      <text:p text:style-name="P282"><text:s text:c="8"/>"email": "damovenkatesh@gmail.com",</text:p>
      <text:p text:style-name="P282"><text:s text:c="8"/>"area_code": null,</text:p>
      <text:p text:style-name="P282"><text:s text:c="8"/>"mobile_no": null,</text:p>
      <text:p text:style-name="P282"><text:s text:c="8"/>"address_1": null,</text:p>
      <text:p text:style-name="P282"><text:s text:c="8"/>"address_2": null,</text:p>
      <text:p text:style-name="P282"><text:s text:c="8"/>"city": null,</text:p>
      <text:p text:style-name="P282"><text:s text:c="8"/>"state": null,</text:p>
      <text:p text:style-name="P282"><text:s text:c="8"/>"pincode": null,</text:p>
      <text:p text:style-name="P282"><text:s text:c="8"/>"country": null</text:p>
      <text:p text:style-name="P282">}</text:p>
      <text:p text:style-name="P282"/>
      <text:p text:style-name="P321">SAMPLE RESPONSE:</text:p>
      <text:p text:style-name="P321"/>
      <text:p text:style-name="P284">{</text:p>
      <text:p text:style-name="P284"><text:s text:c="4"/>"success": true,</text:p>
      <text:p text:style-name="P284"><text:s text:c="4"/>"message": "Updated successfully."</text:p>
      <text:p text:style-name="P284">}</text:p>
      <text:p text:style-name="P284"/>
      <text:p text:style-name="P284"/>
      <text:p text:style-name="P326">4<text:span text:style-name="T108">4</text:span>) Customer - Profile <text:span text:style-name="T108">Image Update</text:span></text:p>
      <text:p text:style-name="P326"/>
      <text:p text:style-name="P331"><text:span text:style-name="T79"><text:s/></text:span><text:span text:style-name="T84">Avatar</text:span><text:span text:style-name="T83"> Upload</text:span></text:p>
      <text:p text:style-name="P351"><text:span text:style-name="T4">URL</text:span><text:span text:style-name="T68">: </text:span><text:span text:style-name="T49">http://127.0.0.1:8012/api/upload?folder_type=</text:span><text:span text:style-name="T52">profile_avatar</text:span><text:span text:style-name="T49">&amp;file_type=image</text:span></text:p>
      <text:p text:style-name="P301"/>
      <text:p text:style-name="P299"><text:span text:style-name="T1">METHOD</text:span> : <text:span text:style-name="T76">POST</text:span></text:p>
      <text:p text:style-name="P299"/>
      <text:p text:style-name="P350">Sample Request:</text:p>
      <text:p text:style-name="P300"/>
      <text:p text:style-name="P300">file_data:&lt;file_upload_form_data&gt;</text:p>
      <text:p text:style-name="P300"/>
      <text:p text:style-name="P300"/>
      <text:p text:style-name="P348">Response:</text:p>
      <text:p text:style-name="P348"/>
      <text:p text:style-name="P348">{</text:p>
      <text:p text:style-name="P348"><text:s text:c="4"/>"success": true,</text:p>
      <text:p text:style-name="P348"><text:s text:c="4"/>"data": {</text:p>
      <text:p text:style-name="P349"><text:s text:c="8"/>"file_dir": "assets/<text:span text:style-name="T109">profile_avatar</text:span>/",</text:p>
      <text:p text:style-name="P348"><text:s text:c="8"/>"file_name": "images.jpeg"</text:p>
      <text:p text:style-name="P348"><text:s text:c="4"/>}</text:p>
      <text:p text:style-name="P348">}</text:p>
      <text:p text:style-name="P348"/>
      <text:p text:style-name="P348"/>
      <text:p text:style-name="P326"/>
      <text:p text:style-name="P306">URL:<text:a xlink:type="simple" xlink:href="http://127.0.0.1:8012/api/users/:id" text:style-name="Internet_20_link" text:visited-style-name="Visited_20_Internet_20_Link">http://127.0.0.1:8012/api/</text:a><text:span text:style-name="T110">avatar_update</text:span></text:p>
      <text:p text:style-name="P327"/>
      <text:p text:style-name="P311">METHOD:<text:span text:style-name="T106">PUT</text:span></text:p>
      <text:p text:style-name="P311"/>
      <text:p text:style-name="P318">SAMPLE REQUEST:</text:p>
      <text:p text:style-name="P286">{</text:p>
      <text:p text:style-name="P286"><text:s text:c="8"/>"id": 2,</text:p>
      <text:p text:style-name="P286"><text:s text:c="8"/>"img_name": "a.jpg",</text:p>
      <text:p text:style-name="P286"><text:s text:c="8"/>"img_dir": "/assets/profile_avatar"</text:p>
      <text:p text:style-name="P286">}</text:p>
      <text:p text:style-name="P329"/>
      <text:p text:style-name="P329"><text:soft-page-break/></text:p>
      <text:p text:style-name="P322">SAMPLE RESPONSE:</text:p>
      <text:p text:style-name="P322"/>
      <text:p text:style-name="P285">{</text:p>
      <text:p text:style-name="P285"><text:s text:c="4"/>"success": true,</text:p>
      <text:p text:style-name="P285"><text:s text:c="4"/>"message": "Updated successfully."</text:p>
      <text:p text:style-name="P285">}</text:p>
      <text:p text:style-name="P285"/>
      <text:p text:style-name="P285"/>
      <text:p text:style-name="P328">4<text:span text:style-name="T111">6</text:span>) Customer – <text:span text:style-name="T111">Change Password</text:span></text:p>
      <text:p text:style-name="P328"/>
      <text:p text:style-name="P328"/>
      <text:p text:style-name="P307">URL:<text:a xlink:type="simple" xlink:href="http://127.0.0.1:8012/api/users/:id" text:style-name="Internet_20_link" text:visited-style-name="Visited_20_Internet_20_Link">http://127.0.0.1:8012/api/</text:a><text:span text:style-name="T112">change_password</text:span></text:p>
      <text:p text:style-name="P328"/>
      <text:p text:style-name="P312">METHOD:<text:span text:style-name="T113">POST</text:span></text:p>
      <text:p text:style-name="P312"/>
      <text:p text:style-name="P319">SAMPLE REQUEST:</text:p>
      <text:p text:style-name="P287">{</text:p>
      <text:p text:style-name="P287"><text:s text:c="8"/>"user_id": 2,</text:p>
      <text:p text:style-name="P287"><text:s text:c="8"/>"password": "123456",</text:p>
      <text:p text:style-name="P287"><text:s text:c="8"/>"confirm_password": "123456"</text:p>
      <text:p text:style-name="P287">}</text:p>
      <text:p text:style-name="P330"/>
      <text:p text:style-name="P330"/>
      <text:p text:style-name="P323">SAMPLE RESPONSE:</text:p>
      <text:p text:style-name="P323"/>
      <text:p text:style-name="P288">{</text:p>
      <text:p text:style-name="P288"><text:s text:c="4"/>"success": true,</text:p>
      <text:p text:style-name="P288"><text:s text:c="4"/>"message": "Password Updated Successfully"</text:p>
      <text:p text:style-name="P288">}</text:p>
      <text:p text:style-name="P288"/>
      <text:p text:style-name="P288"/>
      <text:p text:style-name="P332">47) Customer Logout</text:p>
      <text:p text:style-name="P288"/>
      <text:p text:style-name="P289"><text:span text:style-name="T2">URL:</text:span><text:a xlink:type="simple" xlink:href="http://127.0.0.1:8012/api/customer_logout" text:style-name="Internet_20_link" text:visited-style-name="Visited_20_Internet_20_Link"><text:span text:style-name="T7">http://127.0.0.1:8012/</text:span></text:a><text:a xlink:type="simple" xlink:href="http://127.0.0.1:8012/api/customer_logout" text:style-name="Internet_20_link" text:visited-style-name="Visited_20_Internet_20_Link"><text:span text:style-name="T2">api/customer_logout</text:span></text:a></text:p>
      <text:p text:style-name="P333">METHOD : POST</text:p>
      <text:p text:style-name="P333"/>
      <text:p text:style-name="P337">SAMPLE REQUEST</text:p>
      <text:p text:style-name="P340"/>
      <text:p text:style-name="P292">{</text:p>
      <text:p text:style-name="P292"><text:s/>"user_id": 2, <text:s text:c="7"/>"token":"eyJhbGciOiJIUzI1NiIsInR5cCI6IkpXVCJ9.eyJpZCI6IiQyYiQwNCQuLlVNQXovUHJtNGF2eTRrYlpGcHFPbEJuczI0OExBVnljTXBLdzNNMEViMUpORWlDQVViTyIsInRpbWUiOiIkMmIkMDQkQTJScTluTVdVbzNWYUg3UTMwMjQwZU1tTXA1T01HL1dCYmJGWUFRQk9zdVVqMmpIcExQcy4iLCJyX3Rva2VuIjoiVFM1MW9wd2huSTFiSkRJT3hwVUhCbFBUY012U3FVNkdQSmVXYUVvPSIsInN1cGVyX2FkbWluX3Rva2VuIjoiSGlNUmZuclZJbExZWHljRHRQeEhjdzVKWVJBPSIsInJvbGVfaWQiOiI1enhCeWFFblZvdXhZemZXT2ppcVZFdz0iLCJ1c2VyX2lkIjoiOHhwTC9yK0hLbnUwYldXQ3hiYW9OTVE9IiwiaWF0IjoxNTg5NjkzMTI2LCJleHAiOjE1ODk3MTQ3MjZ9.dAzOAZsqIEUWtc7vyj_7Zl159TCAhIsmXmrLRWx35pk"</text:p>
      <text:p text:style-name="P292">}</text:p>
      <text:p text:style-name="P340"/>
      <text:p text:style-name="P342">SAMPLE RESPONSE</text:p>
      <text:p text:style-name="P295">{</text:p>
      <text:p text:style-name="P295"><text:s text:c="4"/>"success": true,</text:p>
      <text:p text:style-name="P295"><text:s text:c="4"/>"message": "Logged out successfully..."</text:p>
      <text:p text:style-name="P295">}</text:p>
      <text:p text:style-name="P295"/>
      <text:p text:style-name="P344">48) Admin Logout</text:p>
      <text:p text:style-name="P344"/>
      <text:p text:style-name="P290"><text:span text:style-name="T2">URL:</text:span><text:a xlink:type="simple" xlink:href="http://127.0.0.1:8012/api/customer_logout" text:style-name="Internet_20_link" text:visited-style-name="Visited_20_Internet_20_Link"><text:span text:style-name="T7">http://127.0.0.1:8012/</text:span></text:a><text:a xlink:type="simple" xlink:href="http://127.0.0.1:8012/api/customer_logout" text:style-name="Internet_20_link" text:visited-style-name="Visited_20_Internet_20_Link"><text:span text:style-name="T2">api/logout</text:span></text:a></text:p>
      <text:p text:style-name="P334">METHOD : POST</text:p>
      <text:p text:style-name="P334"><text:soft-page-break/></text:p>
      <text:p text:style-name="P338">SAMPLE REQUEST</text:p>
      <text:p text:style-name="P341"/>
      <text:p text:style-name="P293">{</text:p>
      <text:p text:style-name="P293"><text:s/>"user_id": 2, <text:s text:c="7"/>"token":"eyJhbGciOiJIUzI1NiIsInR5cCI6IkpXVCJ9.eyJpZCI6IiQyYiQwNCQuLlVNQXovUHJtNGF2eTRrYlpGcHFPbEJuczI0OExBVnljTXBLdzNNMEViMUpORWlDQVViTyIsInRpbWUiOiIkMmIkMDQkQTJScTluTVdVbzNWYUg3UTMwMjQwZU1tTXA1T01HL1dCYmJGWUFRQk9zdVVqMmpIcExQcy4iLCJyX3Rva2VuIjoiVFM1MW9wd2huSTFiSkRJT3hwVUhCbFBUY012U3FVNkdQSmVXYUVvPSIsInN1cGVyX2FkbWluX3Rva2VuIjoiSGlNUmZuclZJbExZWHljRHRQeEhjdzVKWVJBPSIsInJvbGVfaWQiOiI1enhCeWFFblZvdXhZemZXT2ppcVZFdz0iLCJ1c2VyX2lkIjoiOHhwTC9yK0hLbnUwYldXQ3hiYW9OTVE9IiwiaWF0IjoxNTg5NjkzMTI2LCJleHAiOjE1ODk3MTQ3MjZ9.dAzOAZsqIEUWtc7vyj_7Zl159TCAhIsmXmrLRWx35pk"</text:p>
      <text:p text:style-name="P293">}</text:p>
      <text:p text:style-name="P341"/>
      <text:p text:style-name="P343">SAMPLE RESPONSE</text:p>
      <text:p text:style-name="P296">{</text:p>
      <text:p text:style-name="P296"><text:s text:c="4"/>"success": true,</text:p>
      <text:p text:style-name="P296"><text:s text:c="4"/>"message": "Logged out successfully..."</text:p>
      <text:p text:style-name="P296">}</text:p>
      <text:p text:style-name="P296"/>
      <text:p text:style-name="P296"/>
      <text:p text:style-name="P346">49) Event Status Update</text:p>
      <text:p text:style-name="P346"/>
      <text:p text:style-name="P345"/>
      <text:p text:style-name="P291"><text:span text:style-name="T2">URL:</text:span><text:a xlink:type="simple" xlink:href="http://127.0.0.1:8012/api/customer_logout" text:style-name="Internet_20_link" text:visited-style-name="Visited_20_Internet_20_Link"><text:span text:style-name="T7">http://127.0.0.1:8012/</text:span></text:a><text:span text:style-name="T8">api/update_event_status</text:span></text:p>
      <text:p text:style-name="P335">METHOD : POST</text:p>
      <text:p text:style-name="P335"/>
      <text:p text:style-name="P339">SAMPLE REQUEST:</text:p>
      <text:p text:style-name="P297">{</text:p>
      <text:p text:style-name="P297"><text:tab/>“event_id”:2,</text:p>
      <text:p text:style-name="P297"><text:tab/>“status”:”published” <text:s/>// published or declined </text:p>
      <text:p text:style-name="P297">}</text:p>
      <text:p text:style-name="P294"/>
      <text:p text:style-name="P294"/>
      <text:p text:style-name="P347">50) Email Logs</text:p>
      <text:p text:style-name="P347"/>
      <text:p text:style-name="P302"><text:span text:style-name="T9">URL:</text:span><text:a xlink:type="simple" xlink:href="http://127.0.0.1:8012/api/customer_logout" text:style-name="Internet_20_link" text:visited-style-name="Visited_20_Internet_20_Link"><text:span text:style-name="T7">http://127.0.0.1:8012/</text:span></text:a><text:span text:style-name="T8">api/email_logs</text:span></text:p>
      <text:p text:style-name="P336">METHOD : <text:span text:style-name="T114">GET</text:span></text:p>
      <text:p text:style-name="P336"/>
      <text:p text:style-name="P347">SAMPLE RESPONSE:</text:p>
      <text:p text:style-name="P298"/>
      <text:p text:style-name="P298">{</text:p>
      <text:p text:style-name="P298"><text:s text:c="4"/>"success": true,</text:p>
      <text:p text:style-name="P298"><text:s text:c="4"/>"data": [</text:p>
      <text:p text:style-name="P298"><text:s text:c="8"/>{</text:p>
      <text:p text:style-name="P298"><text:s text:c="12"/>"id": 4,</text:p>
      <text:p text:style-name="P298"><text:s text:c="12"/>"email": "damovenkatesh@gmail.com",</text:p>
      <text:p text:style-name="P298"><text:s text:c="12"/>"template_name": "event_book_ticket_buyer_invoice",</text:p>
      <text:p text:style-name="P298"><text:s text:c="12"/>"subject": "BuyUrTicket - Your Tickets Booked Successfully",</text:p>
      <text:p text:style-name="P298"><text:s text:c="12"/>"source": "default",</text:p>
      <text:p text:style-name="P298"><text:s text:c="12"/>"status": "failed",</text:p>
      <text:p text:style-name="P298"><text:s text:c="12"/>"createdAt": "2020-05-17T04:58:57.000Z",</text:p>
      <text:p text:style-name="P298"><text:s text:c="12"/>"updatedAt": "2020-05-17T04:58:57.000Z",</text:p>
      <text:p text:style-name="P298"><text:s text:c="12"/>"deletedAt": null</text:p>
      <text:p text:style-name="P298"><text:s text:c="8"/>},</text:p>
      <text:p text:style-name="P298"><text:s text:c="8"/>{</text:p>
      <text:p text:style-name="P298"><text:s text:c="12"/>"id": 3,</text:p>
      <text:p text:style-name="P298"><text:s text:c="12"/>"email": "damovenkatesh@gmail.com",</text:p>
      <text:p text:style-name="P298"><text:s text:c="12"/>"template_name": "event_book_ticket_buyer_invoice",</text:p>
      <text:p text:style-name="P298"><text:s text:c="12"/>"subject": "BuyUrTicket - Your Tickets Booked Successfully",</text:p>
      <text:p text:style-name="P298"><text:soft-page-break/><text:s text:c="12"/>"source": "default",</text:p>
      <text:p text:style-name="P298"><text:s text:c="12"/>"status": "success",</text:p>
      <text:p text:style-name="P298"><text:s text:c="12"/>"createdAt": "2020-05-17T04:27:25.000Z",</text:p>
      <text:p text:style-name="P298"><text:s text:c="12"/>"updatedAt": "2020-05-17T04:27:25.000Z",</text:p>
      <text:p text:style-name="P298"><text:s text:c="12"/>"deletedAt": null</text:p>
      <text:p text:style-name="P298"><text:s text:c="8"/>},</text:p>
      <text:p text:style-name="P298"><text:s text:c="8"/>{</text:p>
      <text:p text:style-name="P298"><text:s text:c="12"/>"id": 2,</text:p>
      <text:p text:style-name="P298"><text:s text:c="12"/>"email": "damovenkatesh@gmail.com",</text:p>
      <text:p text:style-name="P298"><text:s text:c="12"/>"template_name": "customer_register",</text:p>
      <text:p text:style-name="P298"><text:s text:c="12"/>"subject": "BuyUrTicket - Welcome",</text:p>
      <text:p text:style-name="P298"><text:s text:c="12"/>"source": "default",</text:p>
      <text:p text:style-name="P298"><text:s text:c="12"/>"status": "success",</text:p>
      <text:p text:style-name="P298"><text:s text:c="12"/>"createdAt": "2020-05-16T15:37:06.000Z",</text:p>
      <text:p text:style-name="P298"><text:s text:c="12"/>"updatedAt": "2020-05-16T15:37:06.000Z",</text:p>
      <text:p text:style-name="P298"><text:s text:c="12"/>"deletedAt": null</text:p>
      <text:p text:style-name="P298"><text:s text:c="8"/>},</text:p>
      <text:p text:style-name="P298"><text:s text:c="8"/>{</text:p>
      <text:p text:style-name="P298"><text:s text:c="12"/>"id": 1,</text:p>
      <text:p text:style-name="P298"><text:s text:c="12"/>"email": "damovenkatesh@gmail.com",</text:p>
      <text:p text:style-name="P298"><text:s text:c="12"/>"template_name": "event_book_ticket_buyer_invoice",</text:p>
      <text:p text:style-name="P298"><text:s text:c="12"/>"subject": "BuyUrTicket - Your Tickets Booked Successfully",</text:p>
      <text:p text:style-name="P298"><text:s text:c="12"/>"source": "default",</text:p>
      <text:p text:style-name="P298"><text:s text:c="12"/>"status": "success",</text:p>
      <text:p text:style-name="P298"><text:s text:c="12"/>"createdAt": "2020-05-16T15:35:42.000Z",</text:p>
      <text:p text:style-name="P298"><text:s text:c="12"/>"updatedAt": "2020-05-16T15:35:42.000Z",</text:p>
      <text:p text:style-name="P298"><text:s text:c="12"/>"deletedAt": null</text:p>
      <text:p text:style-name="P298"><text:s text:c="8"/>}</text:p>
      <text:p text:style-name="P298"><text:s text:c="4"/>],</text:p>
      <text:p text:style-name="P298"><text:s text:c="4"/>"count": 4</text:p>
      <text:p text:style-name="P298">}</text:p>
      <text:p text:style-name="P3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OpenSans" svg:font-family="OpenSans,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0T00:24:00.359528842</meta:creation-date>
    <dc:date>2020-05-17T15:15:46.054556327</dc:date>
    <meta:editing-duration>PT17H27M5S</meta:editing-duration>
    <meta:editing-cycles>133</meta:editing-cycles>
    <meta:generator>LibreOffice/5.1.6.2$Linux_X86_64 LibreOffice_project/10m0$Build-2</meta:generator>
    <meta:document-statistic meta:table-count="0" meta:image-count="0" meta:object-count="0" meta:page-count="37" meta:paragraph-count="1710" meta:word-count="4218" meta:character-count="53819" meta:non-whitespace-character-count="38988"/>
  </office:meta>
</office:document-meta>
</file>